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52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2cm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Output_20_for_20_Arduino_20_code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order-bottom="none" style:diagonal-bl-tr="none" style:diagonal-tl-br="none" fo:border-left="0.035cm solid #333333" fo:border-right="none" style:rotation-align="none" fo:border-top="0.035cm solid #333333"/>
      <style:map style:condition="cell-content()=1" style:apply-style-name="Excel_5f_CondFormat_5f_1_5f_1_5f_1" style:base-cell-address="Input.F3"/>
    </style:style>
    <style:style style:name="ce3" style:family="table-cell" style:parent-style-name="Default">
      <style:table-cell-properties fo:border-bottom="none" style:diagonal-bl-tr="none" style:diagonal-tl-br="none" fo:border-left="0.035cm solid #333333" fo:border-right="none" style:rotation-align="none" fo:border-top="none"/>
      <style:map style:condition="cell-content()=1" style:apply-style-name="Excel_5f_CondFormat_5f_1_5f_1_5f_1" style:base-cell-address="Input.F3"/>
    </style:style>
    <style:style style:name="ce4" style:family="table-cell" style:parent-style-name="Default">
      <style:table-cell-properties fo:border-bottom="0.035cm solid #333333" style:diagonal-bl-tr="none" style:diagonal-tl-br="none" fo:border-left="0.035cm solid #333333" fo:border-right="none" style:rotation-align="none" fo:border-top="none"/>
      <style:map style:condition="cell-content()=1" style:apply-style-name="Excel_5f_CondFormat_5f_1_5f_1_5f_1" style:base-cell-address="Input.F3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0.035cm solid #333333"/>
      <style:map style:condition="cell-content()=1" style:apply-style-name="Excel_5f_CondFormat_5f_1_5f_1_5f_1" style:base-cell-address="Input.F3"/>
    </style:style>
    <style:style style:name="ce6" style:family="table-cell" style:parent-style-name="Default">
      <style:table-cell-properties style:diagonal-bl-tr="none" style:diagonal-tl-br="none" fo:border="none" style:rotation-align="none"/>
      <style:map style:condition="cell-content()=1" style:apply-style-name="Excel_5f_CondFormat_5f_1_5f_1_5f_1" style:base-cell-address="Input.F3"/>
    </style:style>
    <style:style style:name="ce7" style:family="table-cell" style:parent-style-name="Default">
      <style:table-cell-properties fo:border-bottom="0.035cm solid #333333" style:diagonal-bl-tr="none" style:diagonal-tl-br="none" fo:border-left="none" fo:border-right="none" style:rotation-align="none" fo:border-top="none"/>
      <style:map style:condition="cell-content()=1" style:apply-style-name="Excel_5f_CondFormat_5f_1_5f_1_5f_1" style:base-cell-address="Input.F3"/>
    </style:style>
    <style:style style:name="ce8" style:family="table-cell" style:parent-style-name="Default">
      <style:table-cell-properties fo:border-bottom="none" style:diagonal-bl-tr="none" style:diagonal-tl-br="none" fo:border-left="none" fo:border-right="0.035cm solid #333333" style:rotation-align="none" fo:border-top="0.035cm solid #333333"/>
      <style:map style:condition="cell-content()=1" style:apply-style-name="Excel_5f_CondFormat_5f_1_5f_1_5f_1" style:base-cell-address="Input.F3"/>
    </style:style>
    <style:style style:name="ce9" style:family="table-cell" style:parent-style-name="Default">
      <style:table-cell-properties fo:border-bottom="none" style:diagonal-bl-tr="none" style:diagonal-tl-br="none" fo:border-left="none" fo:border-right="0.035cm solid #333333" style:rotation-align="none" fo:border-top="none"/>
      <style:map style:condition="cell-content()=1" style:apply-style-name="Excel_5f_CondFormat_5f_1_5f_1_5f_1" style:base-cell-address="Input.F3"/>
    </style:style>
    <style:style style:name="ce10" style:family="table-cell" style:parent-style-name="Default">
      <style:table-cell-properties fo:border-bottom="0.035cm solid #333333" style:diagonal-bl-tr="none" style:diagonal-tl-br="none" fo:border-left="none" fo:border-right="0.035cm solid #333333" style:rotation-align="none" fo:border-top="none"/>
      <style:map style:condition="cell-content()=1" style:apply-style-name="Excel_5f_CondFormat_5f_1_5f_1_5f_1" style:base-cell-address="Input.F3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  <style:map style:condition="cell-content()=1" style:apply-style-name="Excel_5f_CondFormat_5f_1_5f_1_5f_1" style:base-cell-address="Input.F3"/>
    </style:style>
    <style:style style:name="ce12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map style:condition="cell-content()=1" style:apply-style-name="Excel_5f_CondFormat_5f_1_5f_1_5f_1" style:base-cell-address="Input.F3"/>
    </style:style>
    <style:style style:name="ce13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  <style:map style:condition="cell-content()=1" style:apply-style-name="Excel_5f_CondFormat_5f_1_5f_1_5f_1" style:base-cell-address="Input.F3"/>
    </style:style>
    <style:style style:name="ce14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none"/>
      <style:map style:condition="cell-content()=1" style:apply-style-name="Excel_5f_CondFormat_5f_1_5f_1_5f_1" style:base-cell-address="Input.F3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  <style:map style:condition="cell-content()=1" style:apply-style-name="Excel_5f_CondFormat_5f_1_5f_1_5f_1" style:base-cell-address="Input.F3"/>
    </style:style>
    <style:style style:name="ce16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none"/>
      <style:map style:condition="cell-content()=1" style:apply-style-name="Excel_5f_CondFormat_5f_1_5f_1_5f_1" style:base-cell-address="Input.F3"/>
    </style:style>
    <style:style style:name="ce17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02cm solid #000000"/>
      <style:map style:condition="cell-content()=1" style:apply-style-name="Excel_5f_CondFormat_5f_1_5f_1_5f_1" style:base-cell-address="Input.F3"/>
    </style:style>
    <style:style style:name="ce18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  <style:map style:condition="cell-content()=1" style:apply-style-name="Excel_5f_CondFormat_5f_1_5f_1_5f_1" style:base-cell-address="Input.F3"/>
    </style:style>
    <style:style style:name="ce19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none"/>
      <style:map style:condition="cell-content()=1" style:apply-style-name="Excel_5f_CondFormat_5f_1_5f_1_5f_1" style:base-cell-address="Input.F3"/>
    </style:style>
  </office:automatic-styles>
  <office:body>
    <office:spreadsheet>
      <table:calculation-settings table:case-sensitive="false" table:automatic-find-labels="false" table:use-regular-expressions="false"/>
      <table:table table:name="Input" table:style-name="ta1" table:print="false">
        <office:forms form:automatic-focus="false" form:apply-design-mode="false"/>
        <table:table-column table:style-name="co1" table:number-columns-repeated="579" table:default-cell-style-name="Default"/>
        <table:table-row table:style-name="ro1">
          <table:table-cell table:number-columns-repeated="5"/>
          <table:table-cell office:value-type="float" office:value="32">
            <text:p>32</text:p>
          </table:table-cell>
          <table:table-cell table:formula="of:=VLOOKUP([.F1];[$'Output for Arduino code'.$C$1:.$D$118];2;0)" office:value-type="string" office:string-value=" Space">
            <text:p><text:s/>Space</text:p>
          </table:table-cell>
          <table:table-cell table:number-columns-repeated="4"/>
          <table:table-cell table:style-name="ce1" table:formula="of:=[.F1]+1" office:value-type="float" office:value="33">
            <text:p>33</text:p>
          </table:table-cell>
          <table:table-cell table:formula="of:=VLOOKUP([.L1];[$'Output for Arduino code'.$C$1:.$D$118];2;0)" office:value-type="string" office:string-value=" !">
            <text:p><text:s/>!</text:p>
          </table:table-cell>
          <table:table-cell table:number-columns-repeated="4"/>
          <table:table-cell table:style-name="ce1" table:formula="of:=[.L1]+1" office:value-type="float" office:value="34">
            <text:p>34</text:p>
          </table:table-cell>
          <table:table-cell table:formula="of:=VLOOKUP([.R1];[$'Output for Arduino code'.$C$1:.$D$118];2;0)" office:value-type="string" office:string-value=" &quot;">
            <text:p><text:s/>"</text:p>
          </table:table-cell>
          <table:table-cell table:number-columns-repeated="4"/>
          <table:table-cell table:style-name="ce1" table:formula="of:=[.R1]+1" office:value-type="float" office:value="35">
            <text:p>35</text:p>
          </table:table-cell>
          <table:table-cell table:formula="of:=VLOOKUP([.X1];[$'Output for Arduino code'.$C$1:.$D$118];2;0)" office:value-type="string" office:string-value=" #">
            <text:p><text:s/>#</text:p>
          </table:table-cell>
          <table:table-cell table:number-columns-repeated="4"/>
          <table:table-cell table:style-name="ce1" table:formula="of:=[.X1]+1" office:value-type="float" office:value="36">
            <text:p>36</text:p>
          </table:table-cell>
          <table:table-cell table:formula="of:=VLOOKUP([.AD1];[$'Output for Arduino code'.$C$1:.$D$118];2;0)" office:value-type="string" office:string-value=" $">
            <text:p><text:s/>$</text:p>
          </table:table-cell>
          <table:table-cell table:number-columns-repeated="4"/>
          <table:table-cell table:style-name="ce1" table:formula="of:=[.AD1]+1" office:value-type="float" office:value="37">
            <text:p>37</text:p>
          </table:table-cell>
          <table:table-cell table:formula="of:=VLOOKUP([.AJ1];[$'Output for Arduino code'.$C$1:.$D$118];2;0)" office:value-type="string" office:string-value=" %">
            <text:p><text:s/>%</text:p>
          </table:table-cell>
          <table:table-cell table:number-columns-repeated="4"/>
          <table:table-cell table:style-name="ce1" table:formula="of:=[.AJ1]+1" office:value-type="float" office:value="38">
            <text:p>38</text:p>
          </table:table-cell>
          <table:table-cell table:formula="of:=VLOOKUP([.AP1];[$'Output for Arduino code'.$C$1:.$D$118];2;0)" office:value-type="string" office:string-value=" &amp;">
            <text:p><text:s/>&amp;</text:p>
          </table:table-cell>
          <table:table-cell table:number-columns-repeated="4"/>
          <table:table-cell table:style-name="ce1" table:formula="of:=[.AP1]+1" office:value-type="float" office:value="39">
            <text:p>39</text:p>
          </table:table-cell>
          <table:table-cell table:formula="of:=VLOOKUP([.AV1];[$'Output for Arduino code'.$C$1:.$D$118];2;0)" office:value-type="string" office:string-value=" '">
            <text:p><text:s/>'</text:p>
          </table:table-cell>
          <table:table-cell table:number-columns-repeated="4"/>
          <table:table-cell table:style-name="ce1" table:formula="of:=[.AV1]+1" office:value-type="float" office:value="40">
            <text:p>40</text:p>
          </table:table-cell>
          <table:table-cell table:formula="of:=VLOOKUP([.BB1];[$'Output for Arduino code'.$C$1:.$D$118];2;0)" office:value-type="string" office:string-value=" (">
            <text:p><text:s/>(</text:p>
          </table:table-cell>
          <table:table-cell table:number-columns-repeated="4"/>
          <table:table-cell table:style-name="ce1" table:formula="of:=[.BB1]+1" office:value-type="float" office:value="41">
            <text:p>41</text:p>
          </table:table-cell>
          <table:table-cell table:formula="of:=VLOOKUP([.BH1];[$'Output for Arduino code'.$C$1:.$D$118];2;0)" office:value-type="string" office:string-value=" )">
            <text:p><text:s/>)</text:p>
          </table:table-cell>
          <table:table-cell table:number-columns-repeated="4"/>
          <table:table-cell table:style-name="ce1" table:formula="of:=[.BH1]+1" office:value-type="float" office:value="42">
            <text:p>42</text:p>
          </table:table-cell>
          <table:table-cell table:formula="of:=VLOOKUP([.BN1];[$'Output for Arduino code'.$C$1:.$D$118];2;0)" office:value-type="string" office:string-value=" *">
            <text:p><text:s/>*</text:p>
          </table:table-cell>
          <table:table-cell table:number-columns-repeated="4"/>
          <table:table-cell table:style-name="ce1" table:formula="of:=[.BN1]+1" office:value-type="float" office:value="43">
            <text:p>43</text:p>
          </table:table-cell>
          <table:table-cell table:formula="of:=VLOOKUP([.BT1];[$'Output for Arduino code'.$C$1:.$D$118];2;0)" office:value-type="string" office:string-value=" +">
            <text:p><text:s/>+</text:p>
          </table:table-cell>
          <table:table-cell table:number-columns-repeated="4"/>
          <table:table-cell table:style-name="ce1" table:formula="of:=[.BT1]+1" office:value-type="float" office:value="44">
            <text:p>44</text:p>
          </table:table-cell>
          <table:table-cell table:formula="of:=VLOOKUP([.BZ1];[$'Output for Arduino code'.$C$1:.$D$118];2;0)" office:value-type="string" office:string-value=" ,">
            <text:p><text:s/>,</text:p>
          </table:table-cell>
          <table:table-cell table:number-columns-repeated="4"/>
          <table:table-cell table:style-name="ce1" table:formula="of:=[.BZ1]+1" office:value-type="float" office:value="45">
            <text:p>45</text:p>
          </table:table-cell>
          <table:table-cell table:formula="of:=VLOOKUP([.CF1];[$'Output for Arduino code'.$C$1:.$D$118];2;0)" office:value-type="string" office:string-value=" -">
            <text:p><text:s/>-</text:p>
          </table:table-cell>
          <table:table-cell table:number-columns-repeated="4"/>
          <table:table-cell table:style-name="ce1" table:formula="of:=[.CF1]+1" office:value-type="float" office:value="46">
            <text:p>46</text:p>
          </table:table-cell>
          <table:table-cell table:formula="of:=VLOOKUP([.CL1];[$'Output for Arduino code'.$C$1:.$D$118];2;0)" office:value-type="string" office:string-value=" .">
            <text:p><text:s/>.</text:p>
          </table:table-cell>
          <table:table-cell table:number-columns-repeated="4"/>
          <table:table-cell table:style-name="ce1" table:formula="of:=[.CL1]+1" office:value-type="float" office:value="47">
            <text:p>47</text:p>
          </table:table-cell>
          <table:table-cell table:formula="of:=VLOOKUP([.CR1];[$'Output for Arduino code'.$C$1:.$D$118];2;0)" office:value-type="string" office:string-value=" ">
            <text:p><text:s/></text:p>
          </table:table-cell>
          <table:table-cell table:number-columns-repeated="4"/>
          <table:table-cell table:style-name="ce1" table:formula="of:=[.CR1]+1" office:value-type="float" office:value="48">
            <text:p>48</text:p>
          </table:table-cell>
          <table:table-cell table:formula="of:=VLOOKUP([.CX1];[$'Output for Arduino code'.$C$1:.$D$118];2;0)" office:value-type="string" office:string-value=" 0">
            <text:p><text:s/>0</text:p>
          </table:table-cell>
          <table:table-cell table:number-columns-repeated="4"/>
          <table:table-cell table:style-name="ce1" table:formula="of:=[.CX1]+1" office:value-type="float" office:value="49">
            <text:p>49</text:p>
          </table:table-cell>
          <table:table-cell table:formula="of:=VLOOKUP([.DD1];[$'Output for Arduino code'.$C$1:.$D$118];2;0)" office:value-type="string" office:string-value=" 1">
            <text:p><text:s/>1</text:p>
          </table:table-cell>
          <table:table-cell table:number-columns-repeated="4"/>
          <table:table-cell table:style-name="ce1" table:formula="of:=[.DD1]+1" office:value-type="float" office:value="50">
            <text:p>50</text:p>
          </table:table-cell>
          <table:table-cell table:formula="of:=VLOOKUP([.DJ1];[$'Output for Arduino code'.$C$1:.$D$118];2;0)" office:value-type="string" office:string-value=" 2">
            <text:p><text:s/>2</text:p>
          </table:table-cell>
          <table:table-cell table:number-columns-repeated="4"/>
          <table:table-cell table:style-name="ce1" table:formula="of:=[.DJ1]+1" office:value-type="float" office:value="51">
            <text:p>51</text:p>
          </table:table-cell>
          <table:table-cell table:formula="of:=VLOOKUP([.DP1];[$'Output for Arduino code'.$C$1:.$D$118];2;0)" office:value-type="string" office:string-value=" 3">
            <text:p><text:s/>3</text:p>
          </table:table-cell>
          <table:table-cell table:number-columns-repeated="4"/>
          <table:table-cell table:style-name="ce1" table:formula="of:=[.DP1]+1" office:value-type="float" office:value="52">
            <text:p>52</text:p>
          </table:table-cell>
          <table:table-cell table:formula="of:=VLOOKUP([.DV1];[$'Output for Arduino code'.$C$1:.$D$118];2;0)" office:value-type="string" office:string-value=" 4">
            <text:p><text:s/>4</text:p>
          </table:table-cell>
          <table:table-cell table:number-columns-repeated="4"/>
          <table:table-cell table:style-name="ce1" table:formula="of:=[.DV1]+1" office:value-type="float" office:value="53">
            <text:p>53</text:p>
          </table:table-cell>
          <table:table-cell table:formula="of:=VLOOKUP([.EB1];[$'Output for Arduino code'.$C$1:.$D$118];2;0)" office:value-type="string" office:string-value=" 5">
            <text:p><text:s/>5</text:p>
          </table:table-cell>
          <table:table-cell table:number-columns-repeated="4"/>
          <table:table-cell table:style-name="ce1" table:formula="of:=[.EB1]+1" office:value-type="float" office:value="54">
            <text:p>54</text:p>
          </table:table-cell>
          <table:table-cell table:formula="of:=VLOOKUP([.EH1];[$'Output for Arduino code'.$C$1:.$D$118];2;0)" office:value-type="string" office:string-value=" 6">
            <text:p><text:s/>6</text:p>
          </table:table-cell>
          <table:table-cell table:number-columns-repeated="4"/>
          <table:table-cell table:style-name="ce1" table:formula="of:=[.EH1]+1" office:value-type="float" office:value="55">
            <text:p>55</text:p>
          </table:table-cell>
          <table:table-cell table:formula="of:=VLOOKUP([.EN1];[$'Output for Arduino code'.$C$1:.$D$118];2;0)" office:value-type="string" office:string-value=" 7">
            <text:p><text:s/>7</text:p>
          </table:table-cell>
          <table:table-cell table:number-columns-repeated="4"/>
          <table:table-cell table:style-name="ce1" table:formula="of:=[.EN1]+1" office:value-type="float" office:value="56">
            <text:p>56</text:p>
          </table:table-cell>
          <table:table-cell table:formula="of:=VLOOKUP([.ET1];[$'Output for Arduino code'.$C$1:.$D$118];2;0)" office:value-type="string" office:string-value=" 8">
            <text:p><text:s/>8</text:p>
          </table:table-cell>
          <table:table-cell table:number-columns-repeated="4"/>
          <table:table-cell table:style-name="ce1" table:formula="of:=[.ET1]+1" office:value-type="float" office:value="57">
            <text:p>57</text:p>
          </table:table-cell>
          <table:table-cell table:formula="of:=VLOOKUP([.EZ1];[$'Output for Arduino code'.$C$1:.$D$118];2;0)" office:value-type="string" office:string-value=" 9">
            <text:p><text:s/>9</text:p>
          </table:table-cell>
          <table:table-cell table:number-columns-repeated="4"/>
          <table:table-cell table:style-name="ce1" table:formula="of:=[.EZ1]+1" office:value-type="float" office:value="58">
            <text:p>58</text:p>
          </table:table-cell>
          <table:table-cell table:formula="of:=VLOOKUP([.FF1];[$'Output for Arduino code'.$C$1:.$D$118];2;0)" office:value-type="string" office:string-value=" :">
            <text:p><text:s/>:</text:p>
          </table:table-cell>
          <table:table-cell table:number-columns-repeated="4"/>
          <table:table-cell table:style-name="ce1" table:formula="of:=[.FF1]+1" office:value-type="float" office:value="59">
            <text:p>59</text:p>
          </table:table-cell>
          <table:table-cell table:formula="of:=VLOOKUP([.FL1];[$'Output for Arduino code'.$C$1:.$D$118];2;0)" office:value-type="string" office:string-value=" ;">
            <text:p><text:s/>;</text:p>
          </table:table-cell>
          <table:table-cell table:number-columns-repeated="4"/>
          <table:table-cell table:style-name="ce1" table:formula="of:=[.FL1]+1" office:value-type="float" office:value="60">
            <text:p>60</text:p>
          </table:table-cell>
          <table:table-cell table:formula="of:=VLOOKUP([.FR1];[$'Output for Arduino code'.$C$1:.$D$118];2;0)" office:value-type="string" office:string-value=" &lt;">
            <text:p><text:s/>&lt;</text:p>
          </table:table-cell>
          <table:table-cell table:number-columns-repeated="4"/>
          <table:table-cell table:style-name="ce1" table:formula="of:=[.FR1]+1" office:value-type="float" office:value="61">
            <text:p>61</text:p>
          </table:table-cell>
          <table:table-cell table:formula="of:=VLOOKUP([.FX1];[$'Output for Arduino code'.$C$1:.$D$118];2;0)" office:value-type="string" office:string-value=" =">
            <text:p><text:s/>=</text:p>
          </table:table-cell>
          <table:table-cell table:number-columns-repeated="4"/>
          <table:table-cell table:style-name="ce1" table:formula="of:=[.FX1]+1" office:value-type="float" office:value="62">
            <text:p>62</text:p>
          </table:table-cell>
          <table:table-cell table:formula="of:=VLOOKUP([.GD1];[$'Output for Arduino code'.$C$1:.$D$118];2;0)" office:value-type="string" office:string-value=" &gt;">
            <text:p><text:s/>&gt;</text:p>
          </table:table-cell>
          <table:table-cell table:number-columns-repeated="4"/>
          <table:table-cell table:style-name="ce1" table:formula="of:=[.GD1]+1" office:value-type="float" office:value="63">
            <text:p>63</text:p>
          </table:table-cell>
          <table:table-cell table:formula="of:=VLOOKUP([.GJ1];[$'Output for Arduino code'.$C$1:.$D$118];2;0)" office:value-type="string" office:string-value=" ?">
            <text:p><text:s/>?</text:p>
          </table:table-cell>
          <table:table-cell table:number-columns-repeated="4"/>
          <table:table-cell table:style-name="ce1" table:formula="of:=[.GJ1]+1" office:value-type="float" office:value="64">
            <text:p>64</text:p>
          </table:table-cell>
          <table:table-cell table:formula="of:=VLOOKUP([.GP1];[$'Output for Arduino code'.$C$1:.$D$118];2;0)" office:value-type="string" office:string-value=" @">
            <text:p><text:s/>@</text:p>
          </table:table-cell>
          <table:table-cell table:number-columns-repeated="4"/>
          <table:table-cell table:style-name="ce1" table:formula="of:=[.GP1]+1" office:value-type="float" office:value="65">
            <text:p>65</text:p>
          </table:table-cell>
          <table:table-cell table:formula="of:=VLOOKUP([.GV1];[$'Output for Arduino code'.$C$1:.$D$118];2;0)" office:value-type="string" office:string-value=" A">
            <text:p><text:s/>A</text:p>
          </table:table-cell>
          <table:table-cell table:number-columns-repeated="4"/>
          <table:table-cell table:style-name="ce1" table:formula="of:=[.GV1]+1" office:value-type="float" office:value="66">
            <text:p>66</text:p>
          </table:table-cell>
          <table:table-cell table:formula="of:=VLOOKUP([.HB1];[$'Output for Arduino code'.$C$1:.$D$118];2;0)" office:value-type="string" office:string-value=" B">
            <text:p><text:s/>B</text:p>
          </table:table-cell>
          <table:table-cell table:number-columns-repeated="4"/>
          <table:table-cell table:style-name="ce1" table:formula="of:=[.HB1]+1" office:value-type="float" office:value="67">
            <text:p>67</text:p>
          </table:table-cell>
          <table:table-cell table:formula="of:=VLOOKUP([.HH1];[$'Output for Arduino code'.$C$1:.$D$118];2;0)" office:value-type="string" office:string-value=" C">
            <text:p><text:s/>C</text:p>
          </table:table-cell>
          <table:table-cell table:number-columns-repeated="4"/>
          <table:table-cell table:style-name="ce1" table:formula="of:=[.HH1]+1" office:value-type="float" office:value="68">
            <text:p>68</text:p>
          </table:table-cell>
          <table:table-cell table:formula="of:=VLOOKUP([.HN1];[$'Output for Arduino code'.$C$1:.$D$118];2;0)" office:value-type="string" office:string-value=" D">
            <text:p><text:s/>D</text:p>
          </table:table-cell>
          <table:table-cell table:number-columns-repeated="4"/>
          <table:table-cell table:style-name="ce1" table:formula="of:=[.HN1]+1" office:value-type="float" office:value="69">
            <text:p>69</text:p>
          </table:table-cell>
          <table:table-cell table:formula="of:=VLOOKUP([.HT1];[$'Output for Arduino code'.$C$1:.$D$118];2;0)" office:value-type="string" office:string-value=" E">
            <text:p><text:s/>E</text:p>
          </table:table-cell>
          <table:table-cell table:number-columns-repeated="4"/>
          <table:table-cell table:style-name="ce1" table:formula="of:=[.HT1]+1" office:value-type="float" office:value="70">
            <text:p>70</text:p>
          </table:table-cell>
          <table:table-cell table:formula="of:=VLOOKUP([.HZ1];[$'Output for Arduino code'.$C$1:.$D$118];2;0)" office:value-type="string" office:string-value=" F">
            <text:p><text:s/>F</text:p>
          </table:table-cell>
          <table:table-cell table:number-columns-repeated="4"/>
          <table:table-cell table:style-name="ce1" table:formula="of:=[.HZ1]+1" office:value-type="float" office:value="71">
            <text:p>71</text:p>
          </table:table-cell>
          <table:table-cell table:formula="of:=VLOOKUP([.IF1];[$'Output for Arduino code'.$C$1:.$D$118];2;0)" office:value-type="string" office:string-value=" G">
            <text:p><text:s/>G</text:p>
          </table:table-cell>
          <table:table-cell table:number-columns-repeated="4"/>
          <table:table-cell table:style-name="ce1" table:formula="of:=[.IF1]+1" office:value-type="float" office:value="72">
            <text:p>72</text:p>
          </table:table-cell>
          <table:table-cell table:formula="of:=VLOOKUP([.IL1];[$'Output for Arduino code'.$C$1:.$D$118];2;0)" office:value-type="string" office:string-value=" H">
            <text:p><text:s/>H</text:p>
          </table:table-cell>
          <table:table-cell table:number-columns-repeated="4"/>
          <table:table-cell table:style-name="ce1" table:formula="of:=[.IL1]+1" office:value-type="float" office:value="73">
            <text:p>73</text:p>
          </table:table-cell>
          <table:table-cell table:formula="of:=VLOOKUP([.IR1];[$'Output for Arduino code'.$C$1:.$D$118];2;0)" office:value-type="string" office:string-value=" I">
            <text:p><text:s/>I</text:p>
          </table:table-cell>
          <table:table-cell table:number-columns-repeated="4"/>
          <table:table-cell table:style-name="ce1" table:formula="of:=[.IR1]+1" office:value-type="float" office:value="74">
            <text:p>74</text:p>
          </table:table-cell>
          <table:table-cell table:formula="of:=VLOOKUP([.IX1];[$'Output for Arduino code'.$C$1:.$D$118];2;0)" office:value-type="string" office:string-value=" J">
            <text:p><text:s/>J</text:p>
          </table:table-cell>
          <table:table-cell table:number-columns-repeated="4"/>
          <table:table-cell table:style-name="ce1" table:formula="of:=[.IX1]+1" office:value-type="float" office:value="75">
            <text:p>75</text:p>
          </table:table-cell>
          <table:table-cell table:formula="of:=VLOOKUP([.JD1];[$'Output for Arduino code'.$C$1:.$D$118];2;0)" office:value-type="string" office:string-value=" K">
            <text:p><text:s/>K</text:p>
          </table:table-cell>
          <table:table-cell table:number-columns-repeated="4"/>
          <table:table-cell table:style-name="ce1" table:formula="of:=[.JD1]+1" office:value-type="float" office:value="76">
            <text:p>76</text:p>
          </table:table-cell>
          <table:table-cell table:formula="of:=VLOOKUP([.JJ1];[$'Output for Arduino code'.$C$1:.$D$118];2;0)" office:value-type="string" office:string-value=" L">
            <text:p><text:s/>L</text:p>
          </table:table-cell>
          <table:table-cell table:number-columns-repeated="4"/>
          <table:table-cell table:style-name="ce1" table:formula="of:=[.JJ1]+1" office:value-type="float" office:value="77">
            <text:p>77</text:p>
          </table:table-cell>
          <table:table-cell table:formula="of:=VLOOKUP([.JP1];[$'Output for Arduino code'.$C$1:.$D$118];2;0)" office:value-type="string" office:string-value=" M">
            <text:p><text:s/>M</text:p>
          </table:table-cell>
          <table:table-cell table:number-columns-repeated="4"/>
          <table:table-cell table:style-name="ce1" table:formula="of:=[.JP1]+1" office:value-type="float" office:value="78">
            <text:p>78</text:p>
          </table:table-cell>
          <table:table-cell table:formula="of:=VLOOKUP([.JV1];[$'Output for Arduino code'.$C$1:.$D$118];2;0)" office:value-type="string" office:string-value=" N">
            <text:p><text:s/>N</text:p>
          </table:table-cell>
          <table:table-cell table:number-columns-repeated="4"/>
          <table:table-cell table:style-name="ce1" table:formula="of:=[.JV1]+1" office:value-type="float" office:value="79">
            <text:p>79</text:p>
          </table:table-cell>
          <table:table-cell table:formula="of:=VLOOKUP([.KB1];[$'Output for Arduino code'.$C$1:.$D$118];2;0)" office:value-type="string" office:string-value=" O">
            <text:p><text:s/>O</text:p>
          </table:table-cell>
          <table:table-cell table:number-columns-repeated="4"/>
          <table:table-cell table:style-name="ce1" table:formula="of:=[.KB1]+1" office:value-type="float" office:value="80">
            <text:p>80</text:p>
          </table:table-cell>
          <table:table-cell table:formula="of:=VLOOKUP([.KH1];[$'Output for Arduino code'.$C$1:.$D$118];2;0)" office:value-type="string" office:string-value=" P">
            <text:p><text:s/>P</text:p>
          </table:table-cell>
          <table:table-cell table:number-columns-repeated="4"/>
          <table:table-cell table:style-name="ce1" table:formula="of:=[.KH1]+1" office:value-type="float" office:value="81">
            <text:p>81</text:p>
          </table:table-cell>
          <table:table-cell table:formula="of:=VLOOKUP([.KN1];[$'Output for Arduino code'.$C$1:.$D$118];2;0)" office:value-type="string" office:string-value=" Q">
            <text:p><text:s/>Q</text:p>
          </table:table-cell>
          <table:table-cell table:number-columns-repeated="4"/>
          <table:table-cell table:style-name="ce1" table:formula="of:=[.KN1]+1" office:value-type="float" office:value="82">
            <text:p>82</text:p>
          </table:table-cell>
          <table:table-cell table:formula="of:=VLOOKUP([.KT1];[$'Output for Arduino code'.$C$1:.$D$118];2;0)" office:value-type="string" office:string-value=" R">
            <text:p><text:s/>R</text:p>
          </table:table-cell>
          <table:table-cell table:number-columns-repeated="4"/>
          <table:table-cell table:style-name="ce1" table:formula="of:=[.KT1]+1" office:value-type="float" office:value="83">
            <text:p>83</text:p>
          </table:table-cell>
          <table:table-cell table:formula="of:=VLOOKUP([.KZ1];[$'Output for Arduino code'.$C$1:.$D$118];2;0)" office:value-type="string" office:string-value=" S">
            <text:p><text:s/>S</text:p>
          </table:table-cell>
          <table:table-cell table:number-columns-repeated="4"/>
          <table:table-cell table:style-name="ce1" table:formula="of:=[.KZ1]+1" office:value-type="float" office:value="84">
            <text:p>84</text:p>
          </table:table-cell>
          <table:table-cell table:formula="of:=VLOOKUP([.LF1];[$'Output for Arduino code'.$C$1:.$D$118];2;0)" office:value-type="string" office:string-value=" T">
            <text:p><text:s/>T</text:p>
          </table:table-cell>
          <table:table-cell table:number-columns-repeated="4"/>
          <table:table-cell table:style-name="ce1" table:formula="of:=[.LF1]+1" office:value-type="float" office:value="85">
            <text:p>85</text:p>
          </table:table-cell>
          <table:table-cell table:formula="of:=VLOOKUP([.LL1];[$'Output for Arduino code'.$C$1:.$D$118];2;0)" office:value-type="string" office:string-value=" U">
            <text:p><text:s/>U</text:p>
          </table:table-cell>
          <table:table-cell table:number-columns-repeated="4"/>
          <table:table-cell table:style-name="ce1" table:formula="of:=[.LL1]+1" office:value-type="float" office:value="86">
            <text:p>86</text:p>
          </table:table-cell>
          <table:table-cell table:formula="of:=VLOOKUP([.LR1];[$'Output for Arduino code'.$C$1:.$D$118];2;0)" office:value-type="string" office:string-value=" V">
            <text:p><text:s/>V</text:p>
          </table:table-cell>
          <table:table-cell table:number-columns-repeated="4"/>
          <table:table-cell table:style-name="ce1" table:formula="of:=[.LR1]+1" office:value-type="float" office:value="87">
            <text:p>87</text:p>
          </table:table-cell>
          <table:table-cell table:formula="of:=VLOOKUP([.LX1];[$'Output for Arduino code'.$C$1:.$D$118];2;0)" office:value-type="string" office:string-value=" W">
            <text:p><text:s/>W</text:p>
          </table:table-cell>
          <table:table-cell table:number-columns-repeated="4"/>
          <table:table-cell table:style-name="ce1" table:formula="of:=[.LX1]+1" office:value-type="float" office:value="88">
            <text:p>88</text:p>
          </table:table-cell>
          <table:table-cell table:formula="of:=VLOOKUP([.MD1];[$'Output for Arduino code'.$C$1:.$D$118];2;0)" office:value-type="string" office:string-value=" X">
            <text:p><text:s/>X</text:p>
          </table:table-cell>
          <table:table-cell table:number-columns-repeated="4"/>
          <table:table-cell table:style-name="ce1" table:formula="of:=[.MD1]+1" office:value-type="float" office:value="89">
            <text:p>89</text:p>
          </table:table-cell>
          <table:table-cell table:formula="of:=VLOOKUP([.MJ1];[$'Output for Arduino code'.$C$1:.$D$118];2;0)" office:value-type="string" office:string-value=" Y">
            <text:p><text:s/>Y</text:p>
          </table:table-cell>
          <table:table-cell table:number-columns-repeated="4"/>
          <table:table-cell table:style-name="ce1" table:formula="of:=[.MJ1]+1" office:value-type="float" office:value="90">
            <text:p>90</text:p>
          </table:table-cell>
          <table:table-cell table:formula="of:=VLOOKUP([.MP1];[$'Output for Arduino code'.$C$1:.$D$118];2;0)" office:value-type="string" office:string-value=" Z">
            <text:p><text:s/>Z</text:p>
          </table:table-cell>
          <table:table-cell table:number-columns-repeated="4"/>
          <table:table-cell table:style-name="ce1" table:formula="of:=[.MP1]+1" office:value-type="float" office:value="91">
            <text:p>91</text:p>
          </table:table-cell>
          <table:table-cell table:formula="of:=VLOOKUP([.MV1];[$'Output for Arduino code'.$C$1:.$D$118];2;0)" office:value-type="string" office:string-value=" [">
            <text:p><text:s/>[</text:p>
          </table:table-cell>
          <table:table-cell table:number-columns-repeated="4"/>
          <table:table-cell table:style-name="ce1" table:formula="of:=[.MV1]+1" office:value-type="float" office:value="92">
            <text:p>92</text:p>
          </table:table-cell>
          <table:table-cell table:formula="of:=VLOOKUP([.NB1];[$'Output for Arduino code'.$C$1:.$D$118];2;0)" office:value-type="string" office:string-value=" &quot;\&quot;">
            <text:p><text:s/>"\"</text:p>
          </table:table-cell>
          <table:table-cell table:number-columns-repeated="4"/>
          <table:table-cell table:style-name="ce1" table:formula="of:=[.NB1]+1" office:value-type="float" office:value="93">
            <text:p>93</text:p>
          </table:table-cell>
          <table:table-cell table:formula="of:=VLOOKUP([.NH1];[$'Output for Arduino code'.$C$1:.$D$118];2;0)" office:value-type="string" office:string-value=" ]">
            <text:p><text:s/>]</text:p>
          </table:table-cell>
          <table:table-cell table:number-columns-repeated="4"/>
          <table:table-cell table:style-name="ce1" table:formula="of:=[.NH1]+1" office:value-type="float" office:value="94">
            <text:p>94</text:p>
          </table:table-cell>
          <table:table-cell table:formula="of:=VLOOKUP([.NN1];[$'Output for Arduino code'.$C$1:.$D$118];2;0)" office:value-type="string" office:string-value=" ^">
            <text:p><text:s/>^</text:p>
          </table:table-cell>
          <table:table-cell table:number-columns-repeated="4"/>
          <table:table-cell table:style-name="ce1" table:formula="of:=[.NN1]+1" office:value-type="float" office:value="95">
            <text:p>95</text:p>
          </table:table-cell>
          <table:table-cell table:formula="of:=VLOOKUP([.NT1];[$'Output for Arduino code'.$C$1:.$D$118];2;0)" office:value-type="string" office:string-value=" _">
            <text:p><text:s/>_</text:p>
          </table:table-cell>
          <table:table-cell table:number-columns-repeated="4"/>
          <table:table-cell table:style-name="ce1" table:formula="of:=[.NT1]+1" office:value-type="float" office:value="96">
            <text:p>96</text:p>
          </table:table-cell>
          <table:table-cell table:formula="of:=VLOOKUP([.NZ1];[$'Output for Arduino code'.$C$1:.$D$118];2;0)" office:value-type="string" office:string-value=" `">
            <text:p><text:s/>`</text:p>
          </table:table-cell>
          <table:table-cell table:number-columns-repeated="4"/>
          <table:table-cell table:style-name="ce1" table:formula="of:=[.NZ1]+1" office:value-type="float" office:value="97">
            <text:p>97</text:p>
          </table:table-cell>
          <table:table-cell table:formula="of:=VLOOKUP([.OF1];[$'Output for Arduino code'.$C$1:.$D$118];2;0)" office:value-type="string" office:string-value=" a">
            <text:p><text:s/>a</text:p>
          </table:table-cell>
          <table:table-cell table:number-columns-repeated="4"/>
          <table:table-cell table:style-name="ce1" table:formula="of:=[.OF1]+1" office:value-type="float" office:value="98">
            <text:p>98</text:p>
          </table:table-cell>
          <table:table-cell table:formula="of:=VLOOKUP([.OL1];[$'Output for Arduino code'.$C$1:.$D$118];2;0)" office:value-type="string" office:string-value=" b">
            <text:p><text:s/>b</text:p>
          </table:table-cell>
          <table:table-cell table:number-columns-repeated="4"/>
          <table:table-cell table:style-name="ce1" table:formula="of:=[.OL1]+1" office:value-type="float" office:value="99">
            <text:p>99</text:p>
          </table:table-cell>
          <table:table-cell table:formula="of:=VLOOKUP([.OR1];[$'Output for Arduino code'.$C$1:.$D$118];2;0)" office:value-type="string" office:string-value=" c">
            <text:p><text:s/>c</text:p>
          </table:table-cell>
          <table:table-cell table:number-columns-repeated="4"/>
          <table:table-cell table:style-name="ce1" table:formula="of:=[.OR1]+1" office:value-type="float" office:value="100">
            <text:p>100</text:p>
          </table:table-cell>
          <table:table-cell table:formula="of:=VLOOKUP([.OX1];[$'Output for Arduino code'.$C$1:.$D$118];2;0)" office:value-type="string" office:string-value=" d">
            <text:p><text:s/>d</text:p>
          </table:table-cell>
          <table:table-cell table:number-columns-repeated="4"/>
          <table:table-cell table:style-name="ce1" table:formula="of:=[.OX1]+1" office:value-type="float" office:value="101">
            <text:p>101</text:p>
          </table:table-cell>
          <table:table-cell table:formula="of:=VLOOKUP([.PD1];[$'Output for Arduino code'.$C$1:.$D$118];2;0)" office:value-type="string" office:string-value=" e">
            <text:p><text:s/>e</text:p>
          </table:table-cell>
          <table:table-cell table:number-columns-repeated="4"/>
          <table:table-cell table:style-name="ce1" table:formula="of:=[.PD1]+1" office:value-type="float" office:value="102">
            <text:p>102</text:p>
          </table:table-cell>
          <table:table-cell table:formula="of:=VLOOKUP([.PJ1];[$'Output for Arduino code'.$C$1:.$D$118];2;0)" office:value-type="string" office:string-value=" f">
            <text:p><text:s/>f</text:p>
          </table:table-cell>
          <table:table-cell table:number-columns-repeated="4"/>
          <table:table-cell table:style-name="ce1" table:formula="of:=[.PJ1]+1" office:value-type="float" office:value="103">
            <text:p>103</text:p>
          </table:table-cell>
          <table:table-cell table:formula="of:=VLOOKUP([.PP1];[$'Output for Arduino code'.$C$1:.$D$118];2;0)" office:value-type="string" office:string-value=" g">
            <text:p><text:s/>g</text:p>
          </table:table-cell>
          <table:table-cell table:number-columns-repeated="4"/>
          <table:table-cell table:style-name="ce1" table:formula="of:=[.PP1]+1" office:value-type="float" office:value="104">
            <text:p>104</text:p>
          </table:table-cell>
          <table:table-cell table:formula="of:=VLOOKUP([.PV1];[$'Output for Arduino code'.$C$1:.$D$118];2;0)" office:value-type="string" office:string-value=" h">
            <text:p><text:s/>h</text:p>
          </table:table-cell>
          <table:table-cell table:number-columns-repeated="4"/>
          <table:table-cell table:style-name="ce1" table:formula="of:=[.PV1]+1" office:value-type="float" office:value="105">
            <text:p>105</text:p>
          </table:table-cell>
          <table:table-cell table:formula="of:=VLOOKUP([.QB1];[$'Output for Arduino code'.$C$1:.$D$118];2;0)" office:value-type="string" office:string-value=" i">
            <text:p><text:s/>i</text:p>
          </table:table-cell>
          <table:table-cell table:number-columns-repeated="4"/>
          <table:table-cell table:style-name="ce1" table:formula="of:=[.QB1]+1" office:value-type="float" office:value="106">
            <text:p>106</text:p>
          </table:table-cell>
          <table:table-cell table:formula="of:=VLOOKUP([.QH1];[$'Output for Arduino code'.$C$1:.$D$118];2;0)" office:value-type="string" office:string-value=" j">
            <text:p><text:s/>j</text:p>
          </table:table-cell>
          <table:table-cell table:number-columns-repeated="4"/>
          <table:table-cell table:style-name="ce1" table:formula="of:=[.QH1]+1" office:value-type="float" office:value="107">
            <text:p>107</text:p>
          </table:table-cell>
          <table:table-cell table:formula="of:=VLOOKUP([.QN1];[$'Output for Arduino code'.$C$1:.$D$118];2;0)" office:value-type="string" office:string-value=" k">
            <text:p><text:s/>k</text:p>
          </table:table-cell>
          <table:table-cell table:number-columns-repeated="4"/>
          <table:table-cell table:style-name="ce1" table:formula="of:=[.QN1]+1" office:value-type="float" office:value="108">
            <text:p>108</text:p>
          </table:table-cell>
          <table:table-cell table:formula="of:=VLOOKUP([.QT1];[$'Output for Arduino code'.$C$1:.$D$118];2;0)" office:value-type="string" office:string-value=" l">
            <text:p><text:s/>l</text:p>
          </table:table-cell>
          <table:table-cell table:number-columns-repeated="4"/>
          <table:table-cell table:style-name="ce1" table:formula="of:=[.QT1]+1" office:value-type="float" office:value="109">
            <text:p>109</text:p>
          </table:table-cell>
          <table:table-cell table:formula="of:=VLOOKUP([.QZ1];[$'Output for Arduino code'.$C$1:.$D$118];2;0)" office:value-type="string" office:string-value=" m">
            <text:p><text:s/>m</text:p>
          </table:table-cell>
          <table:table-cell table:number-columns-repeated="4"/>
          <table:table-cell table:style-name="ce1" table:formula="of:=[.QZ1]+1" office:value-type="float" office:value="110">
            <text:p>110</text:p>
          </table:table-cell>
          <table:table-cell table:formula="of:=VLOOKUP([.RF1];[$'Output for Arduino code'.$C$1:.$D$118];2;0)" office:value-type="string" office:string-value=" n">
            <text:p><text:s/>n</text:p>
          </table:table-cell>
          <table:table-cell table:number-columns-repeated="4"/>
          <table:table-cell table:style-name="ce1" table:formula="of:=[.RF1]+1" office:value-type="float" office:value="111">
            <text:p>111</text:p>
          </table:table-cell>
          <table:table-cell table:formula="of:=VLOOKUP([.RL1];[$'Output for Arduino code'.$C$1:.$D$118];2;0)" office:value-type="string" office:string-value=" o">
            <text:p><text:s/>o</text:p>
          </table:table-cell>
          <table:table-cell table:number-columns-repeated="4"/>
          <table:table-cell table:style-name="ce1" table:formula="of:=[.RL1]+1" office:value-type="float" office:value="112">
            <text:p>112</text:p>
          </table:table-cell>
          <table:table-cell table:formula="of:=VLOOKUP([.RR1];[$'Output for Arduino code'.$C$1:.$D$118];2;0)" office:value-type="string" office:string-value=" p">
            <text:p><text:s/>p</text:p>
          </table:table-cell>
          <table:table-cell table:number-columns-repeated="4"/>
          <table:table-cell table:style-name="ce1" table:formula="of:=[.RR1]+1" office:value-type="float" office:value="113">
            <text:p>113</text:p>
          </table:table-cell>
          <table:table-cell table:formula="of:=VLOOKUP([.RX1];[$'Output for Arduino code'.$C$1:.$D$118];2;0)" office:value-type="string" office:string-value=" q">
            <text:p><text:s/>q</text:p>
          </table:table-cell>
          <table:table-cell table:number-columns-repeated="4"/>
          <table:table-cell table:style-name="ce1" table:formula="of:=[.RX1]+1" office:value-type="float" office:value="114">
            <text:p>114</text:p>
          </table:table-cell>
          <table:table-cell table:formula="of:=VLOOKUP([.SD1];[$'Output for Arduino code'.$C$1:.$D$118];2;0)" office:value-type="string" office:string-value=" r">
            <text:p><text:s/>r</text:p>
          </table:table-cell>
          <table:table-cell table:number-columns-repeated="4"/>
          <table:table-cell table:style-name="ce1" table:formula="of:=[.SD1]+1" office:value-type="float" office:value="115">
            <text:p>115</text:p>
          </table:table-cell>
          <table:table-cell table:formula="of:=VLOOKUP([.SJ1];[$'Output for Arduino code'.$C$1:.$D$118];2;0)" office:value-type="string" office:string-value=" s">
            <text:p><text:s/>s</text:p>
          </table:table-cell>
          <table:table-cell table:number-columns-repeated="4"/>
          <table:table-cell table:style-name="ce1" table:formula="of:=[.SJ1]+1" office:value-type="float" office:value="116">
            <text:p>116</text:p>
          </table:table-cell>
          <table:table-cell table:formula="of:=VLOOKUP([.SP1];[$'Output for Arduino code'.$C$1:.$D$118];2;0)" office:value-type="string" office:string-value=" t">
            <text:p><text:s/>t</text:p>
          </table:table-cell>
          <table:table-cell table:number-columns-repeated="4"/>
          <table:table-cell table:style-name="ce1" table:formula="of:=[.SP1]+1" office:value-type="float" office:value="117">
            <text:p>117</text:p>
          </table:table-cell>
          <table:table-cell table:formula="of:=VLOOKUP([.SV1];[$'Output for Arduino code'.$C$1:.$D$118];2;0)" office:value-type="string" office:string-value=" u">
            <text:p><text:s/>u</text:p>
          </table:table-cell>
          <table:table-cell table:number-columns-repeated="4"/>
          <table:table-cell table:style-name="ce1" table:formula="of:=[.SV1]+1" office:value-type="float" office:value="118">
            <text:p>118</text:p>
          </table:table-cell>
          <table:table-cell table:formula="of:=VLOOKUP([.TB1];[$'Output for Arduino code'.$C$1:.$D$118];2;0)" office:value-type="string" office:string-value=" v">
            <text:p><text:s/>v</text:p>
          </table:table-cell>
          <table:table-cell table:number-columns-repeated="4"/>
          <table:table-cell table:style-name="ce1" table:formula="of:=[.TB1]+1" office:value-type="float" office:value="119">
            <text:p>119</text:p>
          </table:table-cell>
          <table:table-cell table:formula="of:=VLOOKUP([.TH1];[$'Output for Arduino code'.$C$1:.$D$118];2;0)" office:value-type="string" office:string-value=" w">
            <text:p><text:s/>w</text:p>
          </table:table-cell>
          <table:table-cell table:number-columns-repeated="4"/>
          <table:table-cell table:style-name="ce1" table:formula="of:=[.TH1]+1" office:value-type="float" office:value="120">
            <text:p>120</text:p>
          </table:table-cell>
          <table:table-cell table:formula="of:=VLOOKUP([.TN1];[$'Output for Arduino code'.$C$1:.$D$118];2;0)" office:value-type="string" office:string-value=" x">
            <text:p><text:s/>x</text:p>
          </table:table-cell>
          <table:table-cell table:number-columns-repeated="4"/>
          <table:table-cell table:style-name="ce1" table:formula="of:=[.TN1]+1" office:value-type="float" office:value="121">
            <text:p>121</text:p>
          </table:table-cell>
          <table:table-cell table:formula="of:=VLOOKUP([.TT1];[$'Output for Arduino code'.$C$1:.$D$118];2;0)" office:value-type="string" office:string-value=" y">
            <text:p><text:s/>y</text:p>
          </table:table-cell>
          <table:table-cell table:number-columns-repeated="4"/>
          <table:table-cell table:style-name="ce1" table:formula="of:=[.TT1]+1" office:value-type="float" office:value="122">
            <text:p>122</text:p>
          </table:table-cell>
          <table:table-cell table:formula="of:=VLOOKUP([.TZ1];[$'Output for Arduino code'.$C$1:.$D$118];2;0)" office:value-type="string" office:string-value=" z">
            <text:p><text:s/>z</text:p>
          </table:table-cell>
          <table:table-cell table:number-columns-repeated="4"/>
          <table:table-cell table:style-name="ce1" table:formula="of:=[.TZ1]+1" office:value-type="float" office:value="123">
            <text:p>123</text:p>
          </table:table-cell>
          <table:table-cell table:formula="of:=VLOOKUP([.UF1];[$'Output for Arduino code'.$C$1:.$D$118];2;0)" office:value-type="string" office:string-value=" {">
            <text:p><text:s/>{</text:p>
          </table:table-cell>
          <table:table-cell table:number-columns-repeated="4"/>
          <table:table-cell table:style-name="ce1" table:formula="of:=[.UF1]+1" office:value-type="float" office:value="124">
            <text:p>124</text:p>
          </table:table-cell>
          <table:table-cell table:formula="of:=VLOOKUP([.UL1];[$'Output for Arduino code'.$C$1:.$D$118];2;0)" office:value-type="string" office:string-value=" |">
            <text:p><text:s/>|</text:p>
          </table:table-cell>
          <table:table-cell table:number-columns-repeated="4"/>
          <table:table-cell table:style-name="ce1" table:formula="of:=[.UL1]+1" office:value-type="float" office:value="125">
            <text:p>125</text:p>
          </table:table-cell>
          <table:table-cell table:formula="of:=VLOOKUP([.UR1];[$'Output for Arduino code'.$C$1:.$D$118];2;0)" office:value-type="string" office:string-value=" }">
            <text:p><text:s/>}</text:p>
          </table:table-cell>
          <table:table-cell table:number-columns-repeated="4"/>
          <table:table-cell table:style-name="ce1" table:formula="of:=[.UR1]+1" office:value-type="float" office:value="126">
            <text:p>126</text:p>
          </table:table-cell>
          <table:table-cell table:formula="of:=VLOOKUP([.UX1];[$'Output for Arduino code'.$C$1:.$D$118];2;0)" office:value-type="string" office:string-value=" ~">
            <text:p><text:s/>~</text:p>
          </table:table-cell>
          <table:table-cell table:number-columns-repeated="4"/>
          <table:table-cell table:style-name="ce1" table:formula="of:=[.UX1]+1" office:value-type="float" office:value="127">
            <text:p>127</text:p>
          </table:table-cell>
          <table:table-cell table:formula="of:=VLOOKUP([.VD1];[$'Output for Arduino code'.$C$1:.$D$118];2;0)" office:value-type="string" office:string-value=" Full Filled">
            <text:p><text:s/>Full Filled</text:p>
          </table:table-cell>
          <table:table-cell table:number-columns-repeated="2"/>
        </table:table-row>
        <table:table-row table:style-name="ro2">
          <table:table-cell table:number-columns-repeated="579"/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1" table:formula="of:=2^[.B3]" office:value-type="float" office:value="64">
            <text:p>64</text:p>
          </table:table-cell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 office:value-type="float" office:value="1">
            <text:p>1</text:p>
          </table:table-cell>
          <table:table-cell table:style-name="ce5" table:number-columns-repeated="2"/>
          <table:table-cell table:style-name="ce8"/>
          <table:table-cell table:number-columns-repeated="2"/>
          <table:table-cell table:style-name="ce2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8"/>
          <table:table-cell table:number-columns-repeated="2"/>
          <table:table-cell table:style-name="ce2"/>
          <table:table-cell table:style-name="ce5" office:value-type="float" office:value="1">
            <text:p>1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number-columns-repeated="2"/>
          <table:table-cell table:style-name="ce2"/>
          <table:table-cell table:number-columns-repeated="2" table:style-name="ce5" office:value-type="float" office:value="1">
            <text:p>1</text:p>
          </table:table-cell>
          <table:table-cell table:style-name="ce8"/>
          <table:table-cell table:number-columns-repeated="2"/>
          <table:table-cell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2"/>
          <table:table-cell table:style-name="ce2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2"/>
          <table:table-cell table:style-name="ce2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2"/>
          <table:table-cell table:style-name="ce2"/>
          <table:table-cell table:style-name="ce5"/>
          <table:table-cell table:style-name="ce5" office:value-type="float" office:value="1">
            <text:p>1</text:p>
          </table:table-cell>
          <table:table-cell table:style-name="ce8"/>
          <table:table-cell table:number-columns-repeated="2"/>
          <table:table-cell table:style-name="ce2" office:value-type="float" office:value="1">
            <text:p>1</text:p>
          </table:table-cell>
          <table:table-cell table:style-name="ce5" table:number-columns-repeated="2"/>
          <table:table-cell table:style-name="ce8"/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2"/>
          <table:table-cell table:style-name="ce5" table:number-columns-repeated="2"/>
          <table:table-cell table:style-name="ce8" office:value-type="float" office:value="1">
            <text:p>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ce5" table:number-columns-repeated="2"/>
          <table:table-cell table:style-name="ce8" office:value-type="float" office:value="1">
            <text:p>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/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7"/>
          <table:table-cell table:number-columns-repeated="2"/>
          <table:table-cell table:style-name="ce12"/>
          <table:table-cell table:number-columns-repeated="2"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4" table:style-name="ce6" office:value-type="float" office:value="1">
            <text:p>1</text:p>
          </table:table-cell>
          <table:table-cell table:number-columns-repeated="2"/>
          <table:table-cell table:number-columns-repeated="4" table:style-name="ce6" office:value-type="float" office:value="1">
            <text:p>1</text:p>
          </table:table-cell>
          <table:table-cell table:number-columns-repeated="2"/>
          <table:table-cell table:style-name="ce2"/>
          <table:table-cell table:number-columns-repeated="3"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style-name="ce12"/>
          <table:table-cell table:style-name="ce15" office:value-type="float" office:value="1">
            <text:p>1</text:p>
          </table:table-cell>
          <table:table-cell table:style-name="ce15"/>
          <table:table-cell table:style-name="ce17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style-name="ce6" table:number-columns-repeated="3"/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style-name="ce12" office:value-type="float" office:value="1">
            <text:p>1</text:p>
          </table:table-cell>
          <table:table-cell table:style-name="ce15" table:number-columns-repeated="2"/>
          <table:table-cell table:style-name="ce17"/>
          <table:table-cell table:number-columns-repeated="2"/>
          <table:table-cell table:style-name="ce12" office:value-type="float" office:value="1">
            <text:p>1</text:p>
          </table:table-cell>
          <table:table-cell table:style-name="ce15" table:number-columns-repeated="2"/>
          <table:table-cell table:style-name="ce17"/>
          <table:table-cell table:number-columns-repeated="2"/>
          <table:table-cell table:style-name="ce12"/>
          <table:table-cell table:style-name="ce15" table:number-columns-repeated="2"/>
          <table:table-cell table:style-name="ce17"/>
          <table:table-cell table:number-columns-repeated="2"/>
          <table:table-cell table:style-name="ce12"/>
          <table:table-cell table:style-name="ce15" table:number-columns-repeated="2"/>
          <table:table-cell table:style-name="ce17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style-name="ce12"/>
          <table:table-cell table:style-name="ce15" table:number-columns-repeated="2"/>
          <table:table-cell table:style-name="ce17"/>
          <table:table-cell table:number-columns-repeated="2"/>
          <table:table-cell table:style-name="ce12"/>
          <table:table-cell table:style-name="ce15" table:number-columns-repeated="2"/>
          <table:table-cell table:style-name="ce17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style-name="ce12"/>
          <table:table-cell table:style-name="ce15" table:number-columns-repeated="2"/>
          <table:table-cell table:style-name="ce17"/>
          <table:table-cell table:number-columns-repeated="2"/>
          <table:table-cell table:style-name="ce12"/>
          <table:table-cell table:style-name="ce15" table:number-columns-repeated="2"/>
          <table:table-cell table:style-name="ce17"/>
          <table:table-cell table:number-columns-repeated="2"/>
          <table:table-cell table:style-name="ce6" table:number-columns-repeated="3"/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style-name="ce6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1" table:formula="of:=2^[.B4]" office:value-type="float" office:value="32">
            <text:p>32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number-columns-repeated="2"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/>
          <table:table-cell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8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number-columns-repeated="4" table:style-name="ce6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1" table:formula="of:=2^[.B5]" office:value-type="float" office:value="16">
            <text:p>16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number-columns-repeated="2"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8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8"/>
          <table:table-cell table:number-columns-repeated="2"/>
          <table:table-cell table:style-name="ce13"/>
          <table:table-cell table:number-columns-repeated="2" table:style-name="ce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6" table:number-columns-repeated="4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1" table:formula="of:=2^[.B6]" office:value-type="float" office:value="8">
            <text:p>8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number-columns-repeated="2"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8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number-columns-repeated="4" table:style-name="ce6" office:value-type="float" office:value="1">
            <text:p>1</text:p>
          </table:table-cell>
          <table:table-cell table:number-columns-repeated="2"/>
          <table:table-cell table:number-columns-repeated="4"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/>
          <table:table-cell table:number-columns-repeated="2" table:style-name="ce6" office:value-type="float" office:value="1">
            <text:p>1</text:p>
          </table:table-cell>
          <table:table-cell table:number-columns-repeated="2"/>
          <table:table-cell table:number-columns-repeated="4" table:style-name="ce6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8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1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8"/>
          <table:table-cell table:number-columns-repeated="2"/>
          <table:table-cell table:style-name="ce1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8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8"/>
          <table:table-cell table:number-columns-repeated="2"/>
          <table:table-cell table:style-name="ce13"/>
          <table:table-cell table:style-name="ce6" office:value-type="float" office:value="1">
            <text:p>1</text:p>
          </table:table-cell>
          <table:table-cell table:style-name="ce6"/>
          <table:table-cell table:style-name="ce18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6" table:number-columns-repeated="4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1" table:formula="of:=2^[.B7]" office:value-type="float" office:value="4">
            <text:p>4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8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1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8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8"/>
          <table:table-cell table:number-columns-repeated="2"/>
          <table:table-cell table:style-name="ce13"/>
          <table:table-cell table:number-columns-repeated="2" table:style-name="ce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6" table:number-columns-repeated="4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" table:formula="of:=2^[.B8]" office:value-type="float" office:value="2">
            <text:p>2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8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1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8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13"/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13"/>
          <table:table-cell table:number-columns-repeated="2" table:style-name="ce6" office:value-type="float" office:value="1">
            <text:p>1</text:p>
          </table:table-cell>
          <table:table-cell table:style-name="ce18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6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" table:formula="of:=2^[.B9]" office:value-type="float" office:value="1">
            <text:p>1</text:p>
          </table:table-cell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2"/>
          <table:table-cell table:style-name="ce4" office:value-type="float" office:value="1">
            <text:p>1</text:p>
          </table:table-cell>
          <table:table-cell table:style-name="ce7" table:number-columns-repeated="2"/>
          <table:table-cell table:style-name="ce10"/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2"/>
          <table:table-cell table:style-name="ce4"/>
          <table:table-cell table:style-name="ce7" office:value-type="float" office:value="1">
            <text:p>1</text:p>
          </table:table-cell>
          <table:table-cell table:style-name="ce7"/>
          <table:table-cell table:style-name="ce10" office:value-type="float" office:value="1">
            <text:p>1</text:p>
          </table:table-cell>
          <table:table-cell table:number-columns-repeated="2"/>
          <table:table-cell table:style-name="ce4"/>
          <table:table-cell table:number-columns-repeated="2" table:style-name="ce7" office:value-type="float" office:value="1">
            <text:p>1</text:p>
          </table:table-cell>
          <table:table-cell table:style-name="ce10"/>
          <table:table-cell table:number-columns-repeated="2"/>
          <table:table-cell table:style-name="ce4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4"/>
          <table:table-cell table:style-name="ce7" office:value-type="float" office:value="1">
            <text:p>1</text:p>
          </table:table-cell>
          <table:table-cell table:style-name="ce7"/>
          <table:table-cell table:style-name="ce10" office:value-type="float" office:value="1">
            <text:p>1</text:p>
          </table:table-cell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2"/>
          <table:table-cell table:style-name="ce4"/>
          <table:table-cell table:style-name="ce7"/>
          <table:table-cell table:style-name="ce7" office:value-type="float" office:value="1">
            <text:p>1</text:p>
          </table:table-cell>
          <table:table-cell table:style-name="ce10"/>
          <table:table-cell table:number-columns-repeated="2"/>
          <table:table-cell table:style-name="ce4" office:value-type="float" office:value="1">
            <text:p>1</text:p>
          </table:table-cell>
          <table:table-cell table:style-name="ce7" table:number-columns-repeated="2"/>
          <table:table-cell table:style-name="ce10"/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2"/>
          <table:table-cell table:style-name="ce4" office:value-type="float" office:value="1">
            <text:p>1</text:p>
          </table:table-cell>
          <table:table-cell table:style-name="ce7" table:number-columns-repeated="2"/>
          <table:table-cell table:style-name="ce10"/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2"/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10"/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4"/>
          <table:table-cell table:style-name="ce7"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4"/>
          <table:table-cell table:style-name="ce7"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4"/>
          <table:table-cell table:style-name="ce7"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2"/>
          <table:table-cell table:style-name="ce4" office:value-type="float" office:value="1">
            <text:p>1</text:p>
          </table:table-cell>
          <table:table-cell table:style-name="ce7" table:number-columns-repeated="2"/>
          <table:table-cell table:style-name="ce10"/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2"/>
          <table:table-cell table:style-name="ce4"/>
          <table:table-cell table:number-columns-repeated="2" table:style-name="ce7" office:value-type="float" office:value="1">
            <text:p>1</text:p>
          </table:table-cell>
          <table:table-cell table:style-name="ce10"/>
          <table:table-cell table:number-columns-repeated="2"/>
          <table:table-cell table:style-name="ce4"/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7"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9"/>
          <table:table-cell table:number-columns-repeated="2"/>
          <table:table-cell table:style-name="ce14"/>
          <table:table-cell table:number-columns-repeated="2" table:style-name="ce1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4"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7" table:number-columns-repeated="2"/>
          <table:table-cell table:style-name="ce10"/>
          <table:table-cell table:number-columns-repeated="2"/>
          <table:table-cell table:style-name="ce4"/>
          <table:table-cell table:number-columns-repeated="2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style-name="ce6" office:value-type="float" office:value="1">
            <text:p>1</text:p>
          </table:table-cell>
          <table:table-cell table:style-name="ce7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style-name="ce14"/>
          <table:table-cell table:style-name="ce16" table:number-columns-repeated="2"/>
          <table:table-cell table:style-name="ce19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style-name="ce14" office:value-type="float" office:value="1">
            <text:p>1</text:p>
          </table:table-cell>
          <table:table-cell table:style-name="ce16" table:number-columns-repeated="2"/>
          <table:table-cell table:style-name="ce19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9"/>
          <table:table-cell table:number-columns-repeated="2"/>
          <table:table-cell table:style-name="ce14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9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style-name="ce14" office:value-type="float" office:value="1">
            <text:p>1</text:p>
          </table:table-cell>
          <table:table-cell table:style-name="ce16" table:number-columns-repeated="2"/>
          <table:table-cell table:style-name="ce19"/>
          <table:table-cell table:number-columns-repeated="2"/>
          <table:table-cell table:style-name="ce14"/>
          <table:table-cell table:style-name="ce16" table:number-columns-repeated="2"/>
          <table:table-cell table:style-name="ce19" office:value-type="float" office:value="1">
            <text:p>1</text:p>
          </table:table-cell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style-name="ce14"/>
          <table:table-cell table:number-columns-repeated="2" table:style-name="ce1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/>
          <table:table-cell table:style-name="ce14"/>
          <table:table-cell table:style-name="ce16" office:value-type="float" office:value="1">
            <text:p>1</text:p>
          </table:table-cell>
          <table:table-cell table:style-name="ce16"/>
          <table:table-cell table:style-name="ce19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4" table:style-name="ce6" office:value-type="float" office:value="1">
            <text:p>1</text:p>
          </table:table-cell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</table:table-row>
        <table:table-row table:style-name="ro2">
          <table:table-cell table:number-columns-repeated="5"/>
          <table:table-cell table:style-name="ce1" table:formula="of:=SUMIF([.F3:.F9];&quot;=1&quot;;[.$C$3:.$C$9])" office:value-type="float" office:value="0">
            <text:p>0</text:p>
          </table:table-cell>
          <table:table-cell table:style-name="ce1" table:formula="of:=SUMIF([.G3:.G9];&quot;=1&quot;;[.$C$3:.$C$9])" office:value-type="float" office:value="0">
            <text:p>0</text:p>
          </table:table-cell>
          <table:table-cell table:style-name="ce1" table:formula="of:=SUMIF([.H3:.H9];&quot;=1&quot;;[.$C$3:.$C$9])" office:value-type="float" office:value="0">
            <text:p>0</text:p>
          </table:table-cell>
          <table:table-cell table:style-name="ce1" table:formula="of:=SUMIF([.I3:.I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L3:.L9];&quot;=1&quot;;[.$C$3:.$C$9])" office:value-type="float" office:value="125">
            <text:p>125</text:p>
          </table:table-cell>
          <table:table-cell table:style-name="ce1" table:formula="of:=SUMIF([.M3:.M9];&quot;=1&quot;;[.$C$3:.$C$9])" office:value-type="float" office:value="0">
            <text:p>0</text:p>
          </table:table-cell>
          <table:table-cell table:style-name="ce1" table:formula="of:=SUMIF([.N3:.N9];&quot;=1&quot;;[.$C$3:.$C$9])" office:value-type="float" office:value="0">
            <text:p>0</text:p>
          </table:table-cell>
          <table:table-cell table:style-name="ce1" table:formula="of:=SUMIF([.O3:.O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R3:.R9];&quot;=1&quot;;[.$C$3:.$C$9])" office:value-type="float" office:value="96">
            <text:p>96</text:p>
          </table:table-cell>
          <table:table-cell table:style-name="ce1" table:formula="of:=SUMIF([.S3:.S9];&quot;=1&quot;;[.$C$3:.$C$9])" office:value-type="float" office:value="0">
            <text:p>0</text:p>
          </table:table-cell>
          <table:table-cell table:style-name="ce1" table:formula="of:=SUMIF([.T3:.T9];&quot;=1&quot;;[.$C$3:.$C$9])" office:value-type="float" office:value="96">
            <text:p>96</text:p>
          </table:table-cell>
          <table:table-cell table:style-name="ce1" table:formula="of:=SUMIF([.U3:.U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X3:.X9];&quot;=1&quot;;[.$C$3:.$C$9])" office:value-type="float" office:value="20">
            <text:p>20</text:p>
          </table:table-cell>
          <table:table-cell table:style-name="ce1" table:formula="of:=SUMIF([.Y3:.Y9];&quot;=1&quot;;[.$C$3:.$C$9])" office:value-type="float" office:value="127">
            <text:p>127</text:p>
          </table:table-cell>
          <table:table-cell table:style-name="ce1" table:formula="of:=SUMIF([.Z3:.Z9];&quot;=1&quot;;[.$C$3:.$C$9])" office:value-type="float" office:value="20">
            <text:p>20</text:p>
          </table:table-cell>
          <table:table-cell table:style-name="ce1" table:formula="of:=SUMIF([.AA3:.AA9];&quot;=1&quot;;[.$C$3:.$C$9])" office:value-type="float" office:value="127">
            <text:p>127</text:p>
          </table:table-cell>
          <table:table-cell table:number-columns-repeated="2"/>
          <table:table-cell table:style-name="ce1" table:formula="of:=SUMIF([.AD3:.AD9];&quot;=1&quot;;[.$C$3:.$C$9])" office:value-type="float" office:value="58">
            <text:p>58</text:p>
          </table:table-cell>
          <table:table-cell table:style-name="ce1" table:formula="of:=SUMIF([.AE3:.AE9];&quot;=1&quot;;[.$C$3:.$C$9])" office:value-type="float" office:value="107">
            <text:p>107</text:p>
          </table:table-cell>
          <table:table-cell table:style-name="ce1" table:formula="of:=SUMIF([.AF3:.AF9];&quot;=1&quot;;[.$C$3:.$C$9])" office:value-type="float" office:value="107">
            <text:p>107</text:p>
          </table:table-cell>
          <table:table-cell table:style-name="ce1" table:formula="of:=SUMIF([.AG3:.AG9];&quot;=1&quot;;[.$C$3:.$C$9])" office:value-type="float" office:value="46">
            <text:p>46</text:p>
          </table:table-cell>
          <table:table-cell table:number-columns-repeated="2"/>
          <table:table-cell table:style-name="ce1" table:formula="of:=SUMIF([.AJ3:.AJ9];&quot;=1&quot;;[.$C$3:.$C$9])" office:value-type="float" office:value="99">
            <text:p>99</text:p>
          </table:table-cell>
          <table:table-cell table:style-name="ce1" table:formula="of:=SUMIF([.AK3:.AK9];&quot;=1&quot;;[.$C$3:.$C$9])" office:value-type="float" office:value="100">
            <text:p>100</text:p>
          </table:table-cell>
          <table:table-cell table:style-name="ce1" table:formula="of:=SUMIF([.AL3:.AL9];&quot;=1&quot;;[.$C$3:.$C$9])" office:value-type="float" office:value="11">
            <text:p>11</text:p>
          </table:table-cell>
          <table:table-cell table:style-name="ce1" table:formula="of:=SUMIF([.AM3:.AM9];&quot;=1&quot;;[.$C$3:.$C$9])" office:value-type="float" office:value="51">
            <text:p>51</text:p>
          </table:table-cell>
          <table:table-cell table:number-columns-repeated="2"/>
          <table:table-cell table:style-name="ce1" table:formula="of:=SUMIF([.AP3:.AP9];&quot;=1&quot;;[.$C$3:.$C$9])" office:value-type="float" office:value="54">
            <text:p>54</text:p>
          </table:table-cell>
          <table:table-cell table:style-name="ce1" table:formula="of:=SUMIF([.AQ3:.AQ9];&quot;=1&quot;;[.$C$3:.$C$9])" office:value-type="float" office:value="73">
            <text:p>73</text:p>
          </table:table-cell>
          <table:table-cell table:style-name="ce1" table:formula="of:=SUMIF([.AR3:.AR9];&quot;=1&quot;;[.$C$3:.$C$9])" office:value-type="float" office:value="54">
            <text:p>54</text:p>
          </table:table-cell>
          <table:table-cell table:style-name="ce1" table:formula="of:=SUMIF([.AS3:.AS9];&quot;=1&quot;;[.$C$3:.$C$9])" office:value-type="float" office:value="5">
            <text:p>5</text:p>
          </table:table-cell>
          <table:table-cell table:number-columns-repeated="2"/>
          <table:table-cell table:style-name="ce1" table:formula="of:=SUMIF([.AV3:.AV9];&quot;=1&quot;;[.$C$3:.$C$9])" office:value-type="float" office:value="16">
            <text:p>16</text:p>
          </table:table-cell>
          <table:table-cell table:style-name="ce1" table:formula="of:=SUMIF([.AW3:.AW9];&quot;=1&quot;;[.$C$3:.$C$9])" office:value-type="float" office:value="96">
            <text:p>96</text:p>
          </table:table-cell>
          <table:table-cell table:style-name="ce1" table:formula="of:=SUMIF([.AX3:.AX9];&quot;=1&quot;;[.$C$3:.$C$9])" office:value-type="float" office:value="0">
            <text:p>0</text:p>
          </table:table-cell>
          <table:table-cell table:style-name="ce1" table:formula="of:=SUMIF([.AY3:.AY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BB3:.BB9];&quot;=1&quot;;[.$C$3:.$C$9])" office:value-type="float" office:value="28">
            <text:p>28</text:p>
          </table:table-cell>
          <table:table-cell table:style-name="ce1" table:formula="of:=SUMIF([.BC3:.BC9];&quot;=1&quot;;[.$C$3:.$C$9])" office:value-type="float" office:value="34">
            <text:p>34</text:p>
          </table:table-cell>
          <table:table-cell table:style-name="ce1" table:formula="of:=SUMIF([.BD3:.BD9];&quot;=1&quot;;[.$C$3:.$C$9])" office:value-type="float" office:value="65">
            <text:p>65</text:p>
          </table:table-cell>
          <table:table-cell table:style-name="ce1" table:formula="of:=SUMIF([.BE3:.BE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BH3:.BH9];&quot;=1&quot;;[.$C$3:.$C$9])" office:value-type="float" office:value="65">
            <text:p>65</text:p>
          </table:table-cell>
          <table:table-cell table:style-name="ce1" table:formula="of:=SUMIF([.BI3:.BI9];&quot;=1&quot;;[.$C$3:.$C$9])" office:value-type="float" office:value="34">
            <text:p>34</text:p>
          </table:table-cell>
          <table:table-cell table:style-name="ce1" table:formula="of:=SUMIF([.BJ3:.BJ9];&quot;=1&quot;;[.$C$3:.$C$9])" office:value-type="float" office:value="28">
            <text:p>28</text:p>
          </table:table-cell>
          <table:table-cell table:style-name="ce1" table:formula="of:=SUMIF([.BK3:.BK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BN3:.BN9];&quot;=1&quot;;[.$C$3:.$C$9])" office:value-type="float" office:value="20">
            <text:p>20</text:p>
          </table:table-cell>
          <table:table-cell table:style-name="ce1" table:formula="of:=SUMIF([.BO3:.BO9];&quot;=1&quot;;[.$C$3:.$C$9])" office:value-type="float" office:value="56">
            <text:p>56</text:p>
          </table:table-cell>
          <table:table-cell table:style-name="ce1" table:formula="of:=SUMIF([.BP3:.BP9];&quot;=1&quot;;[.$C$3:.$C$9])" office:value-type="float" office:value="56">
            <text:p>56</text:p>
          </table:table-cell>
          <table:table-cell table:style-name="ce1" table:formula="of:=SUMIF([.BQ3:.BQ9];&quot;=1&quot;;[.$C$3:.$C$9])" office:value-type="float" office:value="20">
            <text:p>20</text:p>
          </table:table-cell>
          <table:table-cell table:number-columns-repeated="2"/>
          <table:table-cell table:style-name="ce1" table:formula="of:=SUMIF([.BT3:.BT9];&quot;=1&quot;;[.$C$3:.$C$9])" office:value-type="float" office:value="4">
            <text:p>4</text:p>
          </table:table-cell>
          <table:table-cell table:style-name="ce1" table:formula="of:=SUMIF([.BU3:.BU9];&quot;=1&quot;;[.$C$3:.$C$9])" office:value-type="float" office:value="14">
            <text:p>14</text:p>
          </table:table-cell>
          <table:table-cell table:style-name="ce1" table:formula="of:=SUMIF([.BV3:.BV9];&quot;=1&quot;;[.$C$3:.$C$9])" office:value-type="float" office:value="4">
            <text:p>4</text:p>
          </table:table-cell>
          <table:table-cell table:style-name="ce1" table:formula="of:=SUMIF([.BW3:.BW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BZ3:.BZ9];&quot;=1&quot;;[.$C$3:.$C$9])" office:value-type="float" office:value="1">
            <text:p>1</text:p>
          </table:table-cell>
          <table:table-cell table:style-name="ce1" table:formula="of:=SUMIF([.CA3:.CA9];&quot;=1&quot;;[.$C$3:.$C$9])" office:value-type="float" office:value="6">
            <text:p>6</text:p>
          </table:table-cell>
          <table:table-cell table:style-name="ce1" table:formula="of:=SUMIF([.CB3:.CB9];&quot;=1&quot;;[.$C$3:.$C$9])" office:value-type="float" office:value="0">
            <text:p>0</text:p>
          </table:table-cell>
          <table:table-cell table:style-name="ce1" table:formula="of:=SUMIF([.CC3:.CC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CF3:.CF9];&quot;=1&quot;;[.$C$3:.$C$9])" office:value-type="float" office:value="4">
            <text:p>4</text:p>
          </table:table-cell>
          <table:table-cell table:style-name="ce1" table:formula="of:=SUMIF([.CG3:.CG9];&quot;=1&quot;;[.$C$3:.$C$9])" office:value-type="float" office:value="4">
            <text:p>4</text:p>
          </table:table-cell>
          <table:table-cell table:style-name="ce1" table:formula="of:=SUMIF([.CH3:.CH9];&quot;=1&quot;;[.$C$3:.$C$9])" office:value-type="float" office:value="4">
            <text:p>4</text:p>
          </table:table-cell>
          <table:table-cell table:style-name="ce1" table:formula="of:=SUMIF([.CI3:.CI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CL3:.CL9];&quot;=1&quot;;[.$C$3:.$C$9])" office:value-type="float" office:value="3">
            <text:p>3</text:p>
          </table:table-cell>
          <table:table-cell table:style-name="ce1" table:formula="of:=SUMIF([.CM3:.CM9];&quot;=1&quot;;[.$C$3:.$C$9])" office:value-type="float" office:value="3">
            <text:p>3</text:p>
          </table:table-cell>
          <table:table-cell table:style-name="ce1" table:formula="of:=SUMIF([.CN3:.CN9];&quot;=1&quot;;[.$C$3:.$C$9])" office:value-type="float" office:value="0">
            <text:p>0</text:p>
          </table:table-cell>
          <table:table-cell table:style-name="ce1" table:formula="of:=SUMIF([.CO3:.CO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CR3:.CR9];&quot;=1&quot;;[.$C$3:.$C$9])" office:value-type="float" office:value="0">
            <text:p>0</text:p>
          </table:table-cell>
          <table:table-cell table:style-name="ce1" table:formula="of:=SUMIF([.CS3:.CS9];&quot;=1&quot;;[.$C$3:.$C$9])" office:value-type="float" office:value="0">
            <text:p>0</text:p>
          </table:table-cell>
          <table:table-cell table:style-name="ce1" table:formula="of:=SUMIF([.CT3:.CT9];&quot;=1&quot;;[.$C$3:.$C$9])" office:value-type="float" office:value="0">
            <text:p>0</text:p>
          </table:table-cell>
          <table:table-cell table:style-name="ce1" table:formula="of:=SUMIF([.CU3:.CU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CX3:.CX9];&quot;=1&quot;;[.$C$3:.$C$9])" office:value-type="float" office:value="127">
            <text:p>127</text:p>
          </table:table-cell>
          <table:table-cell table:style-name="ce1" table:formula="of:=SUMIF([.CY3:.CY9];&quot;=1&quot;;[.$C$3:.$C$9])" office:value-type="float" office:value="65">
            <text:p>65</text:p>
          </table:table-cell>
          <table:table-cell table:style-name="ce1" table:formula="of:=SUMIF([.CZ3:.CZ9];&quot;=1&quot;;[.$C$3:.$C$9])" office:value-type="float" office:value="65">
            <text:p>65</text:p>
          </table:table-cell>
          <table:table-cell table:style-name="ce1" table:formula="of:=SUMIF([.DA3:.DA9];&quot;=1&quot;;[.$C$3:.$C$9])" office:value-type="float" office:value="127">
            <text:p>127</text:p>
          </table:table-cell>
          <table:table-cell table:number-columns-repeated="2"/>
          <table:table-cell table:style-name="ce1" table:formula="of:=SUMIF([.DD3:.DD9];&quot;=1&quot;;[.$C$3:.$C$9])" office:value-type="float" office:value="8">
            <text:p>8</text:p>
          </table:table-cell>
          <table:table-cell table:style-name="ce1" table:formula="of:=SUMIF([.DE3:.DE9];&quot;=1&quot;;[.$C$3:.$C$9])" office:value-type="float" office:value="16">
            <text:p>16</text:p>
          </table:table-cell>
          <table:table-cell table:style-name="ce1" table:formula="of:=SUMIF([.DF3:.DF9];&quot;=1&quot;;[.$C$3:.$C$9])" office:value-type="float" office:value="32">
            <text:p>32</text:p>
          </table:table-cell>
          <table:table-cell table:style-name="ce1" table:formula="of:=SUMIF([.DG3:.DG9];&quot;=1&quot;;[.$C$3:.$C$9])" office:value-type="float" office:value="127">
            <text:p>127</text:p>
          </table:table-cell>
          <table:table-cell table:number-columns-repeated="2"/>
          <table:table-cell table:style-name="ce1" table:formula="of:=SUMIF([.DJ3:.DJ9];&quot;=1&quot;;[.$C$3:.$C$9])" office:value-type="float" office:value="67">
            <text:p>67</text:p>
          </table:table-cell>
          <table:table-cell table:style-name="ce1" table:formula="of:=SUMIF([.DK3:.DK9];&quot;=1&quot;;[.$C$3:.$C$9])" office:value-type="float" office:value="69">
            <text:p>69</text:p>
          </table:table-cell>
          <table:table-cell table:style-name="ce1" table:formula="of:=SUMIF([.DL3:.DL9];&quot;=1&quot;;[.$C$3:.$C$9])" office:value-type="float" office:value="73">
            <text:p>73</text:p>
          </table:table-cell>
          <table:table-cell table:style-name="ce1" table:formula="of:=SUMIF([.DM3:.DM9];&quot;=1&quot;;[.$C$3:.$C$9])" office:value-type="float" office:value="113">
            <text:p>113</text:p>
          </table:table-cell>
          <table:table-cell table:number-columns-repeated="2"/>
          <table:table-cell table:style-name="ce1" table:formula="of:=SUMIF([.DP3:.DP9];&quot;=1&quot;;[.$C$3:.$C$9])" office:value-type="float" office:value="73">
            <text:p>73</text:p>
          </table:table-cell>
          <table:table-cell table:style-name="ce1" table:formula="of:=SUMIF([.DQ3:.DQ9];&quot;=1&quot;;[.$C$3:.$C$9])" office:value-type="float" office:value="73">
            <text:p>73</text:p>
          </table:table-cell>
          <table:table-cell table:style-name="ce1" table:formula="of:=SUMIF([.DR3:.DR9];&quot;=1&quot;;[.$C$3:.$C$9])" office:value-type="float" office:value="73">
            <text:p>73</text:p>
          </table:table-cell>
          <table:table-cell table:style-name="ce1" table:formula="of:=SUMIF([.DS3:.DS9];&quot;=1&quot;;[.$C$3:.$C$9])" office:value-type="float" office:value="127">
            <text:p>127</text:p>
          </table:table-cell>
          <table:table-cell table:number-columns-repeated="2"/>
          <table:table-cell table:style-name="ce1" table:formula="of:=SUMIF([.DV3:.DV9];&quot;=1&quot;;[.$C$3:.$C$9])" office:value-type="float" office:value="120">
            <text:p>120</text:p>
          </table:table-cell>
          <table:table-cell table:style-name="ce1" table:formula="of:=SUMIF([.DW3:.DW9];&quot;=1&quot;;[.$C$3:.$C$9])" office:value-type="float" office:value="8">
            <text:p>8</text:p>
          </table:table-cell>
          <table:table-cell table:style-name="ce1" table:formula="of:=SUMIF([.DX3:.DX9];&quot;=1&quot;;[.$C$3:.$C$9])" office:value-type="float" office:value="8">
            <text:p>8</text:p>
          </table:table-cell>
          <table:table-cell table:style-name="ce1" table:formula="of:=SUMIF([.DY3:.DY9];&quot;=1&quot;;[.$C$3:.$C$9])" office:value-type="float" office:value="127">
            <text:p>127</text:p>
          </table:table-cell>
          <table:table-cell table:number-columns-repeated="2"/>
          <table:table-cell table:style-name="ce1" table:formula="of:=SUMIF([.EB3:.EB9];&quot;=1&quot;;[.$C$3:.$C$9])" office:value-type="float" office:value="121">
            <text:p>121</text:p>
          </table:table-cell>
          <table:table-cell table:style-name="ce1" table:formula="of:=SUMIF([.EC3:.EC9];&quot;=1&quot;;[.$C$3:.$C$9])" office:value-type="float" office:value="73">
            <text:p>73</text:p>
          </table:table-cell>
          <table:table-cell table:style-name="ce1" table:formula="of:=SUMIF([.ED3:.ED9];&quot;=1&quot;;[.$C$3:.$C$9])" office:value-type="float" office:value="73">
            <text:p>73</text:p>
          </table:table-cell>
          <table:table-cell table:style-name="ce1" table:formula="of:=SUMIF([.EE3:.EE9];&quot;=1&quot;;[.$C$3:.$C$9])" office:value-type="float" office:value="79">
            <text:p>79</text:p>
          </table:table-cell>
          <table:table-cell table:number-columns-repeated="2"/>
          <table:table-cell table:style-name="ce1" table:formula="of:=SUMIF([.EH3:.EH9];&quot;=1&quot;;[.$C$3:.$C$9])" office:value-type="float" office:value="127">
            <text:p>127</text:p>
          </table:table-cell>
          <table:table-cell table:style-name="ce1" table:formula="of:=SUMIF([.EI3:.EI9];&quot;=1&quot;;[.$C$3:.$C$9])" office:value-type="float" office:value="73">
            <text:p>73</text:p>
          </table:table-cell>
          <table:table-cell table:style-name="ce1" table:formula="of:=SUMIF([.EJ3:.EJ9];&quot;=1&quot;;[.$C$3:.$C$9])" office:value-type="float" office:value="73">
            <text:p>73</text:p>
          </table:table-cell>
          <table:table-cell table:style-name="ce1" table:formula="of:=SUMIF([.EK3:.EK9];&quot;=1&quot;;[.$C$3:.$C$9])" office:value-type="float" office:value="79">
            <text:p>79</text:p>
          </table:table-cell>
          <table:table-cell table:number-columns-repeated="2"/>
          <table:table-cell table:style-name="ce1" table:formula="of:=SUMIF([.EN3:.EN9];&quot;=1&quot;;[.$C$3:.$C$9])" office:value-type="float" office:value="64">
            <text:p>64</text:p>
          </table:table-cell>
          <table:table-cell table:style-name="ce1" table:formula="of:=SUMIF([.EO3:.EO9];&quot;=1&quot;;[.$C$3:.$C$9])" office:value-type="float" office:value="72">
            <text:p>72</text:p>
          </table:table-cell>
          <table:table-cell table:style-name="ce1" table:formula="of:=SUMIF([.EP3:.EP9];&quot;=1&quot;;[.$C$3:.$C$9])" office:value-type="float" office:value="72">
            <text:p>72</text:p>
          </table:table-cell>
          <table:table-cell table:style-name="ce1" table:formula="of:=SUMIF([.EQ3:.EQ9];&quot;=1&quot;;[.$C$3:.$C$9])" office:value-type="float" office:value="127">
            <text:p>127</text:p>
          </table:table-cell>
          <table:table-cell table:number-columns-repeated="2"/>
          <table:table-cell table:style-name="ce1" table:formula="of:=SUMIF([.ET3:.ET9];&quot;=1&quot;;[.$C$3:.$C$9])" office:value-type="float" office:value="127">
            <text:p>127</text:p>
          </table:table-cell>
          <table:table-cell table:style-name="ce1" table:formula="of:=SUMIF([.EU3:.EU9];&quot;=1&quot;;[.$C$3:.$C$9])" office:value-type="float" office:value="73">
            <text:p>73</text:p>
          </table:table-cell>
          <table:table-cell table:style-name="ce1" table:formula="of:=SUMIF([.EV3:.EV9];&quot;=1&quot;;[.$C$3:.$C$9])" office:value-type="float" office:value="73">
            <text:p>73</text:p>
          </table:table-cell>
          <table:table-cell table:style-name="ce1" table:formula="of:=SUMIF([.EW3:.EW9];&quot;=1&quot;;[.$C$3:.$C$9])" office:value-type="float" office:value="127">
            <text:p>127</text:p>
          </table:table-cell>
          <table:table-cell table:number-columns-repeated="2"/>
          <table:table-cell table:style-name="ce1" table:formula="of:=SUMIF([.EZ3:.EZ9];&quot;=1&quot;;[.$C$3:.$C$9])" office:value-type="float" office:value="121">
            <text:p>121</text:p>
          </table:table-cell>
          <table:table-cell table:style-name="ce1" table:formula="of:=SUMIF([.FA3:.FA9];&quot;=1&quot;;[.$C$3:.$C$9])" office:value-type="float" office:value="73">
            <text:p>73</text:p>
          </table:table-cell>
          <table:table-cell table:style-name="ce1" table:formula="of:=SUMIF([.FB3:.FB9];&quot;=1&quot;;[.$C$3:.$C$9])" office:value-type="float" office:value="73">
            <text:p>73</text:p>
          </table:table-cell>
          <table:table-cell table:style-name="ce1" table:formula="of:=SUMIF([.FC3:.FC9];&quot;=1&quot;;[.$C$3:.$C$9])" office:value-type="float" office:value="127">
            <text:p>127</text:p>
          </table:table-cell>
          <table:table-cell table:number-columns-repeated="2"/>
          <table:table-cell table:style-name="ce1" table:formula="of:=SUMIF([.FF3:.FF9];&quot;=1&quot;;[.$C$3:.$C$9])" office:value-type="float" office:value="20">
            <text:p>20</text:p>
          </table:table-cell>
          <table:table-cell table:style-name="ce1" table:formula="of:=SUMIF([.FG3:.FG9];&quot;=1&quot;;[.$C$3:.$C$9])" office:value-type="float" office:value="0">
            <text:p>0</text:p>
          </table:table-cell>
          <table:table-cell table:style-name="ce1" table:formula="of:=SUMIF([.FH3:.FH9];&quot;=1&quot;;[.$C$3:.$C$9])" office:value-type="float" office:value="0">
            <text:p>0</text:p>
          </table:table-cell>
          <table:table-cell table:style-name="ce1" table:formula="of:=SUMIF([.FI3:.FI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FL3:.FL9];&quot;=1&quot;;[.$C$3:.$C$9])" office:value-type="float" office:value="1">
            <text:p>1</text:p>
          </table:table-cell>
          <table:table-cell table:style-name="ce1" table:formula="of:=SUMIF([.FM3:.FM9];&quot;=1&quot;;[.$C$3:.$C$9])" office:value-type="float" office:value="22">
            <text:p>22</text:p>
          </table:table-cell>
          <table:table-cell table:style-name="ce1" table:formula="of:=SUMIF([.FN3:.FN9];&quot;=1&quot;;[.$C$3:.$C$9])" office:value-type="float" office:value="0">
            <text:p>0</text:p>
          </table:table-cell>
          <table:table-cell table:style-name="ce1" table:formula="of:=SUMIF([.FO3:.FO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FR3:.FR9];&quot;=1&quot;;[.$C$3:.$C$9])" office:value-type="float" office:value="8">
            <text:p>8</text:p>
          </table:table-cell>
          <table:table-cell table:style-name="ce1" table:formula="of:=SUMIF([.FS3:.FS9];&quot;=1&quot;;[.$C$3:.$C$9])" office:value-type="float" office:value="20">
            <text:p>20</text:p>
          </table:table-cell>
          <table:table-cell table:style-name="ce1" table:formula="of:=SUMIF([.FT3:.FT9];&quot;=1&quot;;[.$C$3:.$C$9])" office:value-type="float" office:value="34">
            <text:p>34</text:p>
          </table:table-cell>
          <table:table-cell table:style-name="ce1" table:formula="of:=SUMIF([.FU3:.FU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FX3:.FX9];&quot;=1&quot;;[.$C$3:.$C$9])" office:value-type="float" office:value="20">
            <text:p>20</text:p>
          </table:table-cell>
          <table:table-cell table:style-name="ce1" table:formula="of:=SUMIF([.FY3:.FY9];&quot;=1&quot;;[.$C$3:.$C$9])" office:value-type="float" office:value="20">
            <text:p>20</text:p>
          </table:table-cell>
          <table:table-cell table:style-name="ce1" table:formula="of:=SUMIF([.FZ3:.FZ9];&quot;=1&quot;;[.$C$3:.$C$9])" office:value-type="float" office:value="20">
            <text:p>20</text:p>
          </table:table-cell>
          <table:table-cell table:style-name="ce1" table:formula="of:=SUMIF([.GA3:.GA9];&quot;=1&quot;;[.$C$3:.$C$9])" office:value-type="float" office:value="20">
            <text:p>20</text:p>
          </table:table-cell>
          <table:table-cell table:number-columns-repeated="2"/>
          <table:table-cell table:style-name="ce1" table:formula="of:=SUMIF([.GD3:.GD9];&quot;=1&quot;;[.$C$3:.$C$9])" office:value-type="float" office:value="34">
            <text:p>34</text:p>
          </table:table-cell>
          <table:table-cell table:style-name="ce1" table:formula="of:=SUMIF([.GE3:.GE9];&quot;=1&quot;;[.$C$3:.$C$9])" office:value-type="float" office:value="20">
            <text:p>20</text:p>
          </table:table-cell>
          <table:table-cell table:style-name="ce1" table:formula="of:=SUMIF([.GF3:.GF9];&quot;=1&quot;;[.$C$3:.$C$9])" office:value-type="float" office:value="8">
            <text:p>8</text:p>
          </table:table-cell>
          <table:table-cell table:style-name="ce1" table:formula="of:=SUMIF([.GG3:.GG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GJ3:.GJ9];&quot;=1&quot;;[.$C$3:.$C$9])" office:value-type="float" office:value="88">
            <text:p>88</text:p>
          </table:table-cell>
          <table:table-cell table:style-name="ce1" table:formula="of:=SUMIF([.GK3:.GK9];&quot;=1&quot;;[.$C$3:.$C$9])" office:value-type="float" office:value="85">
            <text:p>85</text:p>
          </table:table-cell>
          <table:table-cell table:style-name="ce1" table:formula="of:=SUMIF([.GL3:.GL9];&quot;=1&quot;;[.$C$3:.$C$9])" office:value-type="float" office:value="85">
            <text:p>85</text:p>
          </table:table-cell>
          <table:table-cell table:style-name="ce1" table:formula="of:=SUMIF([.GM3:.GM9];&quot;=1&quot;;[.$C$3:.$C$9])" office:value-type="float" office:value="52">
            <text:p>52</text:p>
          </table:table-cell>
          <table:table-cell table:number-columns-repeated="2"/>
          <table:table-cell table:style-name="ce1" table:formula="of:=SUMIF([.GP3:.GP9];&quot;=1&quot;;[.$C$3:.$C$9])" office:value-type="float" office:value="30">
            <text:p>30</text:p>
          </table:table-cell>
          <table:table-cell table:style-name="ce1" table:formula="of:=SUMIF([.GQ3:.GQ9];&quot;=1&quot;;[.$C$3:.$C$9])" office:value-type="float" office:value="33">
            <text:p>33</text:p>
          </table:table-cell>
          <table:table-cell table:style-name="ce1" table:formula="of:=SUMIF([.GR3:.GR9];&quot;=1&quot;;[.$C$3:.$C$9])" office:value-type="float" office:value="45">
            <text:p>45</text:p>
          </table:table-cell>
          <table:table-cell table:style-name="ce1" table:formula="of:=SUMIF([.GS3:.GS9];&quot;=1&quot;;[.$C$3:.$C$9])" office:value-type="float" office:value="61">
            <text:p>61</text:p>
          </table:table-cell>
          <table:table-cell table:number-columns-repeated="2"/>
          <table:table-cell table:style-name="ce1" table:formula="of:=SUMIF([.GV3:.GV9];&quot;=1&quot;;[.$C$3:.$C$9])" office:value-type="float" office:value="127">
            <text:p>127</text:p>
          </table:table-cell>
          <table:table-cell table:style-name="ce1" table:formula="of:=SUMIF([.GW3:.GW9];&quot;=1&quot;;[.$C$3:.$C$9])" office:value-type="float" office:value="72">
            <text:p>72</text:p>
          </table:table-cell>
          <table:table-cell table:style-name="ce1" table:formula="of:=SUMIF([.GX3:.GX9];&quot;=1&quot;;[.$C$3:.$C$9])" office:value-type="float" office:value="72">
            <text:p>72</text:p>
          </table:table-cell>
          <table:table-cell table:style-name="ce1" table:formula="of:=SUMIF([.GY3:.GY9];&quot;=1&quot;;[.$C$3:.$C$9])" office:value-type="float" office:value="127">
            <text:p>127</text:p>
          </table:table-cell>
          <table:table-cell table:number-columns-repeated="2"/>
          <table:table-cell table:style-name="ce1" table:formula="of:=SUMIF([.HB3:.HB9];&quot;=1&quot;;[.$C$3:.$C$9])" office:value-type="float" office:value="127">
            <text:p>127</text:p>
          </table:table-cell>
          <table:table-cell table:style-name="ce1" table:formula="of:=SUMIF([.HC3:.HC9];&quot;=1&quot;;[.$C$3:.$C$9])" office:value-type="float" office:value="73">
            <text:p>73</text:p>
          </table:table-cell>
          <table:table-cell table:style-name="ce1" table:formula="of:=SUMIF([.HD3:.HD9];&quot;=1&quot;;[.$C$3:.$C$9])" office:value-type="float" office:value="73">
            <text:p>73</text:p>
          </table:table-cell>
          <table:table-cell table:style-name="ce1" table:formula="of:=SUMIF([.HE3:.HE9];&quot;=1&quot;;[.$C$3:.$C$9])" office:value-type="float" office:value="54">
            <text:p>54</text:p>
          </table:table-cell>
          <table:table-cell table:number-columns-repeated="2"/>
          <table:table-cell table:style-name="ce1" table:formula="of:=SUMIF([.HH3:.HH9];&quot;=1&quot;;[.$C$3:.$C$9])" office:value-type="float" office:value="62">
            <text:p>62</text:p>
          </table:table-cell>
          <table:table-cell table:style-name="ce1" table:formula="of:=SUMIF([.HI3:.HI9];&quot;=1&quot;;[.$C$3:.$C$9])" office:value-type="float" office:value="65">
            <text:p>65</text:p>
          </table:table-cell>
          <table:table-cell table:style-name="ce1" table:formula="of:=SUMIF([.HJ3:.HJ9];&quot;=1&quot;;[.$C$3:.$C$9])" office:value-type="float" office:value="65">
            <text:p>65</text:p>
          </table:table-cell>
          <table:table-cell table:style-name="ce1" table:formula="of:=SUMIF([.HK3:.HK9];&quot;=1&quot;;[.$C$3:.$C$9])" office:value-type="float" office:value="65">
            <text:p>65</text:p>
          </table:table-cell>
          <table:table-cell table:number-columns-repeated="2"/>
          <table:table-cell table:style-name="ce1" table:formula="of:=SUMIF([.HN3:.HN9];&quot;=1&quot;;[.$C$3:.$C$9])" office:value-type="float" office:value="127">
            <text:p>127</text:p>
          </table:table-cell>
          <table:table-cell table:style-name="ce1" table:formula="of:=SUMIF([.HO3:.HO9];&quot;=1&quot;;[.$C$3:.$C$9])" office:value-type="float" office:value="65">
            <text:p>65</text:p>
          </table:table-cell>
          <table:table-cell table:style-name="ce1" table:formula="of:=SUMIF([.HP3:.HP9];&quot;=1&quot;;[.$C$3:.$C$9])" office:value-type="float" office:value="65">
            <text:p>65</text:p>
          </table:table-cell>
          <table:table-cell table:style-name="ce1" table:formula="of:=SUMIF([.HQ3:.HQ9];&quot;=1&quot;;[.$C$3:.$C$9])" office:value-type="float" office:value="62">
            <text:p>62</text:p>
          </table:table-cell>
          <table:table-cell table:number-columns-repeated="2"/>
          <table:table-cell table:style-name="ce1" table:formula="of:=SUMIF([.HT3:.HT9];&quot;=1&quot;;[.$C$3:.$C$9])" office:value-type="float" office:value="127">
            <text:p>127</text:p>
          </table:table-cell>
          <table:table-cell table:style-name="ce1" table:formula="of:=SUMIF([.HU3:.HU9];&quot;=1&quot;;[.$C$3:.$C$9])" office:value-type="float" office:value="73">
            <text:p>73</text:p>
          </table:table-cell>
          <table:table-cell table:style-name="ce1" table:formula="of:=SUMIF([.HV3:.HV9];&quot;=1&quot;;[.$C$3:.$C$9])" office:value-type="float" office:value="73">
            <text:p>73</text:p>
          </table:table-cell>
          <table:table-cell table:style-name="ce1" table:formula="of:=SUMIF([.HW3:.HW9];&quot;=1&quot;;[.$C$3:.$C$9])" office:value-type="float" office:value="73">
            <text:p>73</text:p>
          </table:table-cell>
          <table:table-cell table:number-columns-repeated="2"/>
          <table:table-cell table:style-name="ce1" table:formula="of:=SUMIF([.HZ3:.HZ9];&quot;=1&quot;;[.$C$3:.$C$9])" office:value-type="float" office:value="127">
            <text:p>127</text:p>
          </table:table-cell>
          <table:table-cell table:style-name="ce1" table:formula="of:=SUMIF([.IA3:.IA9];&quot;=1&quot;;[.$C$3:.$C$9])" office:value-type="float" office:value="72">
            <text:p>72</text:p>
          </table:table-cell>
          <table:table-cell table:style-name="ce1" table:formula="of:=SUMIF([.IB3:.IB9];&quot;=1&quot;;[.$C$3:.$C$9])" office:value-type="float" office:value="72">
            <text:p>72</text:p>
          </table:table-cell>
          <table:table-cell table:style-name="ce1" table:formula="of:=SUMIF([.IC3:.IC9];&quot;=1&quot;;[.$C$3:.$C$9])" office:value-type="float" office:value="72">
            <text:p>72</text:p>
          </table:table-cell>
          <table:table-cell table:number-columns-repeated="2"/>
          <table:table-cell table:style-name="ce1" table:formula="of:=SUMIF([.IF3:.IF9];&quot;=1&quot;;[.$C$3:.$C$9])" office:value-type="float" office:value="62">
            <text:p>62</text:p>
          </table:table-cell>
          <table:table-cell table:style-name="ce1" table:formula="of:=SUMIF([.IG3:.IG9];&quot;=1&quot;;[.$C$3:.$C$9])" office:value-type="float" office:value="65">
            <text:p>65</text:p>
          </table:table-cell>
          <table:table-cell table:style-name="ce1" table:formula="of:=SUMIF([.IH3:.IH9];&quot;=1&quot;;[.$C$3:.$C$9])" office:value-type="float" office:value="73">
            <text:p>73</text:p>
          </table:table-cell>
          <table:table-cell table:style-name="ce1" table:formula="of:=SUMIF([.II3:.II9];&quot;=1&quot;;[.$C$3:.$C$9])" office:value-type="float" office:value="78">
            <text:p>78</text:p>
          </table:table-cell>
          <table:table-cell table:number-columns-repeated="2"/>
          <table:table-cell table:style-name="ce1" table:formula="of:=SUMIF([.IL3:.IL9];&quot;=1&quot;;[.$C$3:.$C$9])" office:value-type="float" office:value="127">
            <text:p>127</text:p>
          </table:table-cell>
          <table:table-cell table:style-name="ce1" table:formula="of:=SUMIF([.IM3:.IM9];&quot;=1&quot;;[.$C$3:.$C$9])" office:value-type="float" office:value="8">
            <text:p>8</text:p>
          </table:table-cell>
          <table:table-cell table:style-name="ce1" table:formula="of:=SUMIF([.IN3:.IN9];&quot;=1&quot;;[.$C$3:.$C$9])" office:value-type="float" office:value="8">
            <text:p>8</text:p>
          </table:table-cell>
          <table:table-cell table:style-name="ce1" table:formula="of:=SUMIF([.IO3:.IO9];&quot;=1&quot;;[.$C$3:.$C$9])" office:value-type="float" office:value="127">
            <text:p>127</text:p>
          </table:table-cell>
          <table:table-cell table:number-columns-repeated="2"/>
          <table:table-cell table:style-name="ce1" table:formula="of:=SUMIF([.IR3:.IR9];&quot;=1&quot;;[.$C$3:.$C$9])" office:value-type="float" office:value="65">
            <text:p>65</text:p>
          </table:table-cell>
          <table:table-cell table:style-name="ce1" table:formula="of:=SUMIF([.IS3:.IS9];&quot;=1&quot;;[.$C$3:.$C$9])" office:value-type="float" office:value="127">
            <text:p>127</text:p>
          </table:table-cell>
          <table:table-cell table:style-name="ce1" table:formula="of:=SUMIF([.IT3:.IT9];&quot;=1&quot;;[.$C$3:.$C$9])" office:value-type="float" office:value="65">
            <text:p>65</text:p>
          </table:table-cell>
          <table:table-cell table:style-name="ce1" table:formula="of:=SUMIF([.IU3:.IU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IX3:.IX9];&quot;=1&quot;;[.$C$3:.$C$9])" office:value-type="float" office:value="65">
            <text:p>65</text:p>
          </table:table-cell>
          <table:table-cell table:style-name="ce1" table:formula="of:=SUMIF([.IY3:.IY9];&quot;=1&quot;;[.$C$3:.$C$9])" office:value-type="float" office:value="127">
            <text:p>127</text:p>
          </table:table-cell>
          <table:table-cell table:style-name="ce1" table:formula="of:=SUMIF([.IZ3:.IZ9];&quot;=1&quot;;[.$C$3:.$C$9])" office:value-type="float" office:value="65">
            <text:p>65</text:p>
          </table:table-cell>
          <table:table-cell table:style-name="ce1" table:formula="of:=SUMIF([.JA3:.JA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JD3:.JD9];&quot;=1&quot;;[.$C$3:.$C$9])" office:value-type="float" office:value="65">
            <text:p>65</text:p>
          </table:table-cell>
          <table:table-cell table:style-name="ce1" table:formula="of:=SUMIF([.JE3:.JE9];&quot;=1&quot;;[.$C$3:.$C$9])" office:value-type="float" office:value="127">
            <text:p>127</text:p>
          </table:table-cell>
          <table:table-cell table:style-name="ce1" table:formula="of:=SUMIF([.JF3:.JF9];&quot;=1&quot;;[.$C$3:.$C$9])" office:value-type="float" office:value="65">
            <text:p>65</text:p>
          </table:table-cell>
          <table:table-cell table:style-name="ce1" table:formula="of:=SUMIF([.JG3:.JG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JJ3:.JJ9];&quot;=1&quot;;[.$C$3:.$C$9])" office:value-type="float" office:value="65">
            <text:p>65</text:p>
          </table:table-cell>
          <table:table-cell table:style-name="ce1" table:formula="of:=SUMIF([.JK3:.JK9];&quot;=1&quot;;[.$C$3:.$C$9])" office:value-type="float" office:value="127">
            <text:p>127</text:p>
          </table:table-cell>
          <table:table-cell table:style-name="ce1" table:formula="of:=SUMIF([.JL3:.JL9];&quot;=1&quot;;[.$C$3:.$C$9])" office:value-type="float" office:value="65">
            <text:p>65</text:p>
          </table:table-cell>
          <table:table-cell table:style-name="ce1" table:formula="of:=SUMIF([.JM3:.JM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JP3:.JP9];&quot;=1&quot;;[.$C$3:.$C$9])" office:value-type="float" office:value="65">
            <text:p>65</text:p>
          </table:table-cell>
          <table:table-cell table:style-name="ce1" table:formula="of:=SUMIF([.JQ3:.JQ9];&quot;=1&quot;;[.$C$3:.$C$9])" office:value-type="float" office:value="127">
            <text:p>127</text:p>
          </table:table-cell>
          <table:table-cell table:style-name="ce1" table:formula="of:=SUMIF([.JR3:.JR9];&quot;=1&quot;;[.$C$3:.$C$9])" office:value-type="float" office:value="65">
            <text:p>65</text:p>
          </table:table-cell>
          <table:table-cell table:style-name="ce1" table:formula="of:=SUMIF([.JS3:.JS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JV3:.JV9];&quot;=1&quot;;[.$C$3:.$C$9])" office:value-type="float" office:value="65">
            <text:p>65</text:p>
          </table:table-cell>
          <table:table-cell table:style-name="ce1" table:formula="of:=SUMIF([.JW3:.JW9];&quot;=1&quot;;[.$C$3:.$C$9])" office:value-type="float" office:value="127">
            <text:p>127</text:p>
          </table:table-cell>
          <table:table-cell table:style-name="ce1" table:formula="of:=SUMIF([.JX3:.JX9];&quot;=1&quot;;[.$C$3:.$C$9])" office:value-type="float" office:value="65">
            <text:p>65</text:p>
          </table:table-cell>
          <table:table-cell table:style-name="ce1" table:formula="of:=SUMIF([.JY3:.JY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KB3:.KB9];&quot;=1&quot;;[.$C$3:.$C$9])" office:value-type="float" office:value="65">
            <text:p>65</text:p>
          </table:table-cell>
          <table:table-cell table:style-name="ce1" table:formula="of:=SUMIF([.KC3:.KC9];&quot;=1&quot;;[.$C$3:.$C$9])" office:value-type="float" office:value="127">
            <text:p>127</text:p>
          </table:table-cell>
          <table:table-cell table:style-name="ce1" table:formula="of:=SUMIF([.KD3:.KD9];&quot;=1&quot;;[.$C$3:.$C$9])" office:value-type="float" office:value="65">
            <text:p>65</text:p>
          </table:table-cell>
          <table:table-cell table:style-name="ce1" table:formula="of:=SUMIF([.KE3:.KE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KH3:.KH9];&quot;=1&quot;;[.$C$3:.$C$9])" office:value-type="float" office:value="65">
            <text:p>65</text:p>
          </table:table-cell>
          <table:table-cell table:style-name="ce1" table:formula="of:=SUMIF([.KI3:.KI9];&quot;=1&quot;;[.$C$3:.$C$9])" office:value-type="float" office:value="127">
            <text:p>127</text:p>
          </table:table-cell>
          <table:table-cell table:style-name="ce1" table:formula="of:=SUMIF([.KJ3:.KJ9];&quot;=1&quot;;[.$C$3:.$C$9])" office:value-type="float" office:value="65">
            <text:p>65</text:p>
          </table:table-cell>
          <table:table-cell table:style-name="ce1" table:formula="of:=SUMIF([.KK3:.KK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KN3:.KN9];&quot;=1&quot;;[.$C$3:.$C$9])" office:value-type="float" office:value="65">
            <text:p>65</text:p>
          </table:table-cell>
          <table:table-cell table:style-name="ce1" table:formula="of:=SUMIF([.KO3:.KO9];&quot;=1&quot;;[.$C$3:.$C$9])" office:value-type="float" office:value="127">
            <text:p>127</text:p>
          </table:table-cell>
          <table:table-cell table:style-name="ce1" table:formula="of:=SUMIF([.KP3:.KP9];&quot;=1&quot;;[.$C$3:.$C$9])" office:value-type="float" office:value="65">
            <text:p>65</text:p>
          </table:table-cell>
          <table:table-cell table:style-name="ce1" table:formula="of:=SUMIF([.KQ3:.KQ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KT3:.KT9];&quot;=1&quot;;[.$C$3:.$C$9])" office:value-type="float" office:value="65">
            <text:p>65</text:p>
          </table:table-cell>
          <table:table-cell table:style-name="ce1" table:formula="of:=SUMIF([.KU3:.KU9];&quot;=1&quot;;[.$C$3:.$C$9])" office:value-type="float" office:value="127">
            <text:p>127</text:p>
          </table:table-cell>
          <table:table-cell table:style-name="ce1" table:formula="of:=SUMIF([.KV3:.KV9];&quot;=1&quot;;[.$C$3:.$C$9])" office:value-type="float" office:value="65">
            <text:p>65</text:p>
          </table:table-cell>
          <table:table-cell table:style-name="ce1" table:formula="of:=SUMIF([.KW3:.KW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KZ3:.KZ9];&quot;=1&quot;;[.$C$3:.$C$9])" office:value-type="float" office:value="65">
            <text:p>65</text:p>
          </table:table-cell>
          <table:table-cell table:style-name="ce1" table:formula="of:=SUMIF([.LA3:.LA9];&quot;=1&quot;;[.$C$3:.$C$9])" office:value-type="float" office:value="127">
            <text:p>127</text:p>
          </table:table-cell>
          <table:table-cell table:style-name="ce1" table:formula="of:=SUMIF([.LB3:.LB9];&quot;=1&quot;;[.$C$3:.$C$9])" office:value-type="float" office:value="65">
            <text:p>65</text:p>
          </table:table-cell>
          <table:table-cell table:style-name="ce1" table:formula="of:=SUMIF([.LC3:.LC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LF3:.LF9];&quot;=1&quot;;[.$C$3:.$C$9])" office:value-type="float" office:value="65">
            <text:p>65</text:p>
          </table:table-cell>
          <table:table-cell table:style-name="ce1" table:formula="of:=SUMIF([.LG3:.LG9];&quot;=1&quot;;[.$C$3:.$C$9])" office:value-type="float" office:value="127">
            <text:p>127</text:p>
          </table:table-cell>
          <table:table-cell table:style-name="ce1" table:formula="of:=SUMIF([.LH3:.LH9];&quot;=1&quot;;[.$C$3:.$C$9])" office:value-type="float" office:value="65">
            <text:p>65</text:p>
          </table:table-cell>
          <table:table-cell table:style-name="ce1" table:formula="of:=SUMIF([.LI3:.LI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LL3:.LL9];&quot;=1&quot;;[.$C$3:.$C$9])" office:value-type="float" office:value="65">
            <text:p>65</text:p>
          </table:table-cell>
          <table:table-cell table:style-name="ce1" table:formula="of:=SUMIF([.LM3:.LM9];&quot;=1&quot;;[.$C$3:.$C$9])" office:value-type="float" office:value="127">
            <text:p>127</text:p>
          </table:table-cell>
          <table:table-cell table:style-name="ce1" table:formula="of:=SUMIF([.LN3:.LN9];&quot;=1&quot;;[.$C$3:.$C$9])" office:value-type="float" office:value="65">
            <text:p>65</text:p>
          </table:table-cell>
          <table:table-cell table:style-name="ce1" table:formula="of:=SUMIF([.LO3:.LO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LR3:.LR9];&quot;=1&quot;;[.$C$3:.$C$9])" office:value-type="float" office:value="65">
            <text:p>65</text:p>
          </table:table-cell>
          <table:table-cell table:style-name="ce1" table:formula="of:=SUMIF([.LS3:.LS9];&quot;=1&quot;;[.$C$3:.$C$9])" office:value-type="float" office:value="127">
            <text:p>127</text:p>
          </table:table-cell>
          <table:table-cell table:style-name="ce1" table:formula="of:=SUMIF([.LT3:.LT9];&quot;=1&quot;;[.$C$3:.$C$9])" office:value-type="float" office:value="65">
            <text:p>65</text:p>
          </table:table-cell>
          <table:table-cell table:style-name="ce1" table:formula="of:=SUMIF([.LU3:.LU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LX3:.LX9];&quot;=1&quot;;[.$C$3:.$C$9])" office:value-type="float" office:value="65">
            <text:p>65</text:p>
          </table:table-cell>
          <table:table-cell table:style-name="ce1" table:formula="of:=SUMIF([.LY3:.LY9];&quot;=1&quot;;[.$C$3:.$C$9])" office:value-type="float" office:value="127">
            <text:p>127</text:p>
          </table:table-cell>
          <table:table-cell table:style-name="ce1" table:formula="of:=SUMIF([.LZ3:.LZ9];&quot;=1&quot;;[.$C$3:.$C$9])" office:value-type="float" office:value="65">
            <text:p>65</text:p>
          </table:table-cell>
          <table:table-cell table:style-name="ce1" table:formula="of:=SUMIF([.MA3:.MA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MD3:.MD9];&quot;=1&quot;;[.$C$3:.$C$9])" office:value-type="float" office:value="65">
            <text:p>65</text:p>
          </table:table-cell>
          <table:table-cell table:style-name="ce1" table:formula="of:=SUMIF([.ME3:.ME9];&quot;=1&quot;;[.$C$3:.$C$9])" office:value-type="float" office:value="127">
            <text:p>127</text:p>
          </table:table-cell>
          <table:table-cell table:style-name="ce1" table:formula="of:=SUMIF([.MF3:.MF9];&quot;=1&quot;;[.$C$3:.$C$9])" office:value-type="float" office:value="65">
            <text:p>65</text:p>
          </table:table-cell>
          <table:table-cell table:style-name="ce1" table:formula="of:=SUMIF([.MG3:.MG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MJ3:.MJ9];&quot;=1&quot;;[.$C$3:.$C$9])" office:value-type="float" office:value="65">
            <text:p>65</text:p>
          </table:table-cell>
          <table:table-cell table:style-name="ce1" table:formula="of:=SUMIF([.MK3:.MK9];&quot;=1&quot;;[.$C$3:.$C$9])" office:value-type="float" office:value="127">
            <text:p>127</text:p>
          </table:table-cell>
          <table:table-cell table:style-name="ce1" table:formula="of:=SUMIF([.ML3:.ML9];&quot;=1&quot;;[.$C$3:.$C$9])" office:value-type="float" office:value="65">
            <text:p>65</text:p>
          </table:table-cell>
          <table:table-cell table:style-name="ce1" table:formula="of:=SUMIF([.MM3:.MM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MP3:.MP9];&quot;=1&quot;;[.$C$3:.$C$9])" office:value-type="float" office:value="65">
            <text:p>65</text:p>
          </table:table-cell>
          <table:table-cell table:style-name="ce1" table:formula="of:=SUMIF([.MQ3:.MQ9];&quot;=1&quot;;[.$C$3:.$C$9])" office:value-type="float" office:value="127">
            <text:p>127</text:p>
          </table:table-cell>
          <table:table-cell table:style-name="ce1" table:formula="of:=SUMIF([.MR3:.MR9];&quot;=1&quot;;[.$C$3:.$C$9])" office:value-type="float" office:value="65">
            <text:p>65</text:p>
          </table:table-cell>
          <table:table-cell table:style-name="ce1" table:formula="of:=SUMIF([.MS3:.MS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MV3:.MV9];&quot;=1&quot;;[.$C$3:.$C$9])" office:value-type="float" office:value="65">
            <text:p>65</text:p>
          </table:table-cell>
          <table:table-cell table:style-name="ce1" table:formula="of:=SUMIF([.MW3:.MW9];&quot;=1&quot;;[.$C$3:.$C$9])" office:value-type="float" office:value="127">
            <text:p>127</text:p>
          </table:table-cell>
          <table:table-cell table:style-name="ce1" table:formula="of:=SUMIF([.MX3:.MX9];&quot;=1&quot;;[.$C$3:.$C$9])" office:value-type="float" office:value="65">
            <text:p>65</text:p>
          </table:table-cell>
          <table:table-cell table:style-name="ce1" table:formula="of:=SUMIF([.MY3:.MY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NB3:.NB9];&quot;=1&quot;;[.$C$3:.$C$9])" office:value-type="float" office:value="65">
            <text:p>65</text:p>
          </table:table-cell>
          <table:table-cell table:style-name="ce1" table:formula="of:=SUMIF([.NC3:.NC9];&quot;=1&quot;;[.$C$3:.$C$9])" office:value-type="float" office:value="127">
            <text:p>127</text:p>
          </table:table-cell>
          <table:table-cell table:style-name="ce1" table:formula="of:=SUMIF([.ND3:.ND9];&quot;=1&quot;;[.$C$3:.$C$9])" office:value-type="float" office:value="65">
            <text:p>65</text:p>
          </table:table-cell>
          <table:table-cell table:style-name="ce1" table:formula="of:=SUMIF([.NE3:.NE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NH3:.NH9];&quot;=1&quot;;[.$C$3:.$C$9])" office:value-type="float" office:value="65">
            <text:p>65</text:p>
          </table:table-cell>
          <table:table-cell table:style-name="ce1" table:formula="of:=SUMIF([.NI3:.NI9];&quot;=1&quot;;[.$C$3:.$C$9])" office:value-type="float" office:value="127">
            <text:p>127</text:p>
          </table:table-cell>
          <table:table-cell table:style-name="ce1" table:formula="of:=SUMIF([.NJ3:.NJ9];&quot;=1&quot;;[.$C$3:.$C$9])" office:value-type="float" office:value="65">
            <text:p>65</text:p>
          </table:table-cell>
          <table:table-cell table:style-name="ce1" table:formula="of:=SUMIF([.NK3:.NK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NN3:.NN9];&quot;=1&quot;;[.$C$3:.$C$9])" office:value-type="float" office:value="32">
            <text:p>32</text:p>
          </table:table-cell>
          <table:table-cell table:style-name="ce1" table:formula="of:=SUMIF([.NO3:.NO9];&quot;=1&quot;;[.$C$3:.$C$9])" office:value-type="float" office:value="64">
            <text:p>64</text:p>
          </table:table-cell>
          <table:table-cell table:style-name="ce1" table:formula="of:=SUMIF([.NP3:.NP9];&quot;=1&quot;;[.$C$3:.$C$9])" office:value-type="float" office:value="32">
            <text:p>32</text:p>
          </table:table-cell>
          <table:table-cell table:style-name="ce1" table:formula="of:=SUMIF([.NQ3:.NQ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NT3:.NT9];&quot;=1&quot;;[.$C$3:.$C$9])" office:value-type="float" office:value="65">
            <text:p>65</text:p>
          </table:table-cell>
          <table:table-cell table:style-name="ce1" table:formula="of:=SUMIF([.NU3:.NU9];&quot;=1&quot;;[.$C$3:.$C$9])" office:value-type="float" office:value="127">
            <text:p>127</text:p>
          </table:table-cell>
          <table:table-cell table:style-name="ce1" table:formula="of:=SUMIF([.NV3:.NV9];&quot;=1&quot;;[.$C$3:.$C$9])" office:value-type="float" office:value="65">
            <text:p>65</text:p>
          </table:table-cell>
          <table:table-cell table:style-name="ce1" table:formula="of:=SUMIF([.NW3:.NW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NZ3:.NZ9];&quot;=1&quot;;[.$C$3:.$C$9])" office:value-type="float" office:value="65">
            <text:p>65</text:p>
          </table:table-cell>
          <table:table-cell table:style-name="ce1" table:formula="of:=SUMIF([.OA3:.OA9];&quot;=1&quot;;[.$C$3:.$C$9])" office:value-type="float" office:value="127">
            <text:p>127</text:p>
          </table:table-cell>
          <table:table-cell table:style-name="ce1" table:formula="of:=SUMIF([.OB3:.OB9];&quot;=1&quot;;[.$C$3:.$C$9])" office:value-type="float" office:value="65">
            <text:p>65</text:p>
          </table:table-cell>
          <table:table-cell table:style-name="ce1" table:formula="of:=SUMIF([.OC3:.OC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OF3:.OF9];&quot;=1&quot;;[.$C$3:.$C$9])" office:value-type="float" office:value="7">
            <text:p>7</text:p>
          </table:table-cell>
          <table:table-cell table:style-name="ce1" table:formula="of:=SUMIF([.OG3:.OG9];&quot;=1&quot;;[.$C$3:.$C$9])" office:value-type="float" office:value="21">
            <text:p>21</text:p>
          </table:table-cell>
          <table:table-cell table:style-name="ce1" table:formula="of:=SUMIF([.OH3:.OH9];&quot;=1&quot;;[.$C$3:.$C$9])" office:value-type="float" office:value="21">
            <text:p>21</text:p>
          </table:table-cell>
          <table:table-cell table:style-name="ce1" table:formula="of:=SUMIF([.OI3:.OI9];&quot;=1&quot;;[.$C$3:.$C$9])" office:value-type="float" office:value="15">
            <text:p>15</text:p>
          </table:table-cell>
          <table:table-cell table:number-columns-repeated="2"/>
          <table:table-cell table:style-name="ce1" table:formula="of:=SUMIF([.OL3:.OL9];&quot;=1&quot;;[.$C$3:.$C$9])" office:value-type="float" office:value="65">
            <text:p>65</text:p>
          </table:table-cell>
          <table:table-cell table:style-name="ce1" table:formula="of:=SUMIF([.OM3:.OM9];&quot;=1&quot;;[.$C$3:.$C$9])" office:value-type="float" office:value="127">
            <text:p>127</text:p>
          </table:table-cell>
          <table:table-cell table:style-name="ce1" table:formula="of:=SUMIF([.ON3:.ON9];&quot;=1&quot;;[.$C$3:.$C$9])" office:value-type="float" office:value="65">
            <text:p>65</text:p>
          </table:table-cell>
          <table:table-cell table:style-name="ce1" table:formula="of:=SUMIF([.OO3:.OO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OR3:.OR9];&quot;=1&quot;;[.$C$3:.$C$9])" office:value-type="float" office:value="65">
            <text:p>65</text:p>
          </table:table-cell>
          <table:table-cell table:style-name="ce1" table:formula="of:=SUMIF([.OS3:.OS9];&quot;=1&quot;;[.$C$3:.$C$9])" office:value-type="float" office:value="127">
            <text:p>127</text:p>
          </table:table-cell>
          <table:table-cell table:style-name="ce1" table:formula="of:=SUMIF([.OT3:.OT9];&quot;=1&quot;;[.$C$3:.$C$9])" office:value-type="float" office:value="65">
            <text:p>65</text:p>
          </table:table-cell>
          <table:table-cell table:style-name="ce1" table:formula="of:=SUMIF([.OU3:.OU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OX3:.OX9];&quot;=1&quot;;[.$C$3:.$C$9])" office:value-type="float" office:value="65">
            <text:p>65</text:p>
          </table:table-cell>
          <table:table-cell table:style-name="ce1" table:formula="of:=SUMIF([.OY3:.OY9];&quot;=1&quot;;[.$C$3:.$C$9])" office:value-type="float" office:value="127">
            <text:p>127</text:p>
          </table:table-cell>
          <table:table-cell table:style-name="ce1" table:formula="of:=SUMIF([.OZ3:.OZ9];&quot;=1&quot;;[.$C$3:.$C$9])" office:value-type="float" office:value="65">
            <text:p>65</text:p>
          </table:table-cell>
          <table:table-cell table:style-name="ce1" table:formula="of:=SUMIF([.PA3:.PA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PD3:.PD9];&quot;=1&quot;;[.$C$3:.$C$9])" office:value-type="float" office:value="65">
            <text:p>65</text:p>
          </table:table-cell>
          <table:table-cell table:style-name="ce1" table:formula="of:=SUMIF([.PE3:.PE9];&quot;=1&quot;;[.$C$3:.$C$9])" office:value-type="float" office:value="127">
            <text:p>127</text:p>
          </table:table-cell>
          <table:table-cell table:style-name="ce1" table:formula="of:=SUMIF([.PF3:.PF9];&quot;=1&quot;;[.$C$3:.$C$9])" office:value-type="float" office:value="65">
            <text:p>65</text:p>
          </table:table-cell>
          <table:table-cell table:style-name="ce1" table:formula="of:=SUMIF([.PG3:.PG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PJ3:.PJ9];&quot;=1&quot;;[.$C$3:.$C$9])" office:value-type="float" office:value="65">
            <text:p>65</text:p>
          </table:table-cell>
          <table:table-cell table:style-name="ce1" table:formula="of:=SUMIF([.PK3:.PK9];&quot;=1&quot;;[.$C$3:.$C$9])" office:value-type="float" office:value="127">
            <text:p>127</text:p>
          </table:table-cell>
          <table:table-cell table:style-name="ce1" table:formula="of:=SUMIF([.PL3:.PL9];&quot;=1&quot;;[.$C$3:.$C$9])" office:value-type="float" office:value="65">
            <text:p>65</text:p>
          </table:table-cell>
          <table:table-cell table:style-name="ce1" table:formula="of:=SUMIF([.PM3:.PM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PP3:.PP9];&quot;=1&quot;;[.$C$3:.$C$9])" office:value-type="float" office:value="65">
            <text:p>65</text:p>
          </table:table-cell>
          <table:table-cell table:style-name="ce1" table:formula="of:=SUMIF([.PQ3:.PQ9];&quot;=1&quot;;[.$C$3:.$C$9])" office:value-type="float" office:value="127">
            <text:p>127</text:p>
          </table:table-cell>
          <table:table-cell table:style-name="ce1" table:formula="of:=SUMIF([.PR3:.PR9];&quot;=1&quot;;[.$C$3:.$C$9])" office:value-type="float" office:value="65">
            <text:p>65</text:p>
          </table:table-cell>
          <table:table-cell table:style-name="ce1" table:formula="of:=SUMIF([.PS3:.PS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PV3:.PV9];&quot;=1&quot;;[.$C$3:.$C$9])" office:value-type="float" office:value="65">
            <text:p>65</text:p>
          </table:table-cell>
          <table:table-cell table:style-name="ce1" table:formula="of:=SUMIF([.PW3:.PW9];&quot;=1&quot;;[.$C$3:.$C$9])" office:value-type="float" office:value="127">
            <text:p>127</text:p>
          </table:table-cell>
          <table:table-cell table:style-name="ce1" table:formula="of:=SUMIF([.PX3:.PX9];&quot;=1&quot;;[.$C$3:.$C$9])" office:value-type="float" office:value="65">
            <text:p>65</text:p>
          </table:table-cell>
          <table:table-cell table:style-name="ce1" table:formula="of:=SUMIF([.PY3:.PY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QB3:.QB9];&quot;=1&quot;;[.$C$3:.$C$9])" office:value-type="float" office:value="65">
            <text:p>65</text:p>
          </table:table-cell>
          <table:table-cell table:style-name="ce1" table:formula="of:=SUMIF([.QC3:.QC9];&quot;=1&quot;;[.$C$3:.$C$9])" office:value-type="float" office:value="127">
            <text:p>127</text:p>
          </table:table-cell>
          <table:table-cell table:style-name="ce1" table:formula="of:=SUMIF([.QD3:.QD9];&quot;=1&quot;;[.$C$3:.$C$9])" office:value-type="float" office:value="65">
            <text:p>65</text:p>
          </table:table-cell>
          <table:table-cell table:style-name="ce1" table:formula="of:=SUMIF([.QE3:.QE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QH3:.QH9];&quot;=1&quot;;[.$C$3:.$C$9])" office:value-type="float" office:value="65">
            <text:p>65</text:p>
          </table:table-cell>
          <table:table-cell table:style-name="ce1" table:formula="of:=SUMIF([.QI3:.QI9];&quot;=1&quot;;[.$C$3:.$C$9])" office:value-type="float" office:value="127">
            <text:p>127</text:p>
          </table:table-cell>
          <table:table-cell table:style-name="ce1" table:formula="of:=SUMIF([.QJ3:.QJ9];&quot;=1&quot;;[.$C$3:.$C$9])" office:value-type="float" office:value="65">
            <text:p>65</text:p>
          </table:table-cell>
          <table:table-cell table:style-name="ce1" table:formula="of:=SUMIF([.QK3:.QK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QN3:.QN9];&quot;=1&quot;;[.$C$3:.$C$9])" office:value-type="float" office:value="127">
            <text:p>127</text:p>
          </table:table-cell>
          <table:table-cell table:style-name="ce1" table:formula="of:=SUMIF([.QO3:.QO9];&quot;=1&quot;;[.$C$3:.$C$9])" office:value-type="float" office:value="12">
            <text:p>12</text:p>
          </table:table-cell>
          <table:table-cell table:style-name="ce1" table:formula="of:=SUMIF([.QP3:.QP9];&quot;=1&quot;;[.$C$3:.$C$9])" office:value-type="float" office:value="18">
            <text:p>18</text:p>
          </table:table-cell>
          <table:table-cell table:style-name="ce1" table:formula="of:=SUMIF([.QQ3:.QQ9];&quot;=1&quot;;[.$C$3:.$C$9])" office:value-type="float" office:value="1">
            <text:p>1</text:p>
          </table:table-cell>
          <table:table-cell table:number-columns-repeated="2"/>
          <table:table-cell table:style-name="ce1" table:formula="of:=SUMIF([.QT3:.QT9];&quot;=1&quot;;[.$C$3:.$C$9])" office:value-type="float" office:value="127">
            <text:p>127</text:p>
          </table:table-cell>
          <table:table-cell table:style-name="ce1" table:formula="of:=SUMIF([.QU3:.QU9];&quot;=1&quot;;[.$C$3:.$C$9])" office:value-type="float" office:value="1">
            <text:p>1</text:p>
          </table:table-cell>
          <table:table-cell table:style-name="ce1" table:formula="of:=SUMIF([.QV3:.QV9];&quot;=1&quot;;[.$C$3:.$C$9])" office:value-type="float" office:value="1">
            <text:p>1</text:p>
          </table:table-cell>
          <table:table-cell table:style-name="ce1" table:formula="of:=SUMIF([.QW3:.QW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QZ3:.QZ9];&quot;=1&quot;;[.$C$3:.$C$9])" office:value-type="float" office:value="15">
            <text:p>15</text:p>
          </table:table-cell>
          <table:table-cell table:style-name="ce1" table:formula="of:=SUMIF([.RA3:.RA9];&quot;=1&quot;;[.$C$3:.$C$9])" office:value-type="float" office:value="8">
            <text:p>8</text:p>
          </table:table-cell>
          <table:table-cell table:style-name="ce1" table:formula="of:=SUMIF([.RB3:.RB9];&quot;=1&quot;;[.$C$3:.$C$9])" office:value-type="float" office:value="15">
            <text:p>15</text:p>
          </table:table-cell>
          <table:table-cell table:style-name="ce1" table:formula="of:=SUMIF([.RC3:.RC9];&quot;=1&quot;;[.$C$3:.$C$9])" office:value-type="float" office:value="7">
            <text:p>7</text:p>
          </table:table-cell>
          <table:table-cell table:number-columns-repeated="2"/>
          <table:table-cell table:style-name="ce1" table:formula="of:=SUMIF([.RF3:.RF9];&quot;=1&quot;;[.$C$3:.$C$9])" office:value-type="float" office:value="15">
            <text:p>15</text:p>
          </table:table-cell>
          <table:table-cell table:style-name="ce1" table:formula="of:=SUMIF([.RG3:.RG9];&quot;=1&quot;;[.$C$3:.$C$9])" office:value-type="float" office:value="8">
            <text:p>8</text:p>
          </table:table-cell>
          <table:table-cell table:style-name="ce1" table:formula="of:=SUMIF([.RH3:.RH9];&quot;=1&quot;;[.$C$3:.$C$9])" office:value-type="float" office:value="7">
            <text:p>7</text:p>
          </table:table-cell>
          <table:table-cell table:style-name="ce1" table:formula="of:=SUMIF([.RI3:.RI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RL3:.RL9];&quot;=1&quot;;[.$C$3:.$C$9])" office:value-type="float" office:value="65">
            <text:p>65</text:p>
          </table:table-cell>
          <table:table-cell table:style-name="ce1" table:formula="of:=SUMIF([.RM3:.RM9];&quot;=1&quot;;[.$C$3:.$C$9])" office:value-type="float" office:value="127">
            <text:p>127</text:p>
          </table:table-cell>
          <table:table-cell table:style-name="ce1" table:formula="of:=SUMIF([.RN3:.RN9];&quot;=1&quot;;[.$C$3:.$C$9])" office:value-type="float" office:value="65">
            <text:p>65</text:p>
          </table:table-cell>
          <table:table-cell table:style-name="ce1" table:formula="of:=SUMIF([.RO3:.RO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RR3:.RR9];&quot;=1&quot;;[.$C$3:.$C$9])" office:value-type="float" office:value="31">
            <text:p>31</text:p>
          </table:table-cell>
          <table:table-cell table:style-name="ce1" table:formula="of:=SUMIF([.RS3:.RS9];&quot;=1&quot;;[.$C$3:.$C$9])" office:value-type="float" office:value="20">
            <text:p>20</text:p>
          </table:table-cell>
          <table:table-cell table:style-name="ce1" table:formula="of:=SUMIF([.RT3:.RT9];&quot;=1&quot;;[.$C$3:.$C$9])" office:value-type="float" office:value="28">
            <text:p>28</text:p>
          </table:table-cell>
          <table:table-cell table:style-name="ce1" table:formula="of:=SUMIF([.RU3:.RU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RX3:.RX9];&quot;=1&quot;;[.$C$3:.$C$9])" office:value-type="float" office:value="0">
            <text:p>0</text:p>
          </table:table-cell>
          <table:table-cell table:style-name="ce1" table:formula="of:=SUMIF([.RY3:.RY9];&quot;=1&quot;;[.$C$3:.$C$9])" office:value-type="float" office:value="28">
            <text:p>28</text:p>
          </table:table-cell>
          <table:table-cell table:style-name="ce1" table:formula="of:=SUMIF([.RZ3:.RZ9];&quot;=1&quot;;[.$C$3:.$C$9])" office:value-type="float" office:value="20">
            <text:p>20</text:p>
          </table:table-cell>
          <table:table-cell table:style-name="ce1" table:formula="of:=SUMIF([.SA3:.SA9];&quot;=1&quot;;[.$C$3:.$C$9])" office:value-type="float" office:value="31">
            <text:p>31</text:p>
          </table:table-cell>
          <table:table-cell table:number-columns-repeated="2"/>
          <table:table-cell table:style-name="ce1" table:formula="of:=SUMIF([.SD3:.SD9];&quot;=1&quot;;[.$C$3:.$C$9])" office:value-type="float" office:value="65">
            <text:p>65</text:p>
          </table:table-cell>
          <table:table-cell table:style-name="ce1" table:formula="of:=SUMIF([.SE3:.SE9];&quot;=1&quot;;[.$C$3:.$C$9])" office:value-type="float" office:value="127">
            <text:p>127</text:p>
          </table:table-cell>
          <table:table-cell table:style-name="ce1" table:formula="of:=SUMIF([.SF3:.SF9];&quot;=1&quot;;[.$C$3:.$C$9])" office:value-type="float" office:value="65">
            <text:p>65</text:p>
          </table:table-cell>
          <table:table-cell table:style-name="ce1" table:formula="of:=SUMIF([.SG3:.SG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SJ3:.SJ9];&quot;=1&quot;;[.$C$3:.$C$9])" office:value-type="float" office:value="65">
            <text:p>65</text:p>
          </table:table-cell>
          <table:table-cell table:style-name="ce1" table:formula="of:=SUMIF([.SK3:.SK9];&quot;=1&quot;;[.$C$3:.$C$9])" office:value-type="float" office:value="127">
            <text:p>127</text:p>
          </table:table-cell>
          <table:table-cell table:style-name="ce1" table:formula="of:=SUMIF([.SL3:.SL9];&quot;=1&quot;;[.$C$3:.$C$9])" office:value-type="float" office:value="65">
            <text:p>65</text:p>
          </table:table-cell>
          <table:table-cell table:style-name="ce1" table:formula="of:=SUMIF([.SM3:.SM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SP3:.SP9];&quot;=1&quot;;[.$C$3:.$C$9])" office:value-type="float" office:value="65">
            <text:p>65</text:p>
          </table:table-cell>
          <table:table-cell table:style-name="ce1" table:formula="of:=SUMIF([.SQ3:.SQ9];&quot;=1&quot;;[.$C$3:.$C$9])" office:value-type="float" office:value="127">
            <text:p>127</text:p>
          </table:table-cell>
          <table:table-cell table:style-name="ce1" table:formula="of:=SUMIF([.SR3:.SR9];&quot;=1&quot;;[.$C$3:.$C$9])" office:value-type="float" office:value="65">
            <text:p>65</text:p>
          </table:table-cell>
          <table:table-cell table:style-name="ce1" table:formula="of:=SUMIF([.SS3:.SS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SV3:.SV9];&quot;=1&quot;;[.$C$3:.$C$9])" office:value-type="float" office:value="30">
            <text:p>30</text:p>
          </table:table-cell>
          <table:table-cell table:style-name="ce1" table:formula="of:=SUMIF([.SW3:.SW9];&quot;=1&quot;;[.$C$3:.$C$9])" office:value-type="float" office:value="1">
            <text:p>1</text:p>
          </table:table-cell>
          <table:table-cell table:style-name="ce1" table:formula="of:=SUMIF([.SX3:.SX9];&quot;=1&quot;;[.$C$3:.$C$9])" office:value-type="float" office:value="1">
            <text:p>1</text:p>
          </table:table-cell>
          <table:table-cell table:style-name="ce1" table:formula="of:=SUMIF([.SY3:.SY9];&quot;=1&quot;;[.$C$3:.$C$9])" office:value-type="float" office:value="31">
            <text:p>31</text:p>
          </table:table-cell>
          <table:table-cell table:number-columns-repeated="2"/>
          <table:table-cell table:style-name="ce1" table:formula="of:=SUMIF([.TB3:.TB9];&quot;=1&quot;;[.$C$3:.$C$9])" office:value-type="float" office:value="28">
            <text:p>28</text:p>
          </table:table-cell>
          <table:table-cell table:style-name="ce1" table:formula="of:=SUMIF([.TC3:.TC9];&quot;=1&quot;;[.$C$3:.$C$9])" office:value-type="float" office:value="3">
            <text:p>3</text:p>
          </table:table-cell>
          <table:table-cell table:style-name="ce1" table:formula="of:=SUMIF([.TD3:.TD9];&quot;=1&quot;;[.$C$3:.$C$9])" office:value-type="float" office:value="2">
            <text:p>2</text:p>
          </table:table-cell>
          <table:table-cell table:style-name="ce1" table:formula="of:=SUMIF([.TE3:.TE9];&quot;=1&quot;;[.$C$3:.$C$9])" office:value-type="float" office:value="28">
            <text:p>28</text:p>
          </table:table-cell>
          <table:table-cell table:number-columns-repeated="2"/>
          <table:table-cell table:style-name="ce1" table:formula="of:=SUMIF([.TH3:.TH9];&quot;=1&quot;;[.$C$3:.$C$9])" office:value-type="float" office:value="31">
            <text:p>31</text:p>
          </table:table-cell>
          <table:table-cell table:style-name="ce1" table:formula="of:=SUMIF([.TI3:.TI9];&quot;=1&quot;;[.$C$3:.$C$9])" office:value-type="float" office:value="7">
            <text:p>7</text:p>
          </table:table-cell>
          <table:table-cell table:style-name="ce1" table:formula="of:=SUMIF([.TJ3:.TJ9];&quot;=1&quot;;[.$C$3:.$C$9])" office:value-type="float" office:value="7">
            <text:p>7</text:p>
          </table:table-cell>
          <table:table-cell table:style-name="ce1" table:formula="of:=SUMIF([.TK3:.TK9];&quot;=1&quot;;[.$C$3:.$C$9])" office:value-type="float" office:value="31">
            <text:p>31</text:p>
          </table:table-cell>
          <table:table-cell table:number-columns-repeated="2"/>
          <table:table-cell table:style-name="ce1" table:formula="of:=SUMIF([.TN3:.TN9];&quot;=1&quot;;[.$C$3:.$C$9])" office:value-type="float" office:value="65">
            <text:p>65</text:p>
          </table:table-cell>
          <table:table-cell table:style-name="ce1" table:formula="of:=SUMIF([.TO3:.TO9];&quot;=1&quot;;[.$C$3:.$C$9])" office:value-type="float" office:value="127">
            <text:p>127</text:p>
          </table:table-cell>
          <table:table-cell table:style-name="ce1" table:formula="of:=SUMIF([.TP3:.TP9];&quot;=1&quot;;[.$C$3:.$C$9])" office:value-type="float" office:value="65">
            <text:p>65</text:p>
          </table:table-cell>
          <table:table-cell table:style-name="ce1" table:formula="of:=SUMIF([.TQ3:.TQ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TT3:.TT9];&quot;=1&quot;;[.$C$3:.$C$9])" office:value-type="float" office:value="65">
            <text:p>65</text:p>
          </table:table-cell>
          <table:table-cell table:style-name="ce1" table:formula="of:=SUMIF([.TU3:.TU9];&quot;=1&quot;;[.$C$3:.$C$9])" office:value-type="float" office:value="127">
            <text:p>127</text:p>
          </table:table-cell>
          <table:table-cell table:style-name="ce1" table:formula="of:=SUMIF([.TV3:.TV9];&quot;=1&quot;;[.$C$3:.$C$9])" office:value-type="float" office:value="65">
            <text:p>65</text:p>
          </table:table-cell>
          <table:table-cell table:style-name="ce1" table:formula="of:=SUMIF([.TW3:.TW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TZ3:.TZ9];&quot;=1&quot;;[.$C$3:.$C$9])" office:value-type="float" office:value="65">
            <text:p>65</text:p>
          </table:table-cell>
          <table:table-cell table:style-name="ce1" table:formula="of:=SUMIF([.UA3:.UA9];&quot;=1&quot;;[.$C$3:.$C$9])" office:value-type="float" office:value="127">
            <text:p>127</text:p>
          </table:table-cell>
          <table:table-cell table:style-name="ce1" table:formula="of:=SUMIF([.UB3:.UB9];&quot;=1&quot;;[.$C$3:.$C$9])" office:value-type="float" office:value="65">
            <text:p>65</text:p>
          </table:table-cell>
          <table:table-cell table:style-name="ce1" table:formula="of:=SUMIF([.UC3:.UC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UF3:.UF9];&quot;=1&quot;;[.$C$3:.$C$9])" office:value-type="float" office:value="65">
            <text:p>65</text:p>
          </table:table-cell>
          <table:table-cell table:style-name="ce1" table:formula="of:=SUMIF([.UG3:.UG9];&quot;=1&quot;;[.$C$3:.$C$9])" office:value-type="float" office:value="127">
            <text:p>127</text:p>
          </table:table-cell>
          <table:table-cell table:style-name="ce1" table:formula="of:=SUMIF([.UH3:.UH9];&quot;=1&quot;;[.$C$3:.$C$9])" office:value-type="float" office:value="65">
            <text:p>65</text:p>
          </table:table-cell>
          <table:table-cell table:style-name="ce1" table:formula="of:=SUMIF([.UI3:.UI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UL3:.UL9];&quot;=1&quot;;[.$C$3:.$C$9])" office:value-type="float" office:value="65">
            <text:p>65</text:p>
          </table:table-cell>
          <table:table-cell table:style-name="ce1" table:formula="of:=SUMIF([.UM3:.UM9];&quot;=1&quot;;[.$C$3:.$C$9])" office:value-type="float" office:value="127">
            <text:p>127</text:p>
          </table:table-cell>
          <table:table-cell table:style-name="ce1" table:formula="of:=SUMIF([.UN3:.UN9];&quot;=1&quot;;[.$C$3:.$C$9])" office:value-type="float" office:value="65">
            <text:p>65</text:p>
          </table:table-cell>
          <table:table-cell table:style-name="ce1" table:formula="of:=SUMIF([.UO3:.UO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UR3:.UR9];&quot;=1&quot;;[.$C$3:.$C$9])" office:value-type="float" office:value="65">
            <text:p>65</text:p>
          </table:table-cell>
          <table:table-cell table:style-name="ce1" table:formula="of:=SUMIF([.US3:.US9];&quot;=1&quot;;[.$C$3:.$C$9])" office:value-type="float" office:value="127">
            <text:p>127</text:p>
          </table:table-cell>
          <table:table-cell table:style-name="ce1" table:formula="of:=SUMIF([.UT3:.UT9];&quot;=1&quot;;[.$C$3:.$C$9])" office:value-type="float" office:value="65">
            <text:p>65</text:p>
          </table:table-cell>
          <table:table-cell table:style-name="ce1" table:formula="of:=SUMIF([.UU3:.UU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UX3:.UX9];&quot;=1&quot;;[.$C$3:.$C$9])" office:value-type="float" office:value="33">
            <text:p>33</text:p>
          </table:table-cell>
          <table:table-cell table:style-name="ce1" table:formula="of:=SUMIF([.UY3:.UY9];&quot;=1&quot;;[.$C$3:.$C$9])" office:value-type="float" office:value="99">
            <text:p>99</text:p>
          </table:table-cell>
          <table:table-cell table:style-name="ce1" table:formula="of:=SUMIF([.UZ3:.UZ9];&quot;=1&quot;;[.$C$3:.$C$9])" office:value-type="float" office:value="99">
            <text:p>99</text:p>
          </table:table-cell>
          <table:table-cell table:style-name="ce1" table:formula="of:=SUMIF([.VA3:.VA9];&quot;=1&quot;;[.$C$3:.$C$9])" office:value-type="float" office:value="33">
            <text:p>33</text:p>
          </table:table-cell>
          <table:table-cell table:number-columns-repeated="2"/>
          <table:table-cell table:style-name="ce1" table:formula="of:=SUMIF([.VD3:.VD9];&quot;=1&quot;;[.$C$3:.$C$9])" office:value-type="float" office:value="127">
            <text:p>127</text:p>
          </table:table-cell>
          <table:table-cell table:style-name="ce1" table:formula="of:=SUMIF([.VE3:.VE9];&quot;=1&quot;;[.$C$3:.$C$9])" office:value-type="float" office:value="127">
            <text:p>127</text:p>
          </table:table-cell>
          <table:table-cell table:style-name="ce1" table:formula="of:=SUMIF([.VF3:.VF9];&quot;=1&quot;;[.$C$3:.$C$9])" office:value-type="float" office:value="127">
            <text:p>127</text:p>
          </table:table-cell>
          <table:table-cell table:style-name="ce1" table:formula="of:=SUMIF([.VG3:.VG9];&quot;=1&quot;;[.$C$3:.$C$9])" office:value-type="float" office:value="127">
            <text:p>127</text:p>
          </table:table-cell>
        </table:table-row>
        <table:table-row table:style-name="ro2">
          <table:table-cell table:number-columns-repeated="5"/>
          <table:table-cell table:formula="of:=[.F10]&amp;&quot;,&quot;&amp;[.G10]&amp;&quot;,&quot;&amp;[.H10]&amp;&quot;,&quot;&amp;[.I10]&amp;&quot;,&quot;" office:value-type="string" office:string-value="0,0,0,0,">
            <text:p>0,0,0,0,</text:p>
          </table:table-cell>
          <table:table-cell table:number-columns-repeated="5"/>
          <table:table-cell table:formula="of:=[.L10]&amp;&quot;,&quot;&amp;[.M10]&amp;&quot;,&quot;&amp;[.N10]&amp;&quot;,&quot;&amp;[.O10]&amp;&quot;,&quot;" office:value-type="string" office:string-value="125,0,0,0,">
            <text:p>125,0,0,0,</text:p>
          </table:table-cell>
          <table:table-cell table:number-columns-repeated="5"/>
          <table:table-cell table:formula="of:=[.R10]&amp;&quot;,&quot;&amp;[.S10]&amp;&quot;,&quot;&amp;[.T10]&amp;&quot;,&quot;&amp;[.U10]&amp;&quot;,&quot;" office:value-type="string" office:string-value="96,0,96,0,">
            <text:p>96,0,96,0,</text:p>
          </table:table-cell>
          <table:table-cell table:number-columns-repeated="5"/>
          <table:table-cell table:formula="of:=[.X10]&amp;&quot;,&quot;&amp;[.Y10]&amp;&quot;,&quot;&amp;[.Z10]&amp;&quot;,&quot;&amp;[.AA10]&amp;&quot;,&quot;" office:value-type="string" office:string-value="20,127,20,127,">
            <text:p>20,127,20,127,</text:p>
          </table:table-cell>
          <table:table-cell table:number-columns-repeated="5"/>
          <table:table-cell table:formula="of:=[.AD10]&amp;&quot;,&quot;&amp;[.AE10]&amp;&quot;,&quot;&amp;[.AF10]&amp;&quot;,&quot;&amp;[.AG10]&amp;&quot;,&quot;" office:value-type="string" office:string-value="58,107,107,46,">
            <text:p>58,107,107,46,</text:p>
          </table:table-cell>
          <table:table-cell table:number-columns-repeated="5"/>
          <table:table-cell table:formula="of:=[.AJ10]&amp;&quot;,&quot;&amp;[.AK10]&amp;&quot;,&quot;&amp;[.AL10]&amp;&quot;,&quot;&amp;[.AM10]&amp;&quot;,&quot;" office:value-type="string" office:string-value="99,100,11,51,">
            <text:p>99,100,11,51,</text:p>
          </table:table-cell>
          <table:table-cell table:number-columns-repeated="5"/>
          <table:table-cell table:formula="of:=[.AP10]&amp;&quot;,&quot;&amp;[.AQ10]&amp;&quot;,&quot;&amp;[.AR10]&amp;&quot;,&quot;&amp;[.AS10]&amp;&quot;,&quot;" office:value-type="string" office:string-value="54,73,54,5,">
            <text:p>54,73,54,5,</text:p>
          </table:table-cell>
          <table:table-cell table:number-columns-repeated="5"/>
          <table:table-cell table:formula="of:=[.AV10]&amp;&quot;,&quot;&amp;[.AW10]&amp;&quot;,&quot;&amp;[.AX10]&amp;&quot;,&quot;&amp;[.AY10]&amp;&quot;,&quot;" office:value-type="string" office:string-value="16,96,0,0,">
            <text:p>16,96,0,0,</text:p>
          </table:table-cell>
          <table:table-cell table:number-columns-repeated="5"/>
          <table:table-cell table:formula="of:=[.BB10]&amp;&quot;,&quot;&amp;[.BC10]&amp;&quot;,&quot;&amp;[.BD10]&amp;&quot;,&quot;&amp;[.BE10]&amp;&quot;,&quot;" office:value-type="string" office:string-value="28,34,65,0,">
            <text:p>28,34,65,0,</text:p>
          </table:table-cell>
          <table:table-cell table:number-columns-repeated="5"/>
          <table:table-cell table:formula="of:=[.BH10]&amp;&quot;,&quot;&amp;[.BI10]&amp;&quot;,&quot;&amp;[.BJ10]&amp;&quot;,&quot;&amp;[.BK10]&amp;&quot;,&quot;" office:value-type="string" office:string-value="65,34,28,0,">
            <text:p>65,34,28,0,</text:p>
          </table:table-cell>
          <table:table-cell table:number-columns-repeated="5"/>
          <table:table-cell table:formula="of:=[.BN10]&amp;&quot;,&quot;&amp;[.BO10]&amp;&quot;,&quot;&amp;[.BP10]&amp;&quot;,&quot;&amp;[.BQ10]&amp;&quot;,&quot;" office:value-type="string" office:string-value="20,56,56,20,">
            <text:p>20,56,56,20,</text:p>
          </table:table-cell>
          <table:table-cell table:number-columns-repeated="5"/>
          <table:table-cell table:formula="of:=[.BT10]&amp;&quot;,&quot;&amp;[.BU10]&amp;&quot;,&quot;&amp;[.BV10]&amp;&quot;,&quot;&amp;[.BW10]&amp;&quot;,&quot;" office:value-type="string" office:string-value="4,14,4,0,">
            <text:p>4,14,4,0,</text:p>
          </table:table-cell>
          <table:table-cell table:number-columns-repeated="5"/>
          <table:table-cell table:formula="of:=[.BZ10]&amp;&quot;,&quot;&amp;[.CA10]&amp;&quot;,&quot;&amp;[.CB10]&amp;&quot;,&quot;&amp;[.CC10]&amp;&quot;,&quot;" office:value-type="string" office:string-value="1,6,0,0,">
            <text:p>1,6,0,0,</text:p>
          </table:table-cell>
          <table:table-cell table:number-columns-repeated="5"/>
          <table:table-cell table:formula="of:=[.CF10]&amp;&quot;,&quot;&amp;[.CG10]&amp;&quot;,&quot;&amp;[.CH10]&amp;&quot;,&quot;&amp;[.CI10]&amp;&quot;,&quot;" office:value-type="string" office:string-value="4,4,4,0,">
            <text:p>4,4,4,0,</text:p>
          </table:table-cell>
          <table:table-cell table:number-columns-repeated="5"/>
          <table:table-cell table:formula="of:=[.CL10]&amp;&quot;,&quot;&amp;[.CM10]&amp;&quot;,&quot;&amp;[.CN10]&amp;&quot;,&quot;&amp;[.CO10]&amp;&quot;,&quot;" office:value-type="string" office:string-value="3,3,0,0,">
            <text:p>3,3,0,0,</text:p>
          </table:table-cell>
          <table:table-cell table:number-columns-repeated="5"/>
          <table:table-cell table:formula="of:=[.CR10]&amp;&quot;,&quot;&amp;[.CS10]&amp;&quot;,&quot;&amp;[.CT10]&amp;&quot;,&quot;&amp;[.CU10]&amp;&quot;,&quot;" office:value-type="string" office:string-value="0,0,0,0,">
            <text:p>0,0,0,0,</text:p>
          </table:table-cell>
          <table:table-cell table:number-columns-repeated="5"/>
          <table:table-cell table:formula="of:=[.CX10]&amp;&quot;,&quot;&amp;[.CY10]&amp;&quot;,&quot;&amp;[.CZ10]&amp;&quot;,&quot;&amp;[.DA10]&amp;&quot;,&quot;" office:value-type="string" office:string-value="127,65,65,127,">
            <text:p>127,65,65,127,</text:p>
          </table:table-cell>
          <table:table-cell table:number-columns-repeated="5"/>
          <table:table-cell table:formula="of:=[.DD10]&amp;&quot;,&quot;&amp;[.DE10]&amp;&quot;,&quot;&amp;[.DF10]&amp;&quot;,&quot;&amp;[.DG10]&amp;&quot;,&quot;" office:value-type="string" office:string-value="8,16,32,127,">
            <text:p>8,16,32,127,</text:p>
          </table:table-cell>
          <table:table-cell table:number-columns-repeated="5"/>
          <table:table-cell table:formula="of:=[.DJ10]&amp;&quot;,&quot;&amp;[.DK10]&amp;&quot;,&quot;&amp;[.DL10]&amp;&quot;,&quot;&amp;[.DM10]&amp;&quot;,&quot;" office:value-type="string" office:string-value="67,69,73,113,">
            <text:p>67,69,73,113,</text:p>
          </table:table-cell>
          <table:table-cell table:number-columns-repeated="5"/>
          <table:table-cell table:formula="of:=[.DP10]&amp;&quot;,&quot;&amp;[.DQ10]&amp;&quot;,&quot;&amp;[.DR10]&amp;&quot;,&quot;&amp;[.DS10]&amp;&quot;,&quot;" office:value-type="string" office:string-value="73,73,73,127,">
            <text:p>73,73,73,127,</text:p>
          </table:table-cell>
          <table:table-cell table:number-columns-repeated="5"/>
          <table:table-cell table:formula="of:=[.DV10]&amp;&quot;,&quot;&amp;[.DW10]&amp;&quot;,&quot;&amp;[.DX10]&amp;&quot;,&quot;&amp;[.DY10]&amp;&quot;,&quot;" office:value-type="string" office:string-value="120,8,8,127,">
            <text:p>120,8,8,127,</text:p>
          </table:table-cell>
          <table:table-cell table:number-columns-repeated="5"/>
          <table:table-cell table:formula="of:=[.EB10]&amp;&quot;,&quot;&amp;[.EC10]&amp;&quot;,&quot;&amp;[.ED10]&amp;&quot;,&quot;&amp;[.EE10]&amp;&quot;,&quot;" office:value-type="string" office:string-value="121,73,73,79,">
            <text:p>121,73,73,79,</text:p>
          </table:table-cell>
          <table:table-cell table:number-columns-repeated="5"/>
          <table:table-cell table:formula="of:=[.EH10]&amp;&quot;,&quot;&amp;[.EI10]&amp;&quot;,&quot;&amp;[.EJ10]&amp;&quot;,&quot;&amp;[.EK10]&amp;&quot;,&quot;" office:value-type="string" office:string-value="127,73,73,79,">
            <text:p>127,73,73,79,</text:p>
          </table:table-cell>
          <table:table-cell table:number-columns-repeated="5"/>
          <table:table-cell table:formula="of:=[.EN10]&amp;&quot;,&quot;&amp;[.EO10]&amp;&quot;,&quot;&amp;[.EP10]&amp;&quot;,&quot;&amp;[.EQ10]&amp;&quot;,&quot;" office:value-type="string" office:string-value="64,72,72,127,">
            <text:p>64,72,72,127,</text:p>
          </table:table-cell>
          <table:table-cell table:number-columns-repeated="5"/>
          <table:table-cell table:formula="of:=[.ET10]&amp;&quot;,&quot;&amp;[.EU10]&amp;&quot;,&quot;&amp;[.EV10]&amp;&quot;,&quot;&amp;[.EW10]&amp;&quot;,&quot;" office:value-type="string" office:string-value="127,73,73,127,">
            <text:p>127,73,73,127,</text:p>
          </table:table-cell>
          <table:table-cell table:number-columns-repeated="5"/>
          <table:table-cell table:formula="of:=[.EZ10]&amp;&quot;,&quot;&amp;[.FA10]&amp;&quot;,&quot;&amp;[.FB10]&amp;&quot;,&quot;&amp;[.FC10]&amp;&quot;,&quot;" office:value-type="string" office:string-value="121,73,73,127,">
            <text:p>121,73,73,127,</text:p>
          </table:table-cell>
          <table:table-cell table:number-columns-repeated="5"/>
          <table:table-cell table:formula="of:=[.FF10]&amp;&quot;,&quot;&amp;[.FG10]&amp;&quot;,&quot;&amp;[.FH10]&amp;&quot;,&quot;&amp;[.FI10]&amp;&quot;,&quot;" office:value-type="string" office:string-value="20,0,0,0,">
            <text:p>20,0,0,0,</text:p>
          </table:table-cell>
          <table:table-cell table:number-columns-repeated="5"/>
          <table:table-cell table:formula="of:=[.FL10]&amp;&quot;,&quot;&amp;[.FM10]&amp;&quot;,&quot;&amp;[.FN10]&amp;&quot;,&quot;&amp;[.FO10]&amp;&quot;,&quot;" office:value-type="string" office:string-value="1,22,0,0,">
            <text:p>1,22,0,0,</text:p>
          </table:table-cell>
          <table:table-cell table:number-columns-repeated="5"/>
          <table:table-cell table:formula="of:=[.FR10]&amp;&quot;,&quot;&amp;[.FS10]&amp;&quot;,&quot;&amp;[.FT10]&amp;&quot;,&quot;&amp;[.FU10]&amp;&quot;,&quot;" office:value-type="string" office:string-value="8,20,34,0,">
            <text:p>8,20,34,0,</text:p>
          </table:table-cell>
          <table:table-cell table:number-columns-repeated="5"/>
          <table:table-cell table:formula="of:=[.FX10]&amp;&quot;,&quot;&amp;[.FY10]&amp;&quot;,&quot;&amp;[.FZ10]&amp;&quot;,&quot;&amp;[.GA10]&amp;&quot;,&quot;" office:value-type="string" office:string-value="20,20,20,20,">
            <text:p>20,20,20,20,</text:p>
          </table:table-cell>
          <table:table-cell table:number-columns-repeated="5"/>
          <table:table-cell table:formula="of:=[.GD10]&amp;&quot;,&quot;&amp;[.GE10]&amp;&quot;,&quot;&amp;[.GF10]&amp;&quot;,&quot;&amp;[.GG10]&amp;&quot;,&quot;" office:value-type="string" office:string-value="34,20,8,0,">
            <text:p>34,20,8,0,</text:p>
          </table:table-cell>
          <table:table-cell table:number-columns-repeated="5"/>
          <table:table-cell table:formula="of:=[.GJ10]&amp;&quot;,&quot;&amp;[.GK10]&amp;&quot;,&quot;&amp;[.GL10]&amp;&quot;,&quot;&amp;[.GM10]&amp;&quot;,&quot;" office:value-type="string" office:string-value="88,85,85,52,">
            <text:p>88,85,85,52,</text:p>
          </table:table-cell>
          <table:table-cell table:number-columns-repeated="5"/>
          <table:table-cell table:formula="of:=[.GP10]&amp;&quot;,&quot;&amp;[.GQ10]&amp;&quot;,&quot;&amp;[.GR10]&amp;&quot;,&quot;&amp;[.GS10]&amp;&quot;,&quot;" office:value-type="string" office:string-value="30,33,45,61,">
            <text:p>30,33,45,61,</text:p>
          </table:table-cell>
          <table:table-cell table:number-columns-repeated="5"/>
          <table:table-cell table:formula="of:=[.GV10]&amp;&quot;,&quot;&amp;[.GW10]&amp;&quot;,&quot;&amp;[.GX10]&amp;&quot;,&quot;&amp;[.GY10]&amp;&quot;,&quot;" office:value-type="string" office:string-value="127,72,72,127,">
            <text:p>127,72,72,127,</text:p>
          </table:table-cell>
          <table:table-cell table:number-columns-repeated="5"/>
          <table:table-cell table:formula="of:=[.HB10]&amp;&quot;,&quot;&amp;[.HC10]&amp;&quot;,&quot;&amp;[.HD10]&amp;&quot;,&quot;&amp;[.HE10]&amp;&quot;,&quot;" office:value-type="string" office:string-value="127,73,73,54,">
            <text:p>127,73,73,54,</text:p>
          </table:table-cell>
          <table:table-cell table:number-columns-repeated="5"/>
          <table:table-cell table:formula="of:=[.HH10]&amp;&quot;,&quot;&amp;[.HI10]&amp;&quot;,&quot;&amp;[.HJ10]&amp;&quot;,&quot;&amp;[.HK10]&amp;&quot;,&quot;" office:value-type="string" office:string-value="62,65,65,65,">
            <text:p>62,65,65,65,</text:p>
          </table:table-cell>
          <table:table-cell table:number-columns-repeated="5"/>
          <table:table-cell table:formula="of:=[.HN10]&amp;&quot;,&quot;&amp;[.HO10]&amp;&quot;,&quot;&amp;[.HP10]&amp;&quot;,&quot;&amp;[.HQ10]&amp;&quot;,&quot;" office:value-type="string" office:string-value="127,65,65,62,">
            <text:p>127,65,65,62,</text:p>
          </table:table-cell>
          <table:table-cell table:number-columns-repeated="5"/>
          <table:table-cell table:formula="of:=[.HT10]&amp;&quot;,&quot;&amp;[.HU10]&amp;&quot;,&quot;&amp;[.HV10]&amp;&quot;,&quot;&amp;[.HW10]&amp;&quot;,&quot;" office:value-type="string" office:string-value="127,73,73,73,">
            <text:p>127,73,73,73,</text:p>
          </table:table-cell>
          <table:table-cell table:number-columns-repeated="5"/>
          <table:table-cell table:formula="of:=[.HZ10]&amp;&quot;,&quot;&amp;[.IA10]&amp;&quot;,&quot;&amp;[.IB10]&amp;&quot;,&quot;&amp;[.IC10]&amp;&quot;,&quot;" office:value-type="string" office:string-value="127,72,72,72,">
            <text:p>127,72,72,72,</text:p>
          </table:table-cell>
          <table:table-cell table:number-columns-repeated="5"/>
          <table:table-cell table:formula="of:=[.IF10]&amp;&quot;,&quot;&amp;[.IG10]&amp;&quot;,&quot;&amp;[.IH10]&amp;&quot;,&quot;&amp;[.II10]&amp;&quot;,&quot;" office:value-type="string" office:string-value="62,65,73,78,">
            <text:p>62,65,73,78,</text:p>
          </table:table-cell>
          <table:table-cell table:number-columns-repeated="5"/>
          <table:table-cell table:formula="of:=[.IL10]&amp;&quot;,&quot;&amp;[.IM10]&amp;&quot;,&quot;&amp;[.IN10]&amp;&quot;,&quot;&amp;[.IO10]&amp;&quot;,&quot;" office:value-type="string" office:string-value="127,8,8,127,">
            <text:p>127,8,8,127,</text:p>
          </table:table-cell>
          <table:table-cell table:number-columns-repeated="5"/>
          <table:table-cell table:formula="of:=[.IR10]&amp;&quot;,&quot;&amp;[.IS10]&amp;&quot;,&quot;&amp;[.IT10]&amp;&quot;,&quot;&amp;[.IU10]&amp;&quot;,&quot;" office:value-type="string" office:string-value="65,127,65,0,">
            <text:p>65,127,65,0,</text:p>
          </table:table-cell>
          <table:table-cell table:number-columns-repeated="5"/>
          <table:table-cell table:formula="of:=[.IX10]&amp;&quot;,&quot;&amp;[.IY10]&amp;&quot;,&quot;&amp;[.IZ10]&amp;&quot;,&quot;&amp;[.JA10]&amp;&quot;,&quot;" office:value-type="string" office:string-value="65,127,65,0,">
            <text:p>65,127,65,0,</text:p>
          </table:table-cell>
          <table:table-cell table:number-columns-repeated="5"/>
          <table:table-cell table:formula="of:=[.JD10]&amp;&quot;,&quot;&amp;[.JE10]&amp;&quot;,&quot;&amp;[.JF10]&amp;&quot;,&quot;&amp;[.JG10]&amp;&quot;,&quot;" office:value-type="string" office:string-value="65,127,65,0,">
            <text:p>65,127,65,0,</text:p>
          </table:table-cell>
          <table:table-cell table:number-columns-repeated="5"/>
          <table:table-cell table:formula="of:=[.JJ10]&amp;&quot;,&quot;&amp;[.JK10]&amp;&quot;,&quot;&amp;[.JL10]&amp;&quot;,&quot;&amp;[.JM10]&amp;&quot;,&quot;" office:value-type="string" office:string-value="65,127,65,0,">
            <text:p>65,127,65,0,</text:p>
          </table:table-cell>
          <table:table-cell table:number-columns-repeated="5"/>
          <table:table-cell table:formula="of:=[.JP10]&amp;&quot;,&quot;&amp;[.JQ10]&amp;&quot;,&quot;&amp;[.JR10]&amp;&quot;,&quot;&amp;[.JS10]&amp;&quot;,&quot;" office:value-type="string" office:string-value="65,127,65,0,">
            <text:p>65,127,65,0,</text:p>
          </table:table-cell>
          <table:table-cell table:number-columns-repeated="5"/>
          <table:table-cell table:formula="of:=[.JV10]&amp;&quot;,&quot;&amp;[.JW10]&amp;&quot;,&quot;&amp;[.JX10]&amp;&quot;,&quot;&amp;[.JY10]&amp;&quot;,&quot;" office:value-type="string" office:string-value="65,127,65,0,">
            <text:p>65,127,65,0,</text:p>
          </table:table-cell>
          <table:table-cell table:number-columns-repeated="5"/>
          <table:table-cell table:formula="of:=[.KB10]&amp;&quot;,&quot;&amp;[.KC10]&amp;&quot;,&quot;&amp;[.KD10]&amp;&quot;,&quot;&amp;[.KE10]&amp;&quot;,&quot;" office:value-type="string" office:string-value="65,127,65,0,">
            <text:p>65,127,65,0,</text:p>
          </table:table-cell>
          <table:table-cell table:number-columns-repeated="5"/>
          <table:table-cell table:formula="of:=[.KH10]&amp;&quot;,&quot;&amp;[.KI10]&amp;&quot;,&quot;&amp;[.KJ10]&amp;&quot;,&quot;&amp;[.KK10]&amp;&quot;,&quot;" office:value-type="string" office:string-value="65,127,65,0,">
            <text:p>65,127,65,0,</text:p>
          </table:table-cell>
          <table:table-cell table:number-columns-repeated="5"/>
          <table:table-cell table:formula="of:=[.KN10]&amp;&quot;,&quot;&amp;[.KO10]&amp;&quot;,&quot;&amp;[.KP10]&amp;&quot;,&quot;&amp;[.KQ10]&amp;&quot;,&quot;" office:value-type="string" office:string-value="65,127,65,0,">
            <text:p>65,127,65,0,</text:p>
          </table:table-cell>
          <table:table-cell table:number-columns-repeated="5"/>
          <table:table-cell table:formula="of:=[.KT10]&amp;&quot;,&quot;&amp;[.KU10]&amp;&quot;,&quot;&amp;[.KV10]&amp;&quot;,&quot;&amp;[.KW10]&amp;&quot;,&quot;" office:value-type="string" office:string-value="65,127,65,0,">
            <text:p>65,127,65,0,</text:p>
          </table:table-cell>
          <table:table-cell table:number-columns-repeated="5"/>
          <table:table-cell table:formula="of:=[.KZ10]&amp;&quot;,&quot;&amp;[.LA10]&amp;&quot;,&quot;&amp;[.LB10]&amp;&quot;,&quot;&amp;[.LC10]&amp;&quot;,&quot;" office:value-type="string" office:string-value="65,127,65,0,">
            <text:p>65,127,65,0,</text:p>
          </table:table-cell>
          <table:table-cell table:number-columns-repeated="5"/>
          <table:table-cell table:formula="of:=[.LF10]&amp;&quot;,&quot;&amp;[.LG10]&amp;&quot;,&quot;&amp;[.LH10]&amp;&quot;,&quot;&amp;[.LI10]&amp;&quot;,&quot;" office:value-type="string" office:string-value="65,127,65,0,">
            <text:p>65,127,65,0,</text:p>
          </table:table-cell>
          <table:table-cell table:number-columns-repeated="5"/>
          <table:table-cell table:formula="of:=[.LL10]&amp;&quot;,&quot;&amp;[.LM10]&amp;&quot;,&quot;&amp;[.LN10]&amp;&quot;,&quot;&amp;[.LO10]&amp;&quot;,&quot;" office:value-type="string" office:string-value="65,127,65,0,">
            <text:p>65,127,65,0,</text:p>
          </table:table-cell>
          <table:table-cell table:number-columns-repeated="5"/>
          <table:table-cell table:formula="of:=[.LR10]&amp;&quot;,&quot;&amp;[.LS10]&amp;&quot;,&quot;&amp;[.LT10]&amp;&quot;,&quot;&amp;[.LU10]&amp;&quot;,&quot;" office:value-type="string" office:string-value="65,127,65,0,">
            <text:p>65,127,65,0,</text:p>
          </table:table-cell>
          <table:table-cell table:number-columns-repeated="5"/>
          <table:table-cell table:formula="of:=[.LX10]&amp;&quot;,&quot;&amp;[.LY10]&amp;&quot;,&quot;&amp;[.LZ10]&amp;&quot;,&quot;&amp;[.MA10]&amp;&quot;,&quot;" office:value-type="string" office:string-value="65,127,65,0,">
            <text:p>65,127,65,0,</text:p>
          </table:table-cell>
          <table:table-cell table:number-columns-repeated="5"/>
          <table:table-cell table:formula="of:=[.MD10]&amp;&quot;,&quot;&amp;[.ME10]&amp;&quot;,&quot;&amp;[.MF10]&amp;&quot;,&quot;&amp;[.MG10]&amp;&quot;,&quot;" office:value-type="string" office:string-value="65,127,65,0,">
            <text:p>65,127,65,0,</text:p>
          </table:table-cell>
          <table:table-cell table:number-columns-repeated="5"/>
          <table:table-cell table:formula="of:=[.MJ10]&amp;&quot;,&quot;&amp;[.MK10]&amp;&quot;,&quot;&amp;[.ML10]&amp;&quot;,&quot;&amp;[.MM10]&amp;&quot;,&quot;" office:value-type="string" office:string-value="65,127,65,0,">
            <text:p>65,127,65,0,</text:p>
          </table:table-cell>
          <table:table-cell table:number-columns-repeated="5"/>
          <table:table-cell table:formula="of:=[.MP10]&amp;&quot;,&quot;&amp;[.MQ10]&amp;&quot;,&quot;&amp;[.MR10]&amp;&quot;,&quot;&amp;[.MS10]&amp;&quot;,&quot;" office:value-type="string" office:string-value="65,127,65,0,">
            <text:p>65,127,65,0,</text:p>
          </table:table-cell>
          <table:table-cell table:number-columns-repeated="5"/>
          <table:table-cell table:formula="of:=[.MV10]&amp;&quot;,&quot;&amp;[.MW10]&amp;&quot;,&quot;&amp;[.MX10]&amp;&quot;,&quot;&amp;[.MY10]&amp;&quot;,&quot;" office:value-type="string" office:string-value="65,127,65,0,">
            <text:p>65,127,65,0,</text:p>
          </table:table-cell>
          <table:table-cell table:number-columns-repeated="5"/>
          <table:table-cell table:formula="of:=[.NB10]&amp;&quot;,&quot;&amp;[.NC10]&amp;&quot;,&quot;&amp;[.ND10]&amp;&quot;,&quot;&amp;[.NE10]&amp;&quot;,&quot;" office:value-type="string" office:string-value="65,127,65,0,">
            <text:p>65,127,65,0,</text:p>
          </table:table-cell>
          <table:table-cell table:number-columns-repeated="5"/>
          <table:table-cell table:formula="of:=[.NH10]&amp;&quot;,&quot;&amp;[.NI10]&amp;&quot;,&quot;&amp;[.NJ10]&amp;&quot;,&quot;&amp;[.NK10]&amp;&quot;,&quot;" office:value-type="string" office:string-value="65,127,65,0,">
            <text:p>65,127,65,0,</text:p>
          </table:table-cell>
          <table:table-cell table:number-columns-repeated="5"/>
          <table:table-cell table:formula="of:=[.NN10]&amp;&quot;,&quot;&amp;[.NO10]&amp;&quot;,&quot;&amp;[.NP10]&amp;&quot;,&quot;&amp;[.NQ10]&amp;&quot;,&quot;" office:value-type="string" office:string-value="32,64,32,0,">
            <text:p>32,64,32,0,</text:p>
          </table:table-cell>
          <table:table-cell table:number-columns-repeated="5"/>
          <table:table-cell table:formula="of:=[.NT10]&amp;&quot;,&quot;&amp;[.NU10]&amp;&quot;,&quot;&amp;[.NV10]&amp;&quot;,&quot;&amp;[.NW10]&amp;&quot;,&quot;" office:value-type="string" office:string-value="65,127,65,0,">
            <text:p>65,127,65,0,</text:p>
          </table:table-cell>
          <table:table-cell table:number-columns-repeated="5"/>
          <table:table-cell table:formula="of:=[.NZ10]&amp;&quot;,&quot;&amp;[.OA10]&amp;&quot;,&quot;&amp;[.OB10]&amp;&quot;,&quot;&amp;[.OC10]&amp;&quot;,&quot;" office:value-type="string" office:string-value="65,127,65,0,">
            <text:p>65,127,65,0,</text:p>
          </table:table-cell>
          <table:table-cell table:number-columns-repeated="5"/>
          <table:table-cell table:formula="of:=[.OF10]&amp;&quot;,&quot;&amp;[.OG10]&amp;&quot;,&quot;&amp;[.OH10]&amp;&quot;,&quot;&amp;[.OI10]&amp;&quot;,&quot;" office:value-type="string" office:string-value="7,21,21,15,">
            <text:p>7,21,21,15,</text:p>
          </table:table-cell>
          <table:table-cell table:number-columns-repeated="5"/>
          <table:table-cell table:formula="of:=[.OL10]&amp;&quot;,&quot;&amp;[.OM10]&amp;&quot;,&quot;&amp;[.ON10]&amp;&quot;,&quot;&amp;[.OO10]&amp;&quot;,&quot;" office:value-type="string" office:string-value="65,127,65,0,">
            <text:p>65,127,65,0,</text:p>
          </table:table-cell>
          <table:table-cell table:number-columns-repeated="5"/>
          <table:table-cell table:formula="of:=[.OR10]&amp;&quot;,&quot;&amp;[.OS10]&amp;&quot;,&quot;&amp;[.OT10]&amp;&quot;,&quot;&amp;[.OU10]&amp;&quot;,&quot;" office:value-type="string" office:string-value="65,127,65,0,">
            <text:p>65,127,65,0,</text:p>
          </table:table-cell>
          <table:table-cell table:number-columns-repeated="5"/>
          <table:table-cell table:formula="of:=[.OX10]&amp;&quot;,&quot;&amp;[.OY10]&amp;&quot;,&quot;&amp;[.OZ10]&amp;&quot;,&quot;&amp;[.PA10]&amp;&quot;,&quot;" office:value-type="string" office:string-value="65,127,65,0,">
            <text:p>65,127,65,0,</text:p>
          </table:table-cell>
          <table:table-cell table:number-columns-repeated="5"/>
          <table:table-cell table:formula="of:=[.PD10]&amp;&quot;,&quot;&amp;[.PE10]&amp;&quot;,&quot;&amp;[.PF10]&amp;&quot;,&quot;&amp;[.PG10]&amp;&quot;,&quot;" office:value-type="string" office:string-value="65,127,65,0,">
            <text:p>65,127,65,0,</text:p>
          </table:table-cell>
          <table:table-cell table:number-columns-repeated="5"/>
          <table:table-cell table:formula="of:=[.PJ10]&amp;&quot;,&quot;&amp;[.PK10]&amp;&quot;,&quot;&amp;[.PL10]&amp;&quot;,&quot;&amp;[.PM10]&amp;&quot;,&quot;" office:value-type="string" office:string-value="65,127,65,0,">
            <text:p>65,127,65,0,</text:p>
          </table:table-cell>
          <table:table-cell table:number-columns-repeated="5"/>
          <table:table-cell table:formula="of:=[.PP10]&amp;&quot;,&quot;&amp;[.PQ10]&amp;&quot;,&quot;&amp;[.PR10]&amp;&quot;,&quot;&amp;[.PS10]&amp;&quot;,&quot;" office:value-type="string" office:string-value="65,127,65,0,">
            <text:p>65,127,65,0,</text:p>
          </table:table-cell>
          <table:table-cell table:number-columns-repeated="5"/>
          <table:table-cell table:formula="of:=[.PV10]&amp;&quot;,&quot;&amp;[.PW10]&amp;&quot;,&quot;&amp;[.PX10]&amp;&quot;,&quot;&amp;[.PY10]&amp;&quot;,&quot;" office:value-type="string" office:string-value="65,127,65,0,">
            <text:p>65,127,65,0,</text:p>
          </table:table-cell>
          <table:table-cell table:number-columns-repeated="5"/>
          <table:table-cell table:formula="of:=[.QB10]&amp;&quot;,&quot;&amp;[.QC10]&amp;&quot;,&quot;&amp;[.QD10]&amp;&quot;,&quot;&amp;[.QE10]&amp;&quot;,&quot;" office:value-type="string" office:string-value="65,127,65,0,">
            <text:p>65,127,65,0,</text:p>
          </table:table-cell>
          <table:table-cell table:number-columns-repeated="5"/>
          <table:table-cell table:formula="of:=[.QH10]&amp;&quot;,&quot;&amp;[.QI10]&amp;&quot;,&quot;&amp;[.QJ10]&amp;&quot;,&quot;&amp;[.QK10]&amp;&quot;,&quot;" office:value-type="string" office:string-value="65,127,65,0,">
            <text:p>65,127,65,0,</text:p>
          </table:table-cell>
          <table:table-cell table:number-columns-repeated="5"/>
          <table:table-cell table:formula="of:=[.QN10]&amp;&quot;,&quot;&amp;[.QO10]&amp;&quot;,&quot;&amp;[.QP10]&amp;&quot;,&quot;&amp;[.QQ10]&amp;&quot;,&quot;" office:value-type="string" office:string-value="127,12,18,1,">
            <text:p>127,12,18,1,</text:p>
          </table:table-cell>
          <table:table-cell table:number-columns-repeated="5"/>
          <table:table-cell table:formula="of:=[.QT10]&amp;&quot;,&quot;&amp;[.QU10]&amp;&quot;,&quot;&amp;[.QV10]&amp;&quot;,&quot;&amp;[.QW10]&amp;&quot;,&quot;" office:value-type="string" office:string-value="127,1,1,0,">
            <text:p>127,1,1,0,</text:p>
          </table:table-cell>
          <table:table-cell table:number-columns-repeated="5"/>
          <table:table-cell table:formula="of:=[.QZ10]&amp;&quot;,&quot;&amp;[.RA10]&amp;&quot;,&quot;&amp;[.RB10]&amp;&quot;,&quot;&amp;[.RC10]&amp;&quot;,&quot;" office:value-type="string" office:string-value="15,8,15,7,">
            <text:p>15,8,15,7,</text:p>
          </table:table-cell>
          <table:table-cell table:number-columns-repeated="5"/>
          <table:table-cell table:formula="of:=[.RF10]&amp;&quot;,&quot;&amp;[.RG10]&amp;&quot;,&quot;&amp;[.RH10]&amp;&quot;,&quot;&amp;[.RI10]&amp;&quot;,&quot;" office:value-type="string" office:string-value="15,8,7,0,">
            <text:p>15,8,7,0,</text:p>
          </table:table-cell>
          <table:table-cell table:number-columns-repeated="5"/>
          <table:table-cell table:formula="of:=[.RL10]&amp;&quot;,&quot;&amp;[.RM10]&amp;&quot;,&quot;&amp;[.RN10]&amp;&quot;,&quot;&amp;[.RO10]&amp;&quot;,&quot;" office:value-type="string" office:string-value="65,127,65,0,">
            <text:p>65,127,65,0,</text:p>
          </table:table-cell>
          <table:table-cell table:number-columns-repeated="5"/>
          <table:table-cell table:formula="of:=[.RR10]&amp;&quot;,&quot;&amp;[.RS10]&amp;&quot;,&quot;&amp;[.RT10]&amp;&quot;,&quot;&amp;[.RU10]&amp;&quot;,&quot;" office:value-type="string" office:string-value="31,20,28,0,">
            <text:p>31,20,28,0,</text:p>
          </table:table-cell>
          <table:table-cell table:number-columns-repeated="5"/>
          <table:table-cell table:formula="of:=[.RX10]&amp;&quot;,&quot;&amp;[.RY10]&amp;&quot;,&quot;&amp;[.RZ10]&amp;&quot;,&quot;&amp;[.SA10]&amp;&quot;,&quot;" office:value-type="string" office:string-value="0,28,20,31,">
            <text:p>0,28,20,31,</text:p>
          </table:table-cell>
          <table:table-cell table:number-columns-repeated="5"/>
          <table:table-cell table:formula="of:=[.SD10]&amp;&quot;,&quot;&amp;[.SE10]&amp;&quot;,&quot;&amp;[.SF10]&amp;&quot;,&quot;&amp;[.SG10]&amp;&quot;,&quot;" office:value-type="string" office:string-value="65,127,65,0,">
            <text:p>65,127,65,0,</text:p>
          </table:table-cell>
          <table:table-cell table:number-columns-repeated="5"/>
          <table:table-cell table:formula="of:=[.SJ10]&amp;&quot;,&quot;&amp;[.SK10]&amp;&quot;,&quot;&amp;[.SL10]&amp;&quot;,&quot;&amp;[.SM10]&amp;&quot;,&quot;" office:value-type="string" office:string-value="65,127,65,0,">
            <text:p>65,127,65,0,</text:p>
          </table:table-cell>
          <table:table-cell table:number-columns-repeated="5"/>
          <table:table-cell table:formula="of:=[.SP10]&amp;&quot;,&quot;&amp;[.SQ10]&amp;&quot;,&quot;&amp;[.SR10]&amp;&quot;,&quot;&amp;[.SS10]&amp;&quot;,&quot;" office:value-type="string" office:string-value="65,127,65,0,">
            <text:p>65,127,65,0,</text:p>
          </table:table-cell>
          <table:table-cell table:number-columns-repeated="5"/>
          <table:table-cell table:formula="of:=[.SV10]&amp;&quot;,&quot;&amp;[.SW10]&amp;&quot;,&quot;&amp;[.SX10]&amp;&quot;,&quot;&amp;[.SY10]&amp;&quot;,&quot;" office:value-type="string" office:string-value="30,1,1,31,">
            <text:p>30,1,1,31,</text:p>
          </table:table-cell>
          <table:table-cell table:number-columns-repeated="5"/>
          <table:table-cell table:formula="of:=[.TB10]&amp;&quot;,&quot;&amp;[.TC10]&amp;&quot;,&quot;&amp;[.TD10]&amp;&quot;,&quot;&amp;[.TE10]&amp;&quot;,&quot;" office:value-type="string" office:string-value="28,3,2,28,">
            <text:p>28,3,2,28,</text:p>
          </table:table-cell>
          <table:table-cell table:number-columns-repeated="5"/>
          <table:table-cell table:formula="of:=[.TH10]&amp;&quot;,&quot;&amp;[.TI10]&amp;&quot;,&quot;&amp;[.TJ10]&amp;&quot;,&quot;&amp;[.TK10]&amp;&quot;,&quot;" office:value-type="string" office:string-value="31,7,7,31,">
            <text:p>31,7,7,31,</text:p>
          </table:table-cell>
          <table:table-cell table:number-columns-repeated="5"/>
          <table:table-cell table:formula="of:=[.TN10]&amp;&quot;,&quot;&amp;[.TO10]&amp;&quot;,&quot;&amp;[.TP10]&amp;&quot;,&quot;&amp;[.TQ10]&amp;&quot;,&quot;" office:value-type="string" office:string-value="65,127,65,0,">
            <text:p>65,127,65,0,</text:p>
          </table:table-cell>
          <table:table-cell table:number-columns-repeated="5"/>
          <table:table-cell table:formula="of:=[.TT10]&amp;&quot;,&quot;&amp;[.TU10]&amp;&quot;,&quot;&amp;[.TV10]&amp;&quot;,&quot;&amp;[.TW10]&amp;&quot;,&quot;" office:value-type="string" office:string-value="65,127,65,0,">
            <text:p>65,127,65,0,</text:p>
          </table:table-cell>
          <table:table-cell table:number-columns-repeated="5"/>
          <table:table-cell table:formula="of:=[.TZ10]&amp;&quot;,&quot;&amp;[.UA10]&amp;&quot;,&quot;&amp;[.UB10]&amp;&quot;,&quot;&amp;[.UC10]&amp;&quot;,&quot;" office:value-type="string" office:string-value="65,127,65,0,">
            <text:p>65,127,65,0,</text:p>
          </table:table-cell>
          <table:table-cell table:number-columns-repeated="5"/>
          <table:table-cell table:formula="of:=[.UF10]&amp;&quot;,&quot;&amp;[.UG10]&amp;&quot;,&quot;&amp;[.UH10]&amp;&quot;,&quot;&amp;[.UI10]&amp;&quot;,&quot;" office:value-type="string" office:string-value="65,127,65,0,">
            <text:p>65,127,65,0,</text:p>
          </table:table-cell>
          <table:table-cell table:number-columns-repeated="5"/>
          <table:table-cell table:formula="of:=[.UL10]&amp;&quot;,&quot;&amp;[.UM10]&amp;&quot;,&quot;&amp;[.UN10]&amp;&quot;,&quot;&amp;[.UO10]&amp;&quot;,&quot;" office:value-type="string" office:string-value="65,127,65,0,">
            <text:p>65,127,65,0,</text:p>
          </table:table-cell>
          <table:table-cell table:number-columns-repeated="5"/>
          <table:table-cell table:formula="of:=[.UR10]&amp;&quot;,&quot;&amp;[.US10]&amp;&quot;,&quot;&amp;[.UT10]&amp;&quot;,&quot;&amp;[.UU10]&amp;&quot;,&quot;" office:value-type="string" office:string-value="65,127,65,0,">
            <text:p>65,127,65,0,</text:p>
          </table:table-cell>
          <table:table-cell table:number-columns-repeated="5"/>
          <table:table-cell table:formula="of:=[.UX10]&amp;&quot;,&quot;&amp;[.UY10]&amp;&quot;,&quot;&amp;[.UZ10]&amp;&quot;,&quot;&amp;[.VA10]&amp;&quot;,&quot;" office:value-type="string" office:string-value="33,99,99,33,">
            <text:p>33,99,99,33,</text:p>
          </table:table-cell>
          <table:table-cell table:number-columns-repeated="5"/>
          <table:table-cell table:formula="of:=[.VD10]&amp;&quot;,&quot;&amp;[.VE10]&amp;&quot;,&quot;&amp;[.VF10]&amp;&quot;,&quot;&amp;[.VG10]&amp;&quot;,&quot;" office:value-type="string" office:string-value="127,127,127,127,">
            <text:p>127,127,127,127,</text:p>
          </table:table-cell>
          <table:table-cell table:number-columns-repeated="3"/>
        </table:table-row>
        <table:table-row table:style-name="ro2" table:number-rows-repeated="5">
          <table:table-cell table:number-columns-repeated="579"/>
        </table:table-row>
        <table:table-row table:style-name="ro2">
          <table:table-cell table:number-columns-repeated="5"/>
          <table:table-cell table:style-name="ce2"/>
          <table:table-cell table:style-name="ce5" table:number-columns-repeated="2"/>
          <table:table-cell table:style-name="ce8"/>
          <table:table-cell/>
          <table:table-cell table:style-name="ce2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table:style-name="ce2"/>
          <table:table-cell table:number-columns-repeated="2" table:style-name="ce5" office:value-type="float" office:value="1">
            <text:p>1</text:p>
          </table:table-cell>
          <table:table-cell table:style-name="ce8"/>
          <table:table-cell/>
          <table:table-cell table:style-name="ce2"/>
          <table:table-cell table:style-name="ce5" table:number-columns-repeated="2"/>
          <table:table-cell table:style-name="ce8" office:value-type="float" office:value="1">
            <text:p>1</text:p>
          </table:table-cell>
          <table:table-cell table:number-columns-repeated="555"/>
        </table:table-row>
        <table:table-row table:style-name="ro2">
          <table:table-cell table:number-columns-repeated="5"/>
          <table:table-cell table:style-name="ce3"/>
          <table:table-cell table:style-name="ce6" table:number-columns-repeated="2"/>
          <table:table-cell table:style-name="ce9"/>
          <table:table-cell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/>
          <table:table-cell table:style-name="ce3"/>
          <table:table-cell table:number-columns-repeated="2" table:style-name="ce6" office:value-type="float" office:value="1">
            <text:p>1</text:p>
          </table:table-cell>
          <table:table-cell table:style-name="ce9"/>
          <table:table-cell table:number-columns-repeated="555"/>
        </table:table-row>
        <table:table-row table:style-name="ro2">
          <table:table-cell table:number-columns-repeated="5"/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/>
          <table:table-cell table:style-name="ce3"/>
          <table:table-cell table:style-name="ce6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9"/>
          <table:table-cell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/>
          <table:table-cell table:style-name="ce3"/>
          <table:table-cell table:number-columns-repeated="2" table:style-name="ce6" office:value-type="float" office:value="1">
            <text:p>1</text:p>
          </table:table-cell>
          <table:table-cell table:style-name="ce9"/>
          <table:table-cell table:number-columns-repeated="555"/>
        </table:table-row>
        <table:table-row table:style-name="ro2">
          <table:table-cell table:number-columns-repeated="5"/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10"/>
          <table:table-cell/>
          <table:table-cell table:style-name="ce4"/>
          <table:table-cell table:style-name="ce7" office:value-type="float" office:value="1">
            <text:p>1</text:p>
          </table:table-cell>
          <table:table-cell table:style-name="ce7"/>
          <table:table-cell table:style-name="ce10"/>
          <table:table-cell/>
          <table:table-cell table:style-name="ce4"/>
          <table:table-cell table:number-columns-repeated="2" table:style-name="ce7" office:value-type="float" office:value="1">
            <text:p>1</text:p>
          </table:table-cell>
          <table:table-cell table:style-name="ce10"/>
          <table:table-cell/>
          <table:table-cell table:style-name="ce4" office:value-type="float" office:value="1">
            <text:p>1</text:p>
          </table:table-cell>
          <table:table-cell table:style-name="ce7" table:number-columns-repeated="2"/>
          <table:table-cell table:style-name="ce10"/>
          <table:table-cell table:number-columns-repeated="555"/>
        </table:table-row>
        <table:table-row table:style-name="ro2">
          <table:table-cell table:number-columns-repeated="5"/>
          <table:table-cell table:style-name="ce1" table:formula="of:=SUMIF([.F14:.F20];&quot;=1&quot;;[.$C$3:.$C$9])" office:value-type="float" office:value="3">
            <text:p>3</text:p>
          </table:table-cell>
          <table:table-cell table:style-name="ce1" table:formula="of:=SUMIF([.G14:.G20];&quot;=1&quot;;[.$C$3:.$C$9])" office:value-type="float" office:value="3">
            <text:p>3</text:p>
          </table:table-cell>
          <table:table-cell table:style-name="ce1" table:formula="of:=SUMIF([.H14:.H20];&quot;=1&quot;;[.$C$3:.$C$9])" office:value-type="float" office:value="0">
            <text:p>0</text:p>
          </table:table-cell>
          <table:table-cell table:style-name="ce1" table:formula="of:=SUMIF([.I14:.I20];&quot;=1&quot;;[.$C$3:.$C$9])" office:value-type="float" office:value="0">
            <text:p>0</text:p>
          </table:table-cell>
          <table:table-cell/>
          <table:table-cell table:style-name="ce1" table:formula="of:=SUMIF([.K14:.K20];&quot;=1&quot;;[.$C$3:.$C$9])" office:value-type="float" office:value="12">
            <text:p>12</text:p>
          </table:table-cell>
          <table:table-cell table:style-name="ce1" table:formula="of:=SUMIF([.L14:.L20];&quot;=1&quot;;[.$C$3:.$C$9])" office:value-type="float" office:value="7">
            <text:p>7</text:p>
          </table:table-cell>
          <table:table-cell table:style-name="ce1" table:formula="of:=SUMIF([.M14:.M20];&quot;=1&quot;;[.$C$3:.$C$9])" office:value-type="float" office:value="14">
            <text:p>14</text:p>
          </table:table-cell>
          <table:table-cell table:style-name="ce1" table:formula="of:=SUMIF([.N14:.N20];&quot;=1&quot;;[.$C$3:.$C$9])" office:value-type="float" office:value="12">
            <text:p>12</text:p>
          </table:table-cell>
          <table:table-cell/>
          <table:table-cell table:style-name="ce1" table:formula="of:=SUMIF([.P14:.P20];&quot;=1&quot;;[.$C$3:.$C$9])" office:value-type="float" office:value="6">
            <text:p>6</text:p>
          </table:table-cell>
          <table:table-cell table:style-name="ce1" table:formula="of:=SUMIF([.Q14:.Q20];&quot;=1&quot;;[.$C$3:.$C$9])" office:value-type="float" office:value="15">
            <text:p>15</text:p>
          </table:table-cell>
          <table:table-cell table:style-name="ce1" table:formula="of:=SUMIF([.R14:.R20];&quot;=1&quot;;[.$C$3:.$C$9])" office:value-type="float" office:value="15">
            <text:p>15</text:p>
          </table:table-cell>
          <table:table-cell table:style-name="ce1" table:formula="of:=SUMIF([.S14:.S20];&quot;=1&quot;;[.$C$3:.$C$9])" office:value-type="float" office:value="6">
            <text:p>6</text:p>
          </table:table-cell>
          <table:table-cell/>
          <table:table-cell table:style-name="ce1" table:formula="of:=SUMIF([.U14:.U20];&quot;=1&quot;;[.$C$3:.$C$9])" office:value-type="float" office:value="1">
            <text:p>1</text:p>
          </table:table-cell>
          <table:table-cell table:style-name="ce1" table:formula="of:=SUMIF([.V14:.V20];&quot;=1&quot;;[.$C$3:.$C$9])" office:value-type="float" office:value="6">
            <text:p>6</text:p>
          </table:table-cell>
          <table:table-cell table:style-name="ce1" table:formula="of:=SUMIF([.W14:.W20];&quot;=1&quot;;[.$C$3:.$C$9])" office:value-type="float" office:value="6">
            <text:p>6</text:p>
          </table:table-cell>
          <table:table-cell table:style-name="ce1" table:formula="of:=SUMIF([.X14:.X20];&quot;=1&quot;;[.$C$3:.$C$9])" office:value-type="float" office:value="8">
            <text:p>8</text:p>
          </table:table-cell>
          <table:table-cell table:number-columns-repeated="555"/>
        </table:table-row>
        <table:table-row table:style-name="ro2">
          <table:table-cell table:number-columns-repeated="5"/>
          <table:table-cell table:formula="of:=[.F21]&amp;&quot;,&quot;&amp;[.G21]&amp;&quot;,&quot;&amp;[.H21]&amp;&quot;,&quot;&amp;[.I21]&amp;&quot;,&quot;&amp;[.K21]&amp;&quot;,&quot;&amp;[.L21]&amp;&quot;,&quot;&amp;[.M21]&amp;&quot;,&quot;&amp;[.N21]&amp;&quot;,&quot;&amp;[.P21]&amp;&quot;,&quot;&amp;[.Q21]&amp;&quot;,&quot;&amp;[.R21]&amp;&quot;,&quot;&amp;[.S21]&amp;&quot;,&quot;&amp;[.U21]&amp;&quot;,&quot;&amp;[.V21]&amp;&quot;,&quot;&amp;[.W21]&amp;&quot;,&quot;&amp;[.X21]&amp;&quot;,&quot;" office:value-type="string" office:string-value="3,3,0,0,12,7,14,12,6,15,15,6,1,6,6,8,">
            <text:p>3,3,0,0,12,7,14,12,6,15,15,6,1,6,6,8,</text:p>
          </table:table-cell>
          <table:table-cell table:number-columns-repeated="573"/>
        </table:table-row>
        <table:table-row table:style-name="ro2" table:number-rows-repeated="1048553">
          <table:table-cell table:number-columns-repeated="579"/>
        </table:table-row>
        <table:table-row table:style-name="ro2">
          <table:table-cell table:number-columns-repeated="579"/>
        </table:table-row>
      </table:table>
      <table:table table:name="Output for Arduino code" table:style-name="ta2" table:print="false">
        <table:table-column table:style-name="co3" table:default-cell-style-name="Default"/>
        <table:table-column table:style-name="co2" table:number-columns-repeated="3" table:default-cell-style-name="Default"/>
        <table:table-row table:style-name="ro3">
          <table:table-cell table:formula="of:=IF([.D1]&lt;&gt;&quot;&quot;;HLOOKUP([.C1];[Input.A$1:.ALI$11];11;0);&quot;&quot;)" office:value-type="string" office:string-value="0,0,0,0,">
            <text:p>0,0,0,0,</text:p>
          </table:table-cell>
          <table:table-cell office:value-type="string">
            <text:p>//</text:p>
          </table:table-cell>
          <table:table-cell office:value-type="float" office:value="32">
            <text:p>32</text:p>
          </table:table-cell>
          <table:table-cell office:value-type="string">
            <text:p><text:s/>Space</text:p>
          </table:table-cell>
        </table:table-row>
        <table:table-row table:style-name="ro3">
          <table:table-cell table:formula="of:=IF([.D2]&lt;&gt;&quot;&quot;;HLOOKUP([.C2];[Input.A$1:.ALI$11];11;0);&quot;&quot;)" office:value-type="string" office:string-value="125,0,0,0,">
            <text:p>125,0,0,0,</text:p>
          </table:table-cell>
          <table:table-cell office:value-type="string">
            <text:p>//</text:p>
          </table:table-cell>
          <table:table-cell office:value-type="float" office:value="33">
            <text:p>33</text:p>
          </table:table-cell>
          <table:table-cell office:value-type="string">
            <text:p><text:s/>!</text:p>
          </table:table-cell>
        </table:table-row>
        <table:table-row table:style-name="ro3">
          <table:table-cell table:formula="of:=IF([.D3]&lt;&gt;&quot;&quot;;HLOOKUP([.C3];[Input.A$1:.ALI$11];11;0);&quot;&quot;)" office:value-type="string" office:string-value="96,0,96,0,">
            <text:p>96,0,96,0,</text:p>
          </table:table-cell>
          <table:table-cell office:value-type="string">
            <text:p>//</text:p>
          </table:table-cell>
          <table:table-cell office:value-type="float" office:value="34">
            <text:p>34</text:p>
          </table:table-cell>
          <table:table-cell office:value-type="string">
            <text:p><text:s/>"</text:p>
          </table:table-cell>
        </table:table-row>
        <table:table-row table:style-name="ro3">
          <table:table-cell table:formula="of:=IF([.D4]&lt;&gt;&quot;&quot;;HLOOKUP([.C4];[Input.A$1:.ALI$11];11;0);&quot;&quot;)" office:value-type="string" office:string-value="20,127,20,127,">
            <text:p>20,127,20,127,</text:p>
          </table:table-cell>
          <table:table-cell office:value-type="string">
            <text:p>//</text:p>
          </table:table-cell>
          <table:table-cell office:value-type="float" office:value="35">
            <text:p>35</text:p>
          </table:table-cell>
          <table:table-cell office:value-type="string">
            <text:p><text:s/>#</text:p>
          </table:table-cell>
        </table:table-row>
        <table:table-row table:style-name="ro3">
          <table:table-cell table:formula="of:=IF([.D5]&lt;&gt;&quot;&quot;;HLOOKUP([.C5];[Input.A$1:.ALI$11];11;0);&quot;&quot;)" office:value-type="string" office:string-value="58,107,107,46,">
            <text:p>58,107,107,46,</text:p>
          </table:table-cell>
          <table:table-cell office:value-type="string">
            <text:p>//</text:p>
          </table:table-cell>
          <table:table-cell office:value-type="float" office:value="36">
            <text:p>36</text:p>
          </table:table-cell>
          <table:table-cell office:value-type="string">
            <text:p><text:s/>$</text:p>
          </table:table-cell>
        </table:table-row>
        <table:table-row table:style-name="ro3">
          <table:table-cell table:formula="of:=IF([.D6]&lt;&gt;&quot;&quot;;HLOOKUP([.C6];[Input.A$1:.ALI$11];11;0);&quot;&quot;)" office:value-type="string" office:string-value="99,100,11,51,">
            <text:p>99,100,11,51,</text:p>
          </table:table-cell>
          <table:table-cell office:value-type="string">
            <text:p>//</text:p>
          </table:table-cell>
          <table:table-cell office:value-type="float" office:value="37">
            <text:p>37</text:p>
          </table:table-cell>
          <table:table-cell office:value-type="string">
            <text:p><text:s/>%</text:p>
          </table:table-cell>
        </table:table-row>
        <table:table-row table:style-name="ro3">
          <table:table-cell table:formula="of:=IF([.D7]&lt;&gt;&quot;&quot;;HLOOKUP([.C7];[Input.A$1:.ALI$11];11;0);&quot;&quot;)" office:value-type="string" office:string-value="54,73,54,5,">
            <text:p>54,73,54,5,</text:p>
          </table:table-cell>
          <table:table-cell office:value-type="string">
            <text:p>//</text:p>
          </table:table-cell>
          <table:table-cell office:value-type="float" office:value="38">
            <text:p>38</text:p>
          </table:table-cell>
          <table:table-cell office:value-type="string">
            <text:p><text:s/>&amp;</text:p>
          </table:table-cell>
        </table:table-row>
        <table:table-row table:style-name="ro3">
          <table:table-cell table:formula="of:=IF([.D8]&lt;&gt;&quot;&quot;;HLOOKUP([.C8];[Input.A$1:.ALI$11];11;0);&quot;&quot;)" office:value-type="string" office:string-value="16,96,0,0,">
            <text:p>16,96,0,0,</text:p>
          </table:table-cell>
          <table:table-cell office:value-type="string">
            <text:p>//</text:p>
          </table:table-cell>
          <table:table-cell office:value-type="float" office:value="39">
            <text:p>39</text:p>
          </table:table-cell>
          <table:table-cell office:value-type="string">
            <text:p><text:s/>'</text:p>
          </table:table-cell>
        </table:table-row>
        <table:table-row table:style-name="ro3">
          <table:table-cell table:formula="of:=IF([.D9]&lt;&gt;&quot;&quot;;HLOOKUP([.C9];[Input.A$1:.ALI$11];11;0);&quot;&quot;)" office:value-type="string" office:string-value="28,34,65,0,">
            <text:p>28,34,65,0,</text:p>
          </table:table-cell>
          <table:table-cell office:value-type="string">
            <text:p>//</text:p>
          </table:table-cell>
          <table:table-cell office:value-type="float" office:value="40">
            <text:p>40</text:p>
          </table:table-cell>
          <table:table-cell office:value-type="string">
            <text:p><text:s/>(</text:p>
          </table:table-cell>
        </table:table-row>
        <table:table-row table:style-name="ro3">
          <table:table-cell table:formula="of:=IF([.D10]&lt;&gt;&quot;&quot;;HLOOKUP([.C10];[Input.A$1:.ALI$11];11;0);&quot;&quot;)" office:value-type="string" office:string-value="65,34,28,0,">
            <text:p>65,34,28,0,</text:p>
          </table:table-cell>
          <table:table-cell office:value-type="string">
            <text:p>//</text:p>
          </table:table-cell>
          <table:table-cell office:value-type="float" office:value="41">
            <text:p>41</text:p>
          </table:table-cell>
          <table:table-cell office:value-type="string">
            <text:p><text:s/>)</text:p>
          </table:table-cell>
        </table:table-row>
        <table:table-row table:style-name="ro3">
          <table:table-cell table:formula="of:=IF([.D11]&lt;&gt;&quot;&quot;;HLOOKUP([.C11];[Input.A$1:.ALI$11];11;0);&quot;&quot;)" office:value-type="string" office:string-value="20,56,56,20,">
            <text:p>20,56,56,20,</text:p>
          </table:table-cell>
          <table:table-cell office:value-type="string">
            <text:p>//</text:p>
          </table:table-cell>
          <table:table-cell office:value-type="float" office:value="42">
            <text:p>42</text:p>
          </table:table-cell>
          <table:table-cell office:value-type="string">
            <text:p><text:s/>*</text:p>
          </table:table-cell>
        </table:table-row>
        <table:table-row table:style-name="ro3">
          <table:table-cell table:formula="of:=IF([.D12]&lt;&gt;&quot;&quot;;HLOOKUP([.C12];[Input.A$1:.ALI$11];11;0);&quot;&quot;)" office:value-type="string" office:string-value="4,14,4,0,">
            <text:p>4,14,4,0,</text:p>
          </table:table-cell>
          <table:table-cell office:value-type="string">
            <text:p>//</text:p>
          </table:table-cell>
          <table:table-cell office:value-type="float" office:value="43">
            <text:p>43</text:p>
          </table:table-cell>
          <table:table-cell office:value-type="string">
            <text:p><text:s/>+</text:p>
          </table:table-cell>
        </table:table-row>
        <table:table-row table:style-name="ro3">
          <table:table-cell table:formula="of:=IF([.D13]&lt;&gt;&quot;&quot;;HLOOKUP([.C13];[Input.A$1:.ALI$11];11;0);&quot;&quot;)" office:value-type="string" office:string-value="1,6,0,0,">
            <text:p>1,6,0,0,</text:p>
          </table:table-cell>
          <table:table-cell office:value-type="string">
            <text:p>//</text:p>
          </table:table-cell>
          <table:table-cell office:value-type="float" office:value="44">
            <text:p>44</text:p>
          </table:table-cell>
          <table:table-cell office:value-type="string">
            <text:p><text:s/>,</text:p>
          </table:table-cell>
        </table:table-row>
        <table:table-row table:style-name="ro3">
          <table:table-cell table:formula="of:=IF([.D14]&lt;&gt;&quot;&quot;;HLOOKUP([.C14];[Input.A$1:.ALI$11];11;0);&quot;&quot;)" office:value-type="string" office:string-value="4,4,4,0,">
            <text:p>4,4,4,0,</text:p>
          </table:table-cell>
          <table:table-cell office:value-type="string">
            <text:p>//</text:p>
          </table:table-cell>
          <table:table-cell office:value-type="float" office:value="45">
            <text:p>45</text:p>
          </table:table-cell>
          <table:table-cell office:value-type="string">
            <text:p><text:s/>-</text:p>
          </table:table-cell>
        </table:table-row>
        <table:table-row table:style-name="ro3">
          <table:table-cell table:formula="of:=IF([.D15]&lt;&gt;&quot;&quot;;HLOOKUP([.C15];[Input.A$1:.ALI$11];11;0);&quot;&quot;)" office:value-type="string" office:string-value="3,3,0,0,">
            <text:p>3,3,0,0,</text:p>
          </table:table-cell>
          <table:table-cell office:value-type="string">
            <text:p>//</text:p>
          </table:table-cell>
          <table:table-cell office:value-type="float" office:value="46">
            <text:p>46</text:p>
          </table:table-cell>
          <table:table-cell office:value-type="string">
            <text:p><text:s/>.</text:p>
          </table:table-cell>
        </table:table-row>
        <table:table-row table:style-name="ro3">
          <table:table-cell table:formula="of:=IF([.D16]&lt;&gt;&quot;&quot;;HLOOKUP([.C16];[Input.A$1:.ALI$11];11;0);&quot;&quot;)" office:value-type="string" office:string-value="0,0,0,0,">
            <text:p>0,0,0,0,</text:p>
          </table:table-cell>
          <table:table-cell office:value-type="string">
            <text:p>//</text:p>
          </table:table-cell>
          <table:table-cell office:value-type="float" office:value="47">
            <text:p>47</text:p>
          </table:table-cell>
          <table:table-cell office:value-type="string">
            <text:p><text:s/></text:p>
          </table:table-cell>
        </table:table-row>
        <table:table-row table:style-name="ro3">
          <table:table-cell table:formula="of:=IF([.D17]&lt;&gt;&quot;&quot;;HLOOKUP([.C17];[Input.A$1:.ALI$11];11;0);&quot;&quot;)" office:value-type="string" office:string-value="127,65,65,127,">
            <text:p>127,65,65,127,</text:p>
          </table:table-cell>
          <table:table-cell office:value-type="string">
            <text:p>//</text:p>
          </table:table-cell>
          <table:table-cell office:value-type="float" office:value="48">
            <text:p>48</text:p>
          </table:table-cell>
          <table:table-cell office:value-type="string">
            <text:p><text:s/>0</text:p>
          </table:table-cell>
        </table:table-row>
        <table:table-row table:style-name="ro3">
          <table:table-cell table:formula="of:=IF([.D18]&lt;&gt;&quot;&quot;;HLOOKUP([.C18];[Input.A$1:.ALI$11];11;0);&quot;&quot;)" office:value-type="string" office:string-value="8,16,32,127,">
            <text:p>8,16,32,127,</text:p>
          </table:table-cell>
          <table:table-cell office:value-type="string">
            <text:p>//</text:p>
          </table:table-cell>
          <table:table-cell office:value-type="float" office:value="49">
            <text:p>49</text:p>
          </table:table-cell>
          <table:table-cell office:value-type="string">
            <text:p><text:s/>1</text:p>
          </table:table-cell>
        </table:table-row>
        <table:table-row table:style-name="ro3">
          <table:table-cell table:formula="of:=IF([.D19]&lt;&gt;&quot;&quot;;HLOOKUP([.C19];[Input.A$1:.ALI$11];11;0);&quot;&quot;)" office:value-type="string" office:string-value="67,69,73,113,">
            <text:p>67,69,73,113,</text:p>
          </table:table-cell>
          <table:table-cell office:value-type="string">
            <text:p>//</text:p>
          </table:table-cell>
          <table:table-cell office:value-type="float" office:value="50">
            <text:p>50</text:p>
          </table:table-cell>
          <table:table-cell office:value-type="string">
            <text:p><text:s/>2</text:p>
          </table:table-cell>
        </table:table-row>
        <table:table-row table:style-name="ro3">
          <table:table-cell table:formula="of:=IF([.D20]&lt;&gt;&quot;&quot;;HLOOKUP([.C20];[Input.A$1:.ALI$11];11;0);&quot;&quot;)" office:value-type="string" office:string-value="73,73,73,127,">
            <text:p>73,73,73,127,</text:p>
          </table:table-cell>
          <table:table-cell office:value-type="string">
            <text:p>//</text:p>
          </table:table-cell>
          <table:table-cell office:value-type="float" office:value="51">
            <text:p>51</text:p>
          </table:table-cell>
          <table:table-cell office:value-type="string">
            <text:p><text:s/>3</text:p>
          </table:table-cell>
        </table:table-row>
        <table:table-row table:style-name="ro3">
          <table:table-cell table:formula="of:=IF([.D21]&lt;&gt;&quot;&quot;;HLOOKUP([.C21];[Input.A$1:.ALI$11];11;0);&quot;&quot;)" office:value-type="string" office:string-value="120,8,8,127,">
            <text:p>120,8,8,127,</text:p>
          </table:table-cell>
          <table:table-cell office:value-type="string">
            <text:p>//</text:p>
          </table:table-cell>
          <table:table-cell office:value-type="float" office:value="52">
            <text:p>52</text:p>
          </table:table-cell>
          <table:table-cell office:value-type="string">
            <text:p><text:s/>4</text:p>
          </table:table-cell>
        </table:table-row>
        <table:table-row table:style-name="ro3">
          <table:table-cell table:formula="of:=IF([.D22]&lt;&gt;&quot;&quot;;HLOOKUP([.C22];[Input.A$1:.ALI$11];11;0);&quot;&quot;)" office:value-type="string" office:string-value="121,73,73,79,">
            <text:p>121,73,73,79,</text:p>
          </table:table-cell>
          <table:table-cell office:value-type="string">
            <text:p>//</text:p>
          </table:table-cell>
          <table:table-cell office:value-type="float" office:value="53">
            <text:p>53</text:p>
          </table:table-cell>
          <table:table-cell office:value-type="string">
            <text:p><text:s/>5</text:p>
          </table:table-cell>
        </table:table-row>
        <table:table-row table:style-name="ro3">
          <table:table-cell table:formula="of:=IF([.D23]&lt;&gt;&quot;&quot;;HLOOKUP([.C23];[Input.A$1:.ALI$11];11;0);&quot;&quot;)" office:value-type="string" office:string-value="127,73,73,79,">
            <text:p>127,73,73,79,</text:p>
          </table:table-cell>
          <table:table-cell office:value-type="string">
            <text:p>//</text:p>
          </table:table-cell>
          <table:table-cell office:value-type="float" office:value="54">
            <text:p>54</text:p>
          </table:table-cell>
          <table:table-cell office:value-type="string">
            <text:p><text:s/>6</text:p>
          </table:table-cell>
        </table:table-row>
        <table:table-row table:style-name="ro3">
          <table:table-cell table:formula="of:=IF([.D24]&lt;&gt;&quot;&quot;;HLOOKUP([.C24];[Input.A$1:.ALI$11];11;0);&quot;&quot;)" office:value-type="string" office:string-value="64,72,72,127,">
            <text:p>64,72,72,127,</text:p>
          </table:table-cell>
          <table:table-cell office:value-type="string">
            <text:p>//</text:p>
          </table:table-cell>
          <table:table-cell office:value-type="float" office:value="55">
            <text:p>55</text:p>
          </table:table-cell>
          <table:table-cell office:value-type="string">
            <text:p><text:s/>7</text:p>
          </table:table-cell>
        </table:table-row>
        <table:table-row table:style-name="ro3">
          <table:table-cell table:formula="of:=IF([.D25]&lt;&gt;&quot;&quot;;HLOOKUP([.C25];[Input.A$1:.ALI$11];11;0);&quot;&quot;)" office:value-type="string" office:string-value="127,73,73,127,">
            <text:p>127,73,73,127,</text:p>
          </table:table-cell>
          <table:table-cell office:value-type="string">
            <text:p>//</text:p>
          </table:table-cell>
          <table:table-cell office:value-type="float" office:value="56">
            <text:p>56</text:p>
          </table:table-cell>
          <table:table-cell office:value-type="string">
            <text:p><text:s/>8</text:p>
          </table:table-cell>
        </table:table-row>
        <table:table-row table:style-name="ro3">
          <table:table-cell table:formula="of:=IF([.D26]&lt;&gt;&quot;&quot;;HLOOKUP([.C26];[Input.A$1:.ALI$11];11;0);&quot;&quot;)" office:value-type="string" office:string-value="121,73,73,127,">
            <text:p>121,73,73,127,</text:p>
          </table:table-cell>
          <table:table-cell office:value-type="string">
            <text:p>//</text:p>
          </table:table-cell>
          <table:table-cell office:value-type="float" office:value="57">
            <text:p>57</text:p>
          </table:table-cell>
          <table:table-cell office:value-type="string">
            <text:p><text:s/>9</text:p>
          </table:table-cell>
        </table:table-row>
        <table:table-row table:style-name="ro3">
          <table:table-cell table:formula="of:=IF([.D27]&lt;&gt;&quot;&quot;;HLOOKUP([.C27];[Input.A$1:.ALI$11];11;0);&quot;&quot;)" office:value-type="string" office:string-value="20,0,0,0,">
            <text:p>20,0,0,0,</text:p>
          </table:table-cell>
          <table:table-cell office:value-type="string">
            <text:p>//</text:p>
          </table:table-cell>
          <table:table-cell office:value-type="float" office:value="58">
            <text:p>58</text:p>
          </table:table-cell>
          <table:table-cell office:value-type="string">
            <text:p><text:s/>:</text:p>
          </table:table-cell>
        </table:table-row>
        <table:table-row table:style-name="ro3">
          <table:table-cell table:formula="of:=IF([.D28]&lt;&gt;&quot;&quot;;HLOOKUP([.C28];[Input.A$1:.ALI$11];11;0);&quot;&quot;)" office:value-type="string" office:string-value="1,22,0,0,">
            <text:p>1,22,0,0,</text:p>
          </table:table-cell>
          <table:table-cell office:value-type="string">
            <text:p>//</text:p>
          </table:table-cell>
          <table:table-cell office:value-type="float" office:value="59">
            <text:p>59</text:p>
          </table:table-cell>
          <table:table-cell office:value-type="string">
            <text:p><text:s/>;</text:p>
          </table:table-cell>
        </table:table-row>
        <table:table-row table:style-name="ro3">
          <table:table-cell table:formula="of:=IF([.D29]&lt;&gt;&quot;&quot;;HLOOKUP([.C29];[Input.A$1:.ALI$11];11;0);&quot;&quot;)" office:value-type="string" office:string-value="8,20,34,0,">
            <text:p>8,20,34,0,</text:p>
          </table:table-cell>
          <table:table-cell office:value-type="string">
            <text:p>//</text:p>
          </table:table-cell>
          <table:table-cell office:value-type="float" office:value="60">
            <text:p>60</text:p>
          </table:table-cell>
          <table:table-cell office:value-type="string">
            <text:p><text:s/>&lt;</text:p>
          </table:table-cell>
        </table:table-row>
        <table:table-row table:style-name="ro3">
          <table:table-cell table:formula="of:=IF([.D30]&lt;&gt;&quot;&quot;;HLOOKUP([.C30];[Input.A$1:.ALI$11];11;0);&quot;&quot;)" office:value-type="string" office:string-value="20,20,20,20,">
            <text:p>20,20,20,20,</text:p>
          </table:table-cell>
          <table:table-cell office:value-type="string">
            <text:p>//</text:p>
          </table:table-cell>
          <table:table-cell office:value-type="float" office:value="61">
            <text:p>61</text:p>
          </table:table-cell>
          <table:table-cell office:value-type="string">
            <text:p><text:s/>=</text:p>
          </table:table-cell>
        </table:table-row>
        <table:table-row table:style-name="ro3">
          <table:table-cell table:formula="of:=IF([.D31]&lt;&gt;&quot;&quot;;HLOOKUP([.C31];[Input.A$1:.ALI$11];11;0);&quot;&quot;)" office:value-type="string" office:string-value="34,20,8,0,">
            <text:p>34,20,8,0,</text:p>
          </table:table-cell>
          <table:table-cell office:value-type="string">
            <text:p>//</text:p>
          </table:table-cell>
          <table:table-cell office:value-type="float" office:value="62">
            <text:p>62</text:p>
          </table:table-cell>
          <table:table-cell office:value-type="string">
            <text:p><text:s/>&gt;</text:p>
          </table:table-cell>
        </table:table-row>
        <table:table-row table:style-name="ro3">
          <table:table-cell table:formula="of:=IF([.D32]&lt;&gt;&quot;&quot;;HLOOKUP([.C32];[Input.A$1:.ALI$11];11;0);&quot;&quot;)" office:value-type="string" office:string-value="88,85,85,52,">
            <text:p>88,85,85,52,</text:p>
          </table:table-cell>
          <table:table-cell office:value-type="string">
            <text:p>//</text:p>
          </table:table-cell>
          <table:table-cell office:value-type="float" office:value="63">
            <text:p>63</text:p>
          </table:table-cell>
          <table:table-cell office:value-type="string">
            <text:p><text:s/>?</text:p>
          </table:table-cell>
        </table:table-row>
        <table:table-row table:style-name="ro3">
          <table:table-cell table:formula="of:=IF([.D33]&lt;&gt;&quot;&quot;;HLOOKUP([.C33];[Input.A$1:.ALI$11];11;0);&quot;&quot;)" office:value-type="string" office:string-value="30,33,45,61,">
            <text:p>30,33,45,61,</text:p>
          </table:table-cell>
          <table:table-cell office:value-type="string">
            <text:p>//</text:p>
          </table:table-cell>
          <table:table-cell office:value-type="float" office:value="64">
            <text:p>64</text:p>
          </table:table-cell>
          <table:table-cell office:value-type="string">
            <text:p><text:s/>@</text:p>
          </table:table-cell>
        </table:table-row>
        <table:table-row table:style-name="ro3">
          <table:table-cell table:formula="of:=IF([.D34]&lt;&gt;&quot;&quot;;HLOOKUP([.C34];[Input.A$1:.ALI$11];11;0);&quot;&quot;)" office:value-type="string" office:string-value="127,72,72,127,">
            <text:p>127,72,72,127,</text:p>
          </table:table-cell>
          <table:table-cell office:value-type="string">
            <text:p>//</text:p>
          </table:table-cell>
          <table:table-cell office:value-type="float" office:value="65">
            <text:p>65</text:p>
          </table:table-cell>
          <table:table-cell office:value-type="string">
            <text:p><text:s/>A</text:p>
          </table:table-cell>
        </table:table-row>
        <table:table-row table:style-name="ro3">
          <table:table-cell table:formula="of:=IF([.D35]&lt;&gt;&quot;&quot;;HLOOKUP([.C35];[Input.A$1:.ALI$11];11;0);&quot;&quot;)" office:value-type="string" office:string-value="127,73,73,54,">
            <text:p>127,73,73,54,</text:p>
          </table:table-cell>
          <table:table-cell office:value-type="string">
            <text:p>//</text:p>
          </table:table-cell>
          <table:table-cell office:value-type="float" office:value="66">
            <text:p>66</text:p>
          </table:table-cell>
          <table:table-cell office:value-type="string">
            <text:p><text:s/>B</text:p>
          </table:table-cell>
        </table:table-row>
        <table:table-row table:style-name="ro3">
          <table:table-cell table:formula="of:=IF([.D36]&lt;&gt;&quot;&quot;;HLOOKUP([.C36];[Input.A$1:.ALI$11];11;0);&quot;&quot;)" office:value-type="string" office:string-value="62,65,65,65,">
            <text:p>62,65,65,65,</text:p>
          </table:table-cell>
          <table:table-cell office:value-type="string">
            <text:p>//</text:p>
          </table:table-cell>
          <table:table-cell office:value-type="float" office:value="67">
            <text:p>67</text:p>
          </table:table-cell>
          <table:table-cell office:value-type="string">
            <text:p><text:s/>C</text:p>
          </table:table-cell>
        </table:table-row>
        <table:table-row table:style-name="ro3">
          <table:table-cell table:formula="of:=IF([.D37]&lt;&gt;&quot;&quot;;HLOOKUP([.C37];[Input.A$1:.ALI$11];11;0);&quot;&quot;)" office:value-type="string" office:string-value="127,65,65,62,">
            <text:p>127,65,65,62,</text:p>
          </table:table-cell>
          <table:table-cell office:value-type="string">
            <text:p>//</text:p>
          </table:table-cell>
          <table:table-cell office:value-type="float" office:value="68">
            <text:p>68</text:p>
          </table:table-cell>
          <table:table-cell office:value-type="string">
            <text:p><text:s/>D</text:p>
          </table:table-cell>
        </table:table-row>
        <table:table-row table:style-name="ro3">
          <table:table-cell table:formula="of:=IF([.D38]&lt;&gt;&quot;&quot;;HLOOKUP([.C38];[Input.A$1:.ALI$11];11;0);&quot;&quot;)" office:value-type="string" office:string-value="127,73,73,73,">
            <text:p>127,73,73,73,</text:p>
          </table:table-cell>
          <table:table-cell office:value-type="string">
            <text:p>//</text:p>
          </table:table-cell>
          <table:table-cell office:value-type="float" office:value="69">
            <text:p>69</text:p>
          </table:table-cell>
          <table:table-cell office:value-type="string">
            <text:p><text:s/>E</text:p>
          </table:table-cell>
        </table:table-row>
        <table:table-row table:style-name="ro3">
          <table:table-cell table:formula="of:=IF([.D39]&lt;&gt;&quot;&quot;;HLOOKUP([.C39];[Input.A$1:.ALI$11];11;0);&quot;&quot;)" office:value-type="string" office:string-value="127,72,72,72,">
            <text:p>127,72,72,72,</text:p>
          </table:table-cell>
          <table:table-cell office:value-type="string">
            <text:p>//</text:p>
          </table:table-cell>
          <table:table-cell office:value-type="float" office:value="70">
            <text:p>70</text:p>
          </table:table-cell>
          <table:table-cell office:value-type="string">
            <text:p><text:s/>F</text:p>
          </table:table-cell>
        </table:table-row>
        <table:table-row table:style-name="ro3">
          <table:table-cell table:formula="of:=IF([.D40]&lt;&gt;&quot;&quot;;HLOOKUP([.C40];[Input.A$1:.ALI$11];11;0);&quot;&quot;)" office:value-type="string" office:string-value="62,65,73,78,">
            <text:p>62,65,73,78,</text:p>
          </table:table-cell>
          <table:table-cell office:value-type="string">
            <text:p>//</text:p>
          </table:table-cell>
          <table:table-cell office:value-type="float" office:value="71">
            <text:p>71</text:p>
          </table:table-cell>
          <table:table-cell office:value-type="string">
            <text:p><text:s/>G</text:p>
          </table:table-cell>
        </table:table-row>
        <table:table-row table:style-name="ro3">
          <table:table-cell table:formula="of:=IF([.D41]&lt;&gt;&quot;&quot;;HLOOKUP([.C41];[Input.A$1:.ALI$11];11;0);&quot;&quot;)" office:value-type="string" office:string-value="127,8,8,127,">
            <text:p>127,8,8,127,</text:p>
          </table:table-cell>
          <table:table-cell office:value-type="string">
            <text:p>//</text:p>
          </table:table-cell>
          <table:table-cell office:value-type="float" office:value="72">
            <text:p>72</text:p>
          </table:table-cell>
          <table:table-cell office:value-type="string">
            <text:p><text:s/>H</text:p>
          </table:table-cell>
        </table:table-row>
        <table:table-row table:style-name="ro3">
          <table:table-cell table:formula="of:=IF([.D42]&lt;&gt;&quot;&quot;;HLOOKUP([.C42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73">
            <text:p>73</text:p>
          </table:table-cell>
          <table:table-cell office:value-type="string">
            <text:p><text:s/>I</text:p>
          </table:table-cell>
        </table:table-row>
        <table:table-row table:style-name="ro3">
          <table:table-cell table:formula="of:=IF([.D43]&lt;&gt;&quot;&quot;;HLOOKUP([.C43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74">
            <text:p>74</text:p>
          </table:table-cell>
          <table:table-cell office:value-type="string">
            <text:p><text:s/>J</text:p>
          </table:table-cell>
        </table:table-row>
        <table:table-row table:style-name="ro3">
          <table:table-cell table:formula="of:=IF([.D44]&lt;&gt;&quot;&quot;;HLOOKUP([.C44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75">
            <text:p>75</text:p>
          </table:table-cell>
          <table:table-cell office:value-type="string">
            <text:p><text:s/>K</text:p>
          </table:table-cell>
        </table:table-row>
        <table:table-row table:style-name="ro3">
          <table:table-cell table:formula="of:=IF([.D45]&lt;&gt;&quot;&quot;;HLOOKUP([.C45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76">
            <text:p>76</text:p>
          </table:table-cell>
          <table:table-cell office:value-type="string">
            <text:p><text:s/>L</text:p>
          </table:table-cell>
        </table:table-row>
        <table:table-row table:style-name="ro3">
          <table:table-cell table:formula="of:=IF([.D46]&lt;&gt;&quot;&quot;;HLOOKUP([.C46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77">
            <text:p>77</text:p>
          </table:table-cell>
          <table:table-cell office:value-type="string">
            <text:p><text:s/>M</text:p>
          </table:table-cell>
        </table:table-row>
        <table:table-row table:style-name="ro3">
          <table:table-cell table:formula="of:=IF([.D47]&lt;&gt;&quot;&quot;;HLOOKUP([.C47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78">
            <text:p>78</text:p>
          </table:table-cell>
          <table:table-cell office:value-type="string">
            <text:p><text:s/>N</text:p>
          </table:table-cell>
        </table:table-row>
        <table:table-row table:style-name="ro3">
          <table:table-cell table:formula="of:=IF([.D48]&lt;&gt;&quot;&quot;;HLOOKUP([.C48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79">
            <text:p>79</text:p>
          </table:table-cell>
          <table:table-cell office:value-type="string">
            <text:p><text:s/>O</text:p>
          </table:table-cell>
        </table:table-row>
        <table:table-row table:style-name="ro3">
          <table:table-cell table:formula="of:=IF([.D49]&lt;&gt;&quot;&quot;;HLOOKUP([.C49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80">
            <text:p>80</text:p>
          </table:table-cell>
          <table:table-cell office:value-type="string">
            <text:p><text:s/>P</text:p>
          </table:table-cell>
        </table:table-row>
        <table:table-row table:style-name="ro3">
          <table:table-cell table:formula="of:=IF([.D50]&lt;&gt;&quot;&quot;;HLOOKUP([.C50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81">
            <text:p>81</text:p>
          </table:table-cell>
          <table:table-cell office:value-type="string">
            <text:p><text:s/>Q</text:p>
          </table:table-cell>
        </table:table-row>
        <table:table-row table:style-name="ro3">
          <table:table-cell table:formula="of:=IF([.D51]&lt;&gt;&quot;&quot;;HLOOKUP([.C51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82">
            <text:p>82</text:p>
          </table:table-cell>
          <table:table-cell office:value-type="string">
            <text:p><text:s/>R</text:p>
          </table:table-cell>
        </table:table-row>
        <table:table-row table:style-name="ro3">
          <table:table-cell table:formula="of:=IF([.D52]&lt;&gt;&quot;&quot;;HLOOKUP([.C52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83">
            <text:p>83</text:p>
          </table:table-cell>
          <table:table-cell office:value-type="string">
            <text:p><text:s/>S</text:p>
          </table:table-cell>
        </table:table-row>
        <table:table-row table:style-name="ro3">
          <table:table-cell table:formula="of:=IF([.D53]&lt;&gt;&quot;&quot;;HLOOKUP([.C53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84">
            <text:p>84</text:p>
          </table:table-cell>
          <table:table-cell office:value-type="string">
            <text:p><text:s/>T</text:p>
          </table:table-cell>
        </table:table-row>
        <table:table-row table:style-name="ro3">
          <table:table-cell table:formula="of:=IF([.D54]&lt;&gt;&quot;&quot;;HLOOKUP([.C54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85">
            <text:p>85</text:p>
          </table:table-cell>
          <table:table-cell office:value-type="string">
            <text:p><text:s/>U</text:p>
          </table:table-cell>
        </table:table-row>
        <table:table-row table:style-name="ro3">
          <table:table-cell table:formula="of:=IF([.D55]&lt;&gt;&quot;&quot;;HLOOKUP([.C55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86">
            <text:p>86</text:p>
          </table:table-cell>
          <table:table-cell office:value-type="string">
            <text:p><text:s/>V</text:p>
          </table:table-cell>
        </table:table-row>
        <table:table-row table:style-name="ro3">
          <table:table-cell table:formula="of:=IF([.D56]&lt;&gt;&quot;&quot;;HLOOKUP([.C56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87">
            <text:p>87</text:p>
          </table:table-cell>
          <table:table-cell office:value-type="string">
            <text:p><text:s/>W</text:p>
          </table:table-cell>
        </table:table-row>
        <table:table-row table:style-name="ro3">
          <table:table-cell table:formula="of:=IF([.D57]&lt;&gt;&quot;&quot;;HLOOKUP([.C57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88">
            <text:p>88</text:p>
          </table:table-cell>
          <table:table-cell office:value-type="string">
            <text:p><text:s/>X</text:p>
          </table:table-cell>
        </table:table-row>
        <table:table-row table:style-name="ro3">
          <table:table-cell table:formula="of:=IF([.D58]&lt;&gt;&quot;&quot;;HLOOKUP([.C58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89">
            <text:p>89</text:p>
          </table:table-cell>
          <table:table-cell office:value-type="string">
            <text:p><text:s/>Y</text:p>
          </table:table-cell>
        </table:table-row>
        <table:table-row table:style-name="ro3">
          <table:table-cell table:formula="of:=IF([.D59]&lt;&gt;&quot;&quot;;HLOOKUP([.C59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90">
            <text:p>90</text:p>
          </table:table-cell>
          <table:table-cell office:value-type="string">
            <text:p><text:s/>Z</text:p>
          </table:table-cell>
        </table:table-row>
        <table:table-row table:style-name="ro3">
          <table:table-cell table:formula="of:=IF([.D60]&lt;&gt;&quot;&quot;;HLOOKUP([.C60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91">
            <text:p>91</text:p>
          </table:table-cell>
          <table:table-cell office:value-type="string">
            <text:p><text:s/>[</text:p>
          </table:table-cell>
        </table:table-row>
        <table:table-row table:style-name="ro3">
          <table:table-cell table:formula="of:=IF([.D61]&lt;&gt;&quot;&quot;;HLOOKUP([.C61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92">
            <text:p>92</text:p>
          </table:table-cell>
          <table:table-cell office:value-type="string">
            <text:p><text:s/>"\"</text:p>
          </table:table-cell>
        </table:table-row>
        <table:table-row table:style-name="ro3">
          <table:table-cell table:formula="of:=IF([.D62]&lt;&gt;&quot;&quot;;HLOOKUP([.C62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93">
            <text:p>93</text:p>
          </table:table-cell>
          <table:table-cell office:value-type="string">
            <text:p><text:s/>]</text:p>
          </table:table-cell>
        </table:table-row>
        <table:table-row table:style-name="ro3">
          <table:table-cell table:formula="of:=IF([.D63]&lt;&gt;&quot;&quot;;HLOOKUP([.C63];[Input.A$1:.ALI$11];11;0);&quot;&quot;)" office:value-type="string" office:string-value="32,64,32,0,">
            <text:p>32,64,32,0,</text:p>
          </table:table-cell>
          <table:table-cell office:value-type="string">
            <text:p>//</text:p>
          </table:table-cell>
          <table:table-cell office:value-type="float" office:value="94">
            <text:p>94</text:p>
          </table:table-cell>
          <table:table-cell office:value-type="string">
            <text:p><text:s/>^</text:p>
          </table:table-cell>
        </table:table-row>
        <table:table-row table:style-name="ro3">
          <table:table-cell table:formula="of:=IF([.D64]&lt;&gt;&quot;&quot;;HLOOKUP([.C64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95">
            <text:p>95</text:p>
          </table:table-cell>
          <table:table-cell office:value-type="string">
            <text:p><text:s/>_</text:p>
          </table:table-cell>
        </table:table-row>
        <table:table-row table:style-name="ro3">
          <table:table-cell table:formula="of:=IF([.D65]&lt;&gt;&quot;&quot;;HLOOKUP([.C65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96">
            <text:p>96</text:p>
          </table:table-cell>
          <table:table-cell office:value-type="string">
            <text:p><text:s/>`</text:p>
          </table:table-cell>
        </table:table-row>
        <table:table-row table:style-name="ro3">
          <table:table-cell table:formula="of:=IF([.D66]&lt;&gt;&quot;&quot;;HLOOKUP([.C66];[Input.A$1:.ALI$11];11;0);&quot;&quot;)" office:value-type="string" office:string-value="7,21,21,15,">
            <text:p>7,21,21,15,</text:p>
          </table:table-cell>
          <table:table-cell office:value-type="string">
            <text:p>//</text:p>
          </table:table-cell>
          <table:table-cell office:value-type="float" office:value="97">
            <text:p>97</text:p>
          </table:table-cell>
          <table:table-cell office:value-type="string">
            <text:p><text:s/>a</text:p>
          </table:table-cell>
        </table:table-row>
        <table:table-row table:style-name="ro3">
          <table:table-cell table:formula="of:=IF([.D67]&lt;&gt;&quot;&quot;;HLOOKUP([.C67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98">
            <text:p>98</text:p>
          </table:table-cell>
          <table:table-cell office:value-type="string">
            <text:p><text:s/>b</text:p>
          </table:table-cell>
        </table:table-row>
        <table:table-row table:style-name="ro3">
          <table:table-cell table:formula="of:=IF([.D68]&lt;&gt;&quot;&quot;;HLOOKUP([.C68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99">
            <text:p>99</text:p>
          </table:table-cell>
          <table:table-cell office:value-type="string">
            <text:p><text:s/>c</text:p>
          </table:table-cell>
        </table:table-row>
        <table:table-row table:style-name="ro3">
          <table:table-cell table:formula="of:=IF([.D69]&lt;&gt;&quot;&quot;;HLOOKUP([.C69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00">
            <text:p>100</text:p>
          </table:table-cell>
          <table:table-cell office:value-type="string">
            <text:p><text:s/>d</text:p>
          </table:table-cell>
        </table:table-row>
        <table:table-row table:style-name="ro3">
          <table:table-cell table:formula="of:=IF([.D70]&lt;&gt;&quot;&quot;;HLOOKUP([.C70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01">
            <text:p>101</text:p>
          </table:table-cell>
          <table:table-cell office:value-type="string">
            <text:p><text:s/>e</text:p>
          </table:table-cell>
        </table:table-row>
        <table:table-row table:style-name="ro3">
          <table:table-cell table:formula="of:=IF([.D71]&lt;&gt;&quot;&quot;;HLOOKUP([.C71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02">
            <text:p>102</text:p>
          </table:table-cell>
          <table:table-cell office:value-type="string">
            <text:p><text:s/>f</text:p>
          </table:table-cell>
        </table:table-row>
        <table:table-row table:style-name="ro3">
          <table:table-cell table:formula="of:=IF([.D72]&lt;&gt;&quot;&quot;;HLOOKUP([.C72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03">
            <text:p>103</text:p>
          </table:table-cell>
          <table:table-cell office:value-type="string">
            <text:p><text:s/>g</text:p>
          </table:table-cell>
        </table:table-row>
        <table:table-row table:style-name="ro3">
          <table:table-cell table:formula="of:=IF([.D73]&lt;&gt;&quot;&quot;;HLOOKUP([.C73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04">
            <text:p>104</text:p>
          </table:table-cell>
          <table:table-cell office:value-type="string">
            <text:p><text:s/>h</text:p>
          </table:table-cell>
        </table:table-row>
        <table:table-row table:style-name="ro3">
          <table:table-cell table:formula="of:=IF([.D74]&lt;&gt;&quot;&quot;;HLOOKUP([.C74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05">
            <text:p>105</text:p>
          </table:table-cell>
          <table:table-cell office:value-type="string">
            <text:p><text:s/>i</text:p>
          </table:table-cell>
        </table:table-row>
        <table:table-row table:style-name="ro3">
          <table:table-cell table:formula="of:=IF([.D75]&lt;&gt;&quot;&quot;;HLOOKUP([.C75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06">
            <text:p>106</text:p>
          </table:table-cell>
          <table:table-cell office:value-type="string">
            <text:p><text:s/>j</text:p>
          </table:table-cell>
        </table:table-row>
        <table:table-row table:style-name="ro3">
          <table:table-cell table:formula="of:=IF([.D76]&lt;&gt;&quot;&quot;;HLOOKUP([.C76];[Input.A$1:.ALI$11];11;0);&quot;&quot;)" office:value-type="string" office:string-value="127,12,18,1,">
            <text:p>127,12,18,1,</text:p>
          </table:table-cell>
          <table:table-cell office:value-type="string">
            <text:p>//</text:p>
          </table:table-cell>
          <table:table-cell office:value-type="float" office:value="107">
            <text:p>107</text:p>
          </table:table-cell>
          <table:table-cell office:value-type="string">
            <text:p><text:s/>k</text:p>
          </table:table-cell>
        </table:table-row>
        <table:table-row table:style-name="ro3">
          <table:table-cell table:formula="of:=IF([.D77]&lt;&gt;&quot;&quot;;HLOOKUP([.C77];[Input.A$1:.ALI$11];11;0);&quot;&quot;)" office:value-type="string" office:string-value="127,1,1,0,">
            <text:p>127,1,1,0,</text:p>
          </table:table-cell>
          <table:table-cell office:value-type="string">
            <text:p>//</text:p>
          </table:table-cell>
          <table:table-cell office:value-type="float" office:value="108">
            <text:p>108</text:p>
          </table:table-cell>
          <table:table-cell office:value-type="string">
            <text:p><text:s/>l</text:p>
          </table:table-cell>
        </table:table-row>
        <table:table-row table:style-name="ro3">
          <table:table-cell table:formula="of:=IF([.D78]&lt;&gt;&quot;&quot;;HLOOKUP([.C78];[Input.A$1:.ALI$11];11;0);&quot;&quot;)" office:value-type="string" office:string-value="15,8,15,7,">
            <text:p>15,8,15,7,</text:p>
          </table:table-cell>
          <table:table-cell office:value-type="string">
            <text:p>//</text:p>
          </table:table-cell>
          <table:table-cell office:value-type="float" office:value="109">
            <text:p>109</text:p>
          </table:table-cell>
          <table:table-cell office:value-type="string">
            <text:p><text:s/>m</text:p>
          </table:table-cell>
        </table:table-row>
        <table:table-row table:style-name="ro3">
          <table:table-cell table:formula="of:=IF([.D79]&lt;&gt;&quot;&quot;;HLOOKUP([.C79];[Input.A$1:.ALI$11];11;0);&quot;&quot;)" office:value-type="string" office:string-value="15,8,7,0,">
            <text:p>15,8,7,0,</text:p>
          </table:table-cell>
          <table:table-cell office:value-type="string">
            <text:p>//</text:p>
          </table:table-cell>
          <table:table-cell office:value-type="float" office:value="110">
            <text:p>110</text:p>
          </table:table-cell>
          <table:table-cell office:value-type="string">
            <text:p><text:s/>n</text:p>
          </table:table-cell>
        </table:table-row>
        <table:table-row table:style-name="ro3">
          <table:table-cell table:formula="of:=IF([.D80]&lt;&gt;&quot;&quot;;HLOOKUP([.C80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11">
            <text:p>111</text:p>
          </table:table-cell>
          <table:table-cell office:value-type="string">
            <text:p><text:s/>o</text:p>
          </table:table-cell>
        </table:table-row>
        <table:table-row table:style-name="ro3">
          <table:table-cell table:formula="of:=IF([.D81]&lt;&gt;&quot;&quot;;HLOOKUP([.C81];[Input.A$1:.ALI$11];11;0);&quot;&quot;)" office:value-type="string" office:string-value="31,20,28,0,">
            <text:p>31,20,28,0,</text:p>
          </table:table-cell>
          <table:table-cell office:value-type="string">
            <text:p>//</text:p>
          </table:table-cell>
          <table:table-cell office:value-type="float" office:value="112">
            <text:p>112</text:p>
          </table:table-cell>
          <table:table-cell office:value-type="string">
            <text:p><text:s/>p</text:p>
          </table:table-cell>
        </table:table-row>
        <table:table-row table:style-name="ro3">
          <table:table-cell table:formula="of:=IF([.D82]&lt;&gt;&quot;&quot;;HLOOKUP([.C82];[Input.A$1:.ALI$11];11;0);&quot;&quot;)" office:value-type="string" office:string-value="0,28,20,31,">
            <text:p>0,28,20,31,</text:p>
          </table:table-cell>
          <table:table-cell office:value-type="string">
            <text:p>//</text:p>
          </table:table-cell>
          <table:table-cell office:value-type="float" office:value="113">
            <text:p>113</text:p>
          </table:table-cell>
          <table:table-cell office:value-type="string">
            <text:p><text:s/>q</text:p>
          </table:table-cell>
        </table:table-row>
        <table:table-row table:style-name="ro3">
          <table:table-cell table:formula="of:=IF([.D83]&lt;&gt;&quot;&quot;;HLOOKUP([.C83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14">
            <text:p>114</text:p>
          </table:table-cell>
          <table:table-cell office:value-type="string">
            <text:p><text:s/>r</text:p>
          </table:table-cell>
        </table:table-row>
        <table:table-row table:style-name="ro3">
          <table:table-cell table:formula="of:=IF([.D84]&lt;&gt;&quot;&quot;;HLOOKUP([.C84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15">
            <text:p>115</text:p>
          </table:table-cell>
          <table:table-cell office:value-type="string">
            <text:p><text:s/>s</text:p>
          </table:table-cell>
        </table:table-row>
        <table:table-row table:style-name="ro3">
          <table:table-cell table:formula="of:=IF([.D85]&lt;&gt;&quot;&quot;;HLOOKUP([.C85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16">
            <text:p>116</text:p>
          </table:table-cell>
          <table:table-cell office:value-type="string">
            <text:p><text:s/>t</text:p>
          </table:table-cell>
        </table:table-row>
        <table:table-row table:style-name="ro3">
          <table:table-cell table:formula="of:=IF([.D86]&lt;&gt;&quot;&quot;;HLOOKUP([.C86];[Input.A$1:.ALI$11];11;0);&quot;&quot;)" office:value-type="string" office:string-value="30,1,1,31,">
            <text:p>30,1,1,31,</text:p>
          </table:table-cell>
          <table:table-cell office:value-type="string">
            <text:p>//</text:p>
          </table:table-cell>
          <table:table-cell office:value-type="float" office:value="117">
            <text:p>117</text:p>
          </table:table-cell>
          <table:table-cell office:value-type="string">
            <text:p><text:s/>u</text:p>
          </table:table-cell>
        </table:table-row>
        <table:table-row table:style-name="ro3">
          <table:table-cell table:formula="of:=IF([.D87]&lt;&gt;&quot;&quot;;HLOOKUP([.C87];[Input.A$1:.ALI$11];11;0);&quot;&quot;)" office:value-type="string" office:string-value="28,3,2,28,">
            <text:p>28,3,2,28,</text:p>
          </table:table-cell>
          <table:table-cell office:value-type="string">
            <text:p>//</text:p>
          </table:table-cell>
          <table:table-cell office:value-type="float" office:value="118">
            <text:p>118</text:p>
          </table:table-cell>
          <table:table-cell office:value-type="string">
            <text:p><text:s/>v</text:p>
          </table:table-cell>
        </table:table-row>
        <table:table-row table:style-name="ro3">
          <table:table-cell table:formula="of:=IF([.D88]&lt;&gt;&quot;&quot;;HLOOKUP([.C88];[Input.A$1:.ALI$11];11;0);&quot;&quot;)" office:value-type="string" office:string-value="31,7,7,31,">
            <text:p>31,7,7,31,</text:p>
          </table:table-cell>
          <table:table-cell office:value-type="string">
            <text:p>//</text:p>
          </table:table-cell>
          <table:table-cell office:value-type="float" office:value="119">
            <text:p>119</text:p>
          </table:table-cell>
          <table:table-cell office:value-type="string">
            <text:p><text:s/>w</text:p>
          </table:table-cell>
        </table:table-row>
        <table:table-row table:style-name="ro3">
          <table:table-cell table:formula="of:=IF([.D89]&lt;&gt;&quot;&quot;;HLOOKUP([.C89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20">
            <text:p>120</text:p>
          </table:table-cell>
          <table:table-cell office:value-type="string">
            <text:p><text:s/>x</text:p>
          </table:table-cell>
        </table:table-row>
        <table:table-row table:style-name="ro3">
          <table:table-cell table:formula="of:=IF([.D90]&lt;&gt;&quot;&quot;;HLOOKUP([.C90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21">
            <text:p>121</text:p>
          </table:table-cell>
          <table:table-cell office:value-type="string">
            <text:p><text:s/>y</text:p>
          </table:table-cell>
        </table:table-row>
        <table:table-row table:style-name="ro3">
          <table:table-cell table:formula="of:=IF([.D91]&lt;&gt;&quot;&quot;;HLOOKUP([.C91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22">
            <text:p>122</text:p>
          </table:table-cell>
          <table:table-cell office:value-type="string">
            <text:p><text:s/>z</text:p>
          </table:table-cell>
        </table:table-row>
        <table:table-row table:style-name="ro3">
          <table:table-cell table:formula="of:=IF([.D92]&lt;&gt;&quot;&quot;;HLOOKUP([.C92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23">
            <text:p>123</text:p>
          </table:table-cell>
          <table:table-cell office:value-type="string">
            <text:p><text:s/>{</text:p>
          </table:table-cell>
        </table:table-row>
        <table:table-row table:style-name="ro3">
          <table:table-cell table:formula="of:=IF([.D93]&lt;&gt;&quot;&quot;;HLOOKUP([.C93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24">
            <text:p>124</text:p>
          </table:table-cell>
          <table:table-cell office:value-type="string">
            <text:p><text:s/>|</text:p>
          </table:table-cell>
        </table:table-row>
        <table:table-row table:style-name="ro3">
          <table:table-cell table:formula="of:=IF([.D94]&lt;&gt;&quot;&quot;;HLOOKUP([.C94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25">
            <text:p>125</text:p>
          </table:table-cell>
          <table:table-cell office:value-type="string">
            <text:p><text:s/>}</text:p>
          </table:table-cell>
        </table:table-row>
        <table:table-row table:style-name="ro3">
          <table:table-cell table:formula="of:=IF([.D95]&lt;&gt;&quot;&quot;;HLOOKUP([.C95];[Input.A$1:.ALI$11];11;0);&quot;&quot;)" office:value-type="string" office:string-value="33,99,99,33,">
            <text:p>33,99,99,33,</text:p>
          </table:table-cell>
          <table:table-cell office:value-type="string">
            <text:p>//</text:p>
          </table:table-cell>
          <table:table-cell office:value-type="float" office:value="126">
            <text:p>126</text:p>
          </table:table-cell>
          <table:table-cell office:value-type="string">
            <text:p><text:s/>~</text:p>
          </table:table-cell>
        </table:table-row>
        <table:table-row table:style-name="ro3">
          <table:table-cell table:formula="of:=IF([.D96]&lt;&gt;&quot;&quot;;HLOOKUP([.C96];[Input.A$1:.ALI$11];11;0);&quot;&quot;)" office:value-type="string" office:string-value="127,127,127,127,">
            <text:p>127,127,127,127,</text:p>
          </table:table-cell>
          <table:table-cell office:value-type="string">
            <text:p>//</text:p>
          </table:table-cell>
          <table:table-cell office:value-type="float" office:value="127">
            <text:p>127</text:p>
          </table:table-cell>
          <table:table-cell office:value-type="string">
            <text:p><text:s/>Full Fill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6969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24.10.2014</text:date>, <text:time>01:26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20_for_20_Arduino_20_code" style:display-name="PageStyle_Output for Arduino cod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b3stus</meta:initial-creator>
    <meta:creation-date>2014-09-24T12:31:11</meta:creation-date>
    <dc:date>2014-10-24T01:26:27.06</dc:date>
    <meta:editing-cycles>29</meta:editing-cycles>
    <meta:editing-duration>PT7H13M59S</meta:editing-duration>
    <meta:generator>OpenOffice/4.0.1$Win32 OpenOffice.org_project/401m5$Build-9714</meta:generator>
    <meta:document-statistic meta:table-count="2" meta:cell-count="2177" meta:object-count="0"/>
  </office:meta>
</office:document-meta>
</file>